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3709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5.98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Балашихинс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ля детей- <text:s/>инвалидов и детей с ограниченными <text:s/>возможностями здоровья № 2 </text:p>
          </table:table-cell>
          <table:table-cell office:value-type="string" calcext:value-type="string">
            <text:p><text:tab/><text:tab/>г. Балашиха, ул. Шоссе энтузиастов, д. 43<text:tab/><text:tab/>(495) 521-33-93, (495) 521-76-77<text:tab/><text:tab/>balcso.ru</text:p>
          </table:table-cell>
        </table:table-row>
        <table:table-row table:style-name="ro1">
          <table:table-cell office:value-type="string" calcext:value-type="string">
            <text:p>Детская школа искусств № 6 г. Балашиха </text:p>
          </table:table-cell>
          <table:table-cell office:value-type="string" calcext:value-type="string">
            <text:p>МБУ ДО. Управление культуры Администрации городского округа Балашиха. <text:s/>Предоставляет возможность детям с ограниченными возможностями здо ровья обучаться по дополнительным общеразвивающим общеобразова тельным программам. </text:p>
          </table:table-cell>
          <table:table-cell office:value-type="string" calcext:value-type="string">
            <text:p><text:tab/><text:tab/>г. Балашиха, мкр. Заря, ул. Г агарина, д. 1<text:tab/><text:tab/>8 (495) 524-24-79<text:tab/><text:tab/>dschi6.mo.muzkult.ru</text:p>
          </table:table-cell>
        </table:table-row>
        <table:table-row table:style-name="ro1">
          <table:table-cell office:value-type="string" calcext:value-type="string">
            <text:p>Непоседы СЕМЕЙНЫЙ ЦЕНТР ПОМОЩИ СЕМЬЕ И ДЕТЯМ <text:s/></text:p>
          </table:table-cell>
          <table:table-cell office:value-type="string" calcext:value-type="string">
            <text:p>ГКУ СО Оказание комплексной медико- <text:s/>психолого- педагогической помощи детям <text:s/>и подросткам с ограниченными возможностями здоровья. 2 отделения <text:s/>для детей с ОВЗ: медико- <text:s/>социальной реабилитации и реабилитации не совершеннолетних с ограниченными умственными и физическими воз можностями. Отделения рассчитаны на реабилитацию детей от 3 до 18 лет <text:s/>с диагнозами: заболевания опорно <text:s/>двигательного аппарата (ДЦП, сколиоз, <text:s/>нарушения осанки, детская остеохондропатия); ЗПР, аутизм, синдром <text:s/>Дауна, эпилепсия и др. </text:p>
          </table:table-cell>
          <table:table-cell office:value-type="string" calcext:value-type="string">
            <text:p><text:tab/><text:tab/>г. Балашиха, мкр. Железнодорожный, ул. Пионерская, д. 35<text:tab/><text:tab/>(495) 527-16-89, (495) 522-87-14</text:p>
          </table:table-cell>
        </table:table-row>
        <table:table-row table:style-name="ro1">
          <table:table-cell office:value-type="string" calcext:value-type="string">
            <text:p>Радуга Центр психолого- педагогической, медицинской и социальной помощи </text:p>
          </table:table-cell>
          <table:table-cell office:value-type="string" calcext:value-type="string">
            <text:p>МБОУ Своевременное выявление и оказание комплексной психолого-педагоги ческой помощи детям с ограниченными возможностями здоровья и со циальной дезадаптацией от 3 до 18 лет. </text:p>
          </table:table-cell>
          <table:table-cell office:value-type="string" calcext:value-type="string">
            <text:p><text:tab/><text:tab/>г. Балашиха, ул. Шоссе Энтузиастов, д. 38<text:tab/><text:tab/>(495) 524-49-17<text:tab/><text:tab/>bal-cpmss.edumsko.ru</text:p>
          </table:table-cell>
        </table:table-row>
        <table:table-row table:style-name="ro1">
          <table:table-cell office:value-type="string" calcext:value-type="string">
            <text:p>Доброе слово Центр речи и всестороннего развития </text:p>
          </table:table-cell>
          <table:table-cell office:value-type="string" calcext:value-type="string">
            <text:p>Дети от двух лет, постановка звуков, развитие всех речевых процессов, <text:s/>а также развитие внимания, памяти, мышления, общения. Логопеды, ней ропсихологи, АВА- терапевты. </text:p>
          </table:table-cell>
          <table:table-cell office:value-type="string" calcext:value-type="string">
            <text:p><text:tab/><text:tab/>г. Балашиха, ул. Советская, д. 36, корп. 7<text:tab/><text:tab/>г. Железнодорожный, ул. Юбилейная, д. 26<text:tab/><text:tab/> (968) 098-82-72, (977) 277-17-27, (968) 809-68-09<text:tab/><text:tab/>logopedagogika.ru</text:p>
          </table:table-cell>
        </table:table-row>
        <table:table-row table:style-name="ro1">
          <table:table-cell office:value-type="string" calcext:value-type="string">
            <text:p>Европейский гимнастический центр </text:p>
          </table:table-cell>
          <table:table-cell office:value-type="string" calcext:value-type="string">
            <text:p>Специальная программа для детей с ментальными нарушениями </text:p>
          </table:table-cell>
          <table:table-cell office:value-type="string" calcext:value-type="string">
            <text:p><text:tab/><text:tab/>Все центры: <text:tab/><text:tab/>europegym.ru/contacts<text:tab/><text:tab/>г. Балашиха, Носовихинское шоссе, вл. 4, ТЦ «Никольский парк»<text:tab/><text:tab/>(495) 129-11-40, (985) 890-52-89 (WhatsApp)<text:tab/><text:tab/>europegym.ru</text:p>
          </table:table-cell>
        </table:table-row>
        <table:table-row table:style-name="ro1">
          <table:table-cell office:value-type="string" calcext:value-type="string">
            <text:p>Лучик Центр особых детей </text:p>
          </table:table-cell>
          <table:table-cell office:value-type="string" calcext:value-type="string">
            <text:p>Психолого- <text:s/>педагогическую помощь, группы поддержки для родителей, <text:s/>детское творчество, логопедия социальная реабилитация. Коррекционный <text:s/>класс. </text:p>
          </table:table-cell>
          <table:table-cell office:value-type="string" calcext:value-type="string">
            <text:p><text:tab/><text:tab/>г. Балашиха, мкр. Железнодорожный, ул. Пионерская, д. 18А<text:tab/><text:tab/>(495) 527-54-05<text:tab/><text:tab/>children- disabilities.ru<text:tab/><text:tab/>vk.com/public212900235</text:p>
          </table:table-cell>
        </table:table-row>
        <table:table-row table:style-name="ro1">
          <table:table-cell office:value-type="string" calcext:value-type="string">
            <text:p>Мелфон Центр коррекции слуха и речи </text:p>
          </table:table-cell>
          <table:table-cell office:value-type="string" calcext:value-type="string">
            <text:p>Аудиометрия, слухопротезирование, ремонт и настройка слуховых аппа ратов. </text:p>
          </table:table-cell>
          <table:table-cell office:value-type="string" calcext:value-type="string">
            <text:p><text:tab/><text:tab/>г. Балашиха, шоссе Энтузиастов, д. 5Б<text:tab/><text:tab/>(495) 150-40-97<text:tab/><text:tab/>melfon.ru</text:p>
          </table:table-cell>
        </table:table-row>
        <table:table-row table:style-name="ro1">
          <table:table-cell office:value-type="string" calcext:value-type="string">
            <text:p>Мир для всех Московская областная общественная организация <text:s/>инвалидов и семей с детьми- инвалидами </text:p>
          </table:table-cell>
          <table:table-cell office:value-type="string" calcext:value-type="string">
            <text:p>Детский центр: логопед, психолог, ТОМАТИС- терапия, арт <text:s/>терапия, подго товка к школе и сопровождение учеников младших классов, АВА- терапия, <text:s/>группа дневного пребывания для аутистов, группа раннего развития, мас саж, ЛФК, музыкальные занятия, Монтессори- <text:s/>терапия. Центр для взрослых: программы для ребят старше 18 лет – музыка, психолог, <text:s/>«Школа жизни», различные мастерские: швейная, бисерная, фелтинг, ла зерная гравировка и вырезание, вязальная, керамика, декупаж, тепличное <text:s/>хозяйство, «Социальная передышка». В летнее время в Салтыковке работа ет семейный и интегративный лагерь. Есть свой микроавтобус – поездки <text:s/>паломнические и развивающие. </text:p>
          </table:table-cell>
          <table:table-cell office:value-type="string" calcext:value-type="string">
            <text:p><text:tab/><text:tab/>г. Балашиха, ул. Флерова, д. 5/2 <text:tab/><text:tab/>(903) 227-99-43, <text:s/>(905) 527-61-44<text:tab/><text:tab/>г. Балашиха, мкр. Салтыковка, ул. Островского, д. 30.<text:tab/><text:tab/>(903) 227-99-43<text:tab/><text:tab/>mirdlyavseh.ru</text:p>
          </table:table-cell>
        </table:table-row>
        <table:table-row table:style-name="ro1">
          <table:table-cell office:value-type="string" calcext:value-type="string">
            <text:p>Нейрос Нейрологопедический центр </text:p>
          </table:table-cell>
          <table:table-cell office:value-type="string" calcext:value-type="string">
            <text:p>Дети с проблемами речи и поведения: дислексия, дисграфия, алалия, ау тизм, СДВГ, умственная отсталость, ДЦП Методики: Аудиотерапия «In Time», НейроЛогопедия, Поведенческая кор рекция, Нейроразвитие, НейроФитнес, Нутрициологическая консультация <text:s/>и сопровождение, Программа «Запуск Речи», Мозжечковая стимуляция, <text:s/>ЛогоМассаж </text:p>
          </table:table-cell>
          <table:table-cell office:value-type="string" calcext:value-type="string">
            <text:p><text:tab/><text:tab/>г. Балашиха, ул. Заречная, д. 28<text:tab/><text:tab/>Есть отделение в Москве.<text:tab/><text:tab/>(916) 885-08-73<text:tab/><text:tab/>vk.link/neiroslogo</text:p>
          </table:table-cell>
        </table:table-row>
        <table:table-row table:style-name="ro1">
          <table:table-cell office:value-type="string" calcext:value-type="string">
            <text:p>Открытый мир Детский коррекционный развивающий центр </text:p>
          </table:table-cell>
          <table:table-cell office:value-type="string" calcext:value-type="string">
            <text:p>Центр предлагает занятия по методике АВА, DIR Floortime, сенсорная ин теграция, нейропсихология, дефектология, логопедия, СМК (Сенсомоторная <text:s/>коррекция), АФК (Адаптивная физкультура). </text:p>
          </table:table-cell>
          <table:table-cell office:value-type="string" calcext:value-type="string">
            <text:p><text:tab/><text:tab/>г. Балашиха, ул. Терешковой, д. 7<text:tab/><text:tab/>(495) 529-13-31, (916) 407-47-67<text:tab/><text:tab/>openmir.ru</text:p>
          </table:table-cell>
        </table:table-row>
        <table:table-row table:style-name="ro1">
          <table:table-cell office:value-type="string" calcext:value-type="string">
            <text:p>№ 8 Крепыш Детский сад компенсирующего вида </text:p>
          </table:table-cell>
          <table:table-cell office:value-type="string" calcext:value-type="string">
            <text:p>МБДОУ </text:p>
          </table:table-cell>
          <table:table-cell office:value-type="string" calcext:value-type="string">
            <text:p><text:tab/><text:tab/>г. Балашиха, пр-т Ленина, д. 83<text:tab/><text:tab/>(495) 521-31-94, (495) 521-49-09<text:tab/><text:tab/>bal-ds8.edumsko.ru</text:p>
          </table:table-cell>
        </table:table-row>
        <table:table-row table:style-name="ro1">
          <table:table-cell office:value-type="string" calcext:value-type="string">
            <text:p>№ 8 Школа для обучающихся с ограниченными возможностями <text:s/>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tab/><text:tab/>1-5 классы, группы дополнительного образования:<text:tab/><text:tab/>г.о. Балашиха, ул. Шоссе энтузиастов, д. 38<text:tab/><text:tab/>(495) 524-10-73<text:tab/><text:tab/>5-9 классы, группы дополнительного образования:<text:tab/><text:tab/>г.о. Балашиха, ул. Крупешина, д. 3<text:tab/><text:tab/>(495) 523-94-22<text:tab/><text:tab/>bal-sch8.edumsko.ru</text:p>
          </table:table-cell>
        </table:table-row>
        <table:table-row table:style-name="ro1">
          <table:table-cell office:value-type="string" calcext:value-type="string">
            <text:p>Школа для учащихся с ограниченными возможностями <text:s/>здоровья </text:p>
          </table:table-cell>
          <table:table-cell office:value-type="string" calcext:value-type="string">
            <text:p>МКОУ </text:p>
          </table:table-cell>
          <table:table-cell office:value-type="string" calcext:value-type="string">
            <text:p><text:tab/><text:tab/>г.о. Балашиха, мкр. Ольгино, ул. Жилгородок, д. 35А<text:tab/><text:tab/>(495) 527-53-36<text:tab/><text:tab/>spkorschool10.ucoz.ru</text:p>
          </table:table-cell>
        </table:table-row>
        <table:table-row table:style-name="ro1">
          <table:table-cell office:value-type="string" calcext:value-type="string">
            <text:p>Раменский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оциальная помощь и поддержка несовершеннолетних и семей, оказав шихся в трудной жизненной ситуации в условиях дневного пребывания. </text:p>
          </table:table-cell>
          <table:table-cell office:value-type="string" calcext:value-type="string">
            <text:p><text:tab/><text:tab/>г. Бронницы, ул. Красная, д. 24<text:tab/><text:tab/>(496) 464-41-92, (496) 464-42-93<text:tab/><text:tab/>prodnik-ram.ru<text:tab/><text:tab/>vk.com/parusbron</text:p>
          </table:table-cell>
        </table:table-row>
        <table:table-row table:style-name="ro1">
          <table:table-cell office:value-type="string" calcext:value-type="string">
            <text:p>Инклюзивный центр Кристины Кучиной </text:p>
          </table:table-cell>
          <table:table-cell office:value-type="string" calcext:value-type="string">
            <text:p>Развивающие и коррекционные занятия для взрослых и детей с 3-х лет: <text:s/>ЗПР, РАС, УО, СДВГ, ЗРР. АФК, ЛФК. Логопед- <text:s/>дефектолог. Детский массаж. Подготовка к школе. </text:p>
          </table:table-cell>
          <table:table-cell office:value-type="string" calcext:value-type="string">
            <text:p><text:tab/><text:tab/>г. Бронницы, микрорайон Марьинский, д. 6<text:tab/><text:tab/>(903) 282-36-65<text:tab/><text:tab/>vk.com/afk_bronnitsy</text:p>
          </table:table-cell>
        </table:table-row>
        <table:table-row table:style-name="ro1">
          <table:table-cell office:value-type="string" calcext:value-type="string">
            <text:p>Школа № 2 </text:p>
          </table:table-cell>
          <table:table-cell office:value-type="string" calcext:value-type="string">
            <text:p>МАОУ СОШ Дошкольное отделение. Группы для детей с ТНР. </text:p>
          </table:table-cell>
          <table:table-cell office:value-type="string" calcext:value-type="string">
            <text:p><text:tab/><text:tab/>г. Бронницы, Комсомольский пер., 30<text:tab/><text:tab/>(496) 466-54-42<text:tab/><text:tab/>bronschool2.edumsko.ru</text:p>
          </table:table-cell>
        </table:table-row>
        <table:table-row table:style-name="ro1">
          <table:table-cell office:value-type="string" calcext:value-type="string">
            <text:p>Домодедовский Комплексный центр социального обслуживания <text:s/>и реабилитации </text:p>
          </table:table-cell>
          <table:table-cell office:value-type="string" calcext:value-type="string">
            <text:p>Отделение реабилитации для детей- инвалидов и детей с ограниченными <text:s/>возможностями здоровья № 2 </text:p>
          </table:table-cell>
          <table:table-cell office:value-type="string" calcext:value-type="string">
            <text:p><text:tab/><text:tab/>Ленинский муниципальный район,<text:tab/><text:tab/>г. Видное, ул. Садовая, д. 22.<text:tab/><text:tab/>8 (495) 541-52-23<text:tab/><text:tab/>csovera.com</text:p>
          </table:table-cell>
        </table:table-row>
        <table:table-row table:style-name="ro1">
          <table:table-cell office:value-type="string" calcext:value-type="string">
            <text:p>Детство Российский реабилитационный центр </text:p>
          </table:table-cell>
          <table:table-cell office:value-type="string" calcext:value-type="string">
            <text:p>ФГБУ, Министерства здравоохранения Российской Федерации Медико- <text:s/>психолого- педагогическая работа. Занятия курсами. Стационар. <text:s/>Специализация: нарушения двигательной сферы, расстройства аутисти ческого спектра. </text:p>
          </table:table-cell>
          <table:table-cell office:value-type="string" calcext:value-type="string">
            <text:p><text:tab/><text:tab/>Ленинский район, поселок санатория «Г орки Ленинские»<text:tab/><text:tab/>(495) 739-26-52, (495) 727-18-03, (495) 727-18-04<text:tab/><text:tab/>rrcdetstvo.ru</text:p>
          </table:table-cell>
        </table:table-row>
        <table:table-row table:style-name="ro1">
          <table:table-cell office:value-type="string" calcext:value-type="string">
            <text:p>Дворец спорта Видное </text:p>
          </table:table-cell>
          <table:table-cell office:value-type="string" calcext:value-type="string">
            <text:p>МБУ. Отдел по работе с <text:s/>людьми с <text:s/>ограниченными возможностями здоровья Программа терапевтического спорта «Лига мечты» по направлениям <text:s/>Командные игры и Роликовый спорт. Настольные спортивные игры: шаф флборд, джакколо, кульбуто, корнхол. </text:p>
          </table:table-cell>
          <table:table-cell office:value-type="string" calcext:value-type="string">
            <text:p><text:tab/><text:tab/> Ленинский г.о., г. Видное, Олимпийская ул., д. 4<text:tab/><text:tab/>(925) 114-04-55 Клочкова Анастасия<text:tab/><text:tab/>samesport.ru/section/komandnye-igry-po-programme-ligi-mechty<text:tab/><text:tab/>samesport.ru/section/rolikovyj- sport-po-programme-ligi-mechty<text:tab/><text:tab/>ds-vidnoe.ru</text:p>
          </table:table-cell>
        </table:table-row>
        <table:table-row table:style-name="ro1">
          <table:table-cell office:value-type="string" calcext:value-type="string">
            <text:p>A+B+A Развивающий центр для детей, имеющих трудности <text:s/>в обучении </text:p>
          </table:table-cell>
          <table:table-cell office:value-type="string" calcext:value-type="string">
            <text:p>Занятия по методике Прикладного анализа поведения (АВА-терапия) <text:s/>с детьми с расстройством аутистического спектра и другими особенно стями развития. Индивидуальные занятия. Инклюзивные коммуникатив ные группы (есть группы выходного дня). Занятия с инструктором АФК. <text:s/>Занятия музыкой (сольфеджио, инструмент, вокал, музыкальная терапия). <text:s/>Логопедические занятия по запуску и развитию речи. Есть отделение в г. Домодедово. </text:p>
          </table:table-cell>
          <table:table-cell office:value-type="string" calcext:value-type="string">
            <text:p><text:tab/><text:tab/>г. Видное, ул. Завидная, д. 13, помещение 6<text:tab/><text:tab/>(916) 702-81-78, (903) 170-51-99<text:tab/><text:tab/>centraba.ru<text:tab/><text:tab/>vk.com/public213543112</text:p>
          </table:table-cell>
        </table:table-row>
        <table:table-row table:style-name="ro1">
          <table:table-cell office:value-type="string" calcext:value-type="string">
            <text:p>Сотри границы Инклюзивный центр </text:p>
          </table:table-cell>
          <table:table-cell office:value-type="string" calcext:value-type="string">
            <text:p>Логопед - дефектолог, н <text:s/>ейропсихолог <text:s/>, специалист АВА, клинический пси холог. Работа с детьми с ОВЗ. Подготовка и тьюторское сопровождение <text:s/>детей с РАС по школьной программе. </text:p>
          </table:table-cell>
          <table:table-cell office:value-type="string" calcext:value-type="string">
            <text:p><text:tab/><text:tab/>г. Видное, ул. Завидная, д. 8, офис 9<text:tab/><text:tab/>(977) 266-62-67<text:tab/><text:tab/>speech.vidnoe.school</text:p>
          </table:table-cell>
        </table:table-row>
        <table:table-row table:style-name="ro1">
          <table:table-cell office:value-type="string" calcext:value-type="string">
            <text:p>Областной центр диагностики, образования и коррекции <text:s/>(ОЦДОК) </text:p>
          </table:table-cell>
          <table:table-cell office:value-type="string" calcext:value-type="string">
            <text:p>Г Б ОУ <text:s/>МО Московской области Осуществляет образовательный процесс в соответствии с общеобразова тельными программами и типовыми программами специальных (коррек ционных) образовательных учреждений 5-6 видов в соответствии с воз растными и индивидуальными особенностями детей, состоянием их со матического и психического здоровья. </text:p>
          </table:table-cell>
          <table:table-cell office:value-type="string" calcext:value-type="string">
            <text:p><text:tab/><text:tab/>г. Видное, Петровский проезд, д. 28<text:tab/><text:tab/>(495) 541-78-89<text:tab/><text:tab/>г. Москва, ул. Г енерала Антонова, д. 6а<text:tab/><text:tab/>(495) 333-73-30, (495) 333-22-52<text:tab/><text:tab/>ds737.ru</text:p>
          </table:table-cell>
        </table:table-row>
        <table:table-row table:style-name="ro1">
          <table:table-cell office:value-type="string" calcext:value-type="string">
            <text:p>Волоколамский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несовершеннолетних с ограниченными умствен ными и физическими возможностями </text:p>
          </table:table-cell>
          <table:table-cell office:value-type="string" calcext:value-type="string">
            <text:p><text:tab/><text:tab/>Волоколамский р-н, с. Ярополец, ул. Пушкинская, д. 27<text:tab/><text:tab/>(496) 366-32-19<text:tab/><text:tab/>sc-volok.ru</text:p>
          </table:table-cell>
        </table:table-row>
        <table:table-row table:style-name="ro1">
          <table:table-cell office:value-type="string" calcext:value-type="string">
            <text:p>МОУ «ВСОШ № 3» </text:p>
          </table:table-cell>
          <table:table-cell/>
          <table:table-cell office:value-type="string" calcext:value-type="string">
            <text:p><text:tab/><text:tab/>г. Волоколамск, ул. Фабричная, д. 3<text:tab/><text:tab/>(496) 366-21-58<text:tab/><text:tab/>volok-sch3.edumsko.ru/activity/preschool_groups</text:p>
          </table:table-cell>
        </table:table-row>
        <table:table-row table:style-name="ro1">
          <table:table-cell office:value-type="string" calcext:value-type="string">
            <text:p>Волоколамская школа- интернат основного общего <text:s/>образования </text:p>
          </table:table-cell>
          <table:table-cell office:value-type="string" calcext:value-type="string">
            <text:p>МОУ Адаптированные классы для детей с ОВЗ (ЗПР). </text:p>
          </table:table-cell>
          <table:table-cell office:value-type="string" calcext:value-type="string">
            <text:p><text:tab/><text:tab/>г. Волоколамск, ул. Фабричная, д. 3<text:tab/><text:tab/>(496) 366-21-58, (966) 315-05-52<text:tab/><text:tab/>volok-int.edumsko.ru</text:p>
          </table:table-cell>
        </table:table-row>
        <table:table-row table:style-name="ro1">
          <table:table-cell office:value-type="string" calcext:value-type="string">
            <text:p>КЦСОР «Воскресенский» </text:p>
          </table:table-cell>
          <table:table-cell office:value-type="string" calcext:value-type="string">
            <text:p>ГБУ СО, Министерство социального развития Московской области Социально - психологическая и социально- <text:s/>педагогическая помощь семье <text:s/>и детям. <text:s/>Дети с 3 до 18 лет, дети с ограниченными возможностями здо ровья; дети-инвалиды; дети, испытывающие сложности в социальной <text:s/>адаптации. </text:p>
          </table:table-cell>
          <table:table-cell office:value-type="string" calcext:value-type="string">
            <text:p><text:tab/>Отделение реабилитации несовершеннолетних <text:s/>с ограниченными умственными и физическими возможностями <text:tab/><text:tab/>г. Воскресенск, ул. Победы, д. 30<text:tab/><text:tab/>(496) 442-21-92, (496) 442-69-40<text:tab/><text:tab/>Филиал:<text:tab/><text:tab/> <text:s/>Воскресенский муниципальный район, г.п. Хорлово, <text:tab/><text:tab/>ул. Новая, д. 7<text:tab/><text:tab/>(496) 444-91-02, (496) 444-95-45<text:tab/><text:tab/>src-voskresensk.mo.socinfo.ru<text:tab/>Отделение медико- социальной реабилитации <text:tab/><text:tab/>г. Воскресенск, ул. Дзержинского, д. 12<text:tab/><text:tab/>(496) 443-80-60, (496) 443-86-99<text:tab/><text:tab/>voskcsor.mo.socinfo.ru/struktura- uchrezhdeniy<text:tab/><text:tab/> a</text:p>
          </table:table-cell>
        </table:table-row>
        <table:table-row table:style-name="ro1">
          <table:table-cell office:value-type="string" calcext:value-type="string">
            <text:p>Центр диагностики и коррекции </text:p>
          </table:table-cell>
          <table:table-cell office:value-type="string" calcext:value-type="string">
            <text:p>МОУ психолого- <text:s/>педагогической, медицинской и социальной помощи Консультативно- <text:s text:c="2"/>диагностическая, коррекционно- <text:s/>развивающая помощь <text:s/>детям и подросткам в возрасте от 0 до 18 лет, просветительская помощь <text:s/>родителям и педагогам. </text:p>
          </table:table-cell>
          <table:table-cell office:value-type="string" calcext:value-type="string">
            <text:p><text:tab/><text:tab/>г. Воскресенск, ул. Кагана, здание 21<text:tab/><text:tab/>(496) 444-80-67<text:tab/><text:tab/>vos-dik.edumsko.ru</text:p>
          </table:table-cell>
        </table:table-row>
        <table:table-row table:style-name="ro1">
          <table:table-cell office:value-type="string" calcext:value-type="string">
            <text:p>Благовест Районное Общество Родителей детей- инвалидов </text:p>
          </table:table-cell>
          <table:table-cell office:value-type="string" calcext:value-type="string">
            <text:p>Иппотерапия </text:p>
          </table:table-cell>
          <table:table-cell office:value-type="string" calcext:value-type="string">
            <text:p><text:tab/><text:tab/>г. Воскресенск, ул. Комсомольская, д. 17/140<text:tab/><text:tab/>(906) 061-82-81<text:tab/><text:tab/>deti-invalids.narod.ru</text:p>
          </table:table-cell>
        </table:table-row>
        <table:table-row table:style-name="ro1">
          <table:table-cell office:value-type="string" calcext:value-type="string">
            <text:p>Хорловская школа- интернат для обучающихся с ограниченными возможностями <text:s/>здоровья Воскресенского муниципального района <text:s/>Московской области </text:p>
          </table:table-cell>
          <table:table-cell office:value-type="string" calcext:value-type="string">
            <text:p>МОУ </text:p>
          </table:table-cell>
          <table:table-cell office:value-type="string" calcext:value-type="string">
            <text:p><text:tab/><text:tab/>Воскресенский район, п. Хорлово, ул. Интернатская, д. 1, 2<text:tab/><text:tab/>(496) 444-91-85<text:tab/><text:tab/>vos-hor-internat.obrpro.ru</text:p>
          </table:table-cell>
        </table:table-row>
        <table:table-row table:style-name="ro1">
          <table:table-cell office:value-type="string" calcext:value-type="string">
            <text:p>Лицей № 23 </text:p>
          </table:table-cell>
          <table:table-cell office:value-type="string" calcext:value-type="string">
            <text:p>МОУ <text:s/>Ресурсный класс для детей с РАС. Пилотная школа по дистанционному <text:s/>образованию детей- <text:s/>инвалидов в Московской области. </text:p>
          </table:table-cell>
          <table:table-cell office:value-type="string" calcext:value-type="string">
            <text:p><text:tab/><text:tab/>г.о. Воскресенск, г. Белоозерский, ул. 60 лет Октября, д. 18<text:tab/><text:tab/>(496) 445-50-85<text:tab/><text:tab/>vos-licey-23.obrpro.ru</text:p>
          </table:table-cell>
        </table:table-row>
        <table:table-row table:style-name="ro1">
          <table:table-cell office:value-type="string" calcext:value-type="string">
            <text:p>Дедовская школа- интернат для обучающихся с ограниченными возможностями <text:s/>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tab/><text:tab/>Истринский район, г. Дедовск, поселок Дедовской школы <text:tab/><text:tab/>интерната, д. 16<text:tab/><text:tab/>(498) 317-28-41<text:tab/><text:tab/>dschiistra.edumsko.ru<text:tab/><text:tab/>vk.com/public201328866</text:p>
          </table:table-cell>
        </table:table-row>
        <table:table-row table:style-name="ro1">
          <table:table-cell office:value-type="string" calcext:value-type="string">
            <text:p>Лицей г. Дедовск </text:p>
          </table:table-cell>
          <table:table-cell office:value-type="string" calcext:value-type="string">
            <text:p>МБОУ Дошкольное отделение. Комбинированные группы для детей с ТНР и РАС. </text:p>
          </table:table-cell>
          <table:table-cell office:value-type="string" calcext:value-type="string">
            <text:p><text:tab/><text:tab/>г.о. Истра, г. Дедовск, ул. Володарского, д. 19<text:tab/><text:tab/>(498) 729-06-67<text:tab/><text:tab/>г.о. Истра, г. Дедовск, ул. Победы, д. 9<text:tab/><text:tab/>(498) 317-77-58<text:tab/><text:tab/>dedovsk- lyceum.edumsko.ru<text:tab/><text:tab/>vk.com/public201328866</text:p>
          </table:table-cell>
        </table:table-row>
        <table:table-row table:style-name="ro1">
          <table:table-cell office:value-type="string" calcext:value-type="string">
            <text:p>Люберец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обслуживания Московской области Отделение реабилитации для детей- инвалидов и детей с ограниченными <text:s/>возможностями здоровья (ОРДИ № 4 г. Дзержинский) </text:p>
          </table:table-cell>
          <table:table-cell office:value-type="string" calcext:value-type="string">
            <text:p><text:tab/><text:tab/>г. Дзержинский, <text:s text:c="2"/>ул. Доркина, д. 6<text:tab/><text:tab/>(495) 554-93-16<text:tab/><text:tab/>c-miloserdie.mo.socinfo.ru<text:tab/><text:tab/>kcsorluberec.ru</text:p>
          </table:table-cell>
        </table:table-row>
        <table:table-row table:style-name="ro1">
          <table:table-cell office:value-type="string" calcext:value-type="string">
            <text:p>Солнечный круг <text:s/>Муниципальное автономное учреждение «Центр социально- <text:s/>психологической помощи детям и подросткам» </text:p>
          </table:table-cell>
          <table:table-cell office:value-type="string" calcext:value-type="string">
            <text:p>Психологическое тестирование для детей от 4 лет, коррекционные занятия <text:s/>для детей от 3 лет, тренинг общения и личностного развития подростков <text:s/>от 10 до 13 лет </text:p>
          </table:table-cell>
          <table:table-cell office:value-type="string" calcext:value-type="string">
            <text:p><text:tab/><text:tab/>г. Дзержинский, ул. Лермонтова, д. 42<text:tab/><text:tab/>(495) 551-12-72,<text:tab/><text:tab/>solnechniyikrug.edumsko.ru<text:tab/><text:tab/>solnechniyikrug.ru</text:p>
          </table:table-cell>
        </table:table-row>
        <table:table-row table:style-name="ro1">
          <table:table-cell office:value-type="string" calcext:value-type="string">
            <text:p>Дмитровский <text:s/>Семейный центр </text:p>
          </table:table-cell>
          <table:table-cell office:value-type="string" calcext:value-type="string">
            <text:p>ГБУ СО, Министерство социального развития Московской области Отделение медико- социальной реабилитации № 1, отделение учебно- <text:s text:c="2"/>воспитательной работы, отделение дневного пребывания. Есть отделение в Лобне, Яхроме. </text:p>
          </table:table-cell>
          <table:table-cell office:value-type="string" calcext:value-type="string">
            <text:p><text:tab/><text:tab/>г. Дмитров, ул. Подлипичье, д. 4<text:tab/><text:tab/>(495) 993-91-40<text:tab/><text:tab/>scdmitrov.ru</text:p>
          </table:table-cell>
        </table:table-row>
        <table:table-row table:style-name="ro1">
          <table:table-cell office:value-type="string" calcext:value-type="string">
            <text:p>Остров надежды Дмитровский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несовершеннолетних с ограниченными умствен ными и физическими возможностями (от 3 до 18 лет). Социально- <text:s/>психологическое консультирование, психологическая диагностика, социально- <text:s/>психологический патронаж, <text:s/>психологическая коррекция, психологические тренинги, преодоление <text:s/>семейных конфликтов </text:p>
          </table:table-cell>
          <table:table-cell office:value-type="string" calcext:value-type="string">
            <text:p><text:tab/><text:tab/>г. Дмитров, Школьный переулок д. 2<text:tab/><text:tab/>(496) 223-24-54, <text:s/>(496) 223-56-88<text:tab/><text:tab/>г. Дмитров, ул. Космонавтов, д. 49<text:tab/><text:tab/>(496) 223-44-12, (496) 223-94-62, (496) 226-51-14<text:tab/><text:tab/>г. Дмитров, ул. Профессиональная, д. 101А<text:tab/><text:tab/>(496) 227-41-77<text:tab/><text:tab/>domdoveriya.mo.socinfo.ru</text:p>
          </table:table-cell>
        </table:table-row>
        <table:table-row table:style-name="ro1">
          <table:table-cell office:value-type="string" calcext:value-type="string">
            <text:p>Радужная зебра Детский центр </text:p>
          </table:table-cell>
          <table:table-cell office:value-type="string" calcext:value-type="string">
            <text:p>Центр нейрокоррекции и аппаратурных методик Нейропсихологическая диагностика и нейрокоррекция. Метод биоакусти ческой коррекции (БАК). Слуховой тренинг по методу А. Томатиса. Детский клуб «Радужная зебра» Развивающие занятия для малышей от 1 года до 4 лет. Группа кратковре менного пребывания.Занятия с логопедом- <text:s/>дефектологом. </text:p>
          </table:table-cell>
          <table:table-cell office:value-type="string" calcext:value-type="string">
            <text:p><text:tab/><text:tab/>г. Дмитров, ул. Школьная, д. 10<text:tab/><text:tab/>(915) 231-00-64, (496) 223-00-99<text:tab/><text:tab/>г. Дмитров, ул. Подлипецкая Слобода, д. 2А<text:tab/><text:tab/>(916) 068-80-57, (496) 224-17-17<text:tab/><text:tab/>dkzebra.ru</text:p>
          </table:table-cell>
        </table:table-row>
        <table:table-row table:style-name="ro1">
          <table:table-cell office:value-type="string" calcext:value-type="string">
            <text:p>Фабрика счастья Детский развивающий центр </text:p>
          </table:table-cell>
          <table:table-cell office:value-type="string" calcext:value-type="string">
            <text:p>Нейропсихология. Логопедия. Подготовка к школе. Группы раннего раз вития. Для детей от 1,5 лет. Есть центры в Москве. </text:p>
          </table:table-cell>
          <table:table-cell office:value-type="string" calcext:value-type="string">
            <text:p><text:tab/><text:tab/>г. Дмитров, ул. Космонавтов, д. 52<text:tab/><text:tab/>Дмитровский г.о., п.Деденево, ул. Кооперативная, д. 8<text:tab/><text:tab/>(985) 774-26-44 <text:s/>(WhatsApp)<text:tab/><text:tab/>7442644.ru</text:p>
          </table:table-cell>
        </table:table-row>
        <table:table-row table:style-name="ro1">
          <table:table-cell office:value-type="string" calcext:value-type="string">
            <text:p>Дмитровская общеобразовательная школа- интернат для <text:s/>обучающихся с ограниченными возможностями здоровья </text:p>
          </table:table-cell>
          <table:table-cell office:value-type="string" calcext:value-type="string">
            <text:p>МОУ для обучающихся с ограниченными возможностями здоровья </text:p>
          </table:table-cell>
          <table:table-cell office:value-type="string" calcext:value-type="string">
            <text:p><text:tab/><text:tab/>г. Дмитров, ул. Волгостроевская, д. 4а.<text:tab/><text:tab/>(496) 227-48-97<text:tab/><text:tab/>dmoucor.edumsko.ru</text:p>
          </table:table-cell>
        </table:table-row>
        <table:table-row table:style-name="ro1">
          <table:table-cell office:value-type="string" calcext:value-type="string">
            <text:p>Долгопруднен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(бывший Аленький цветочек) </text:p>
          </table:table-cell>
          <table:table-cell office:value-type="string" calcext:value-type="string">
            <text:p><text:tab/><text:tab/>г. Долгопрудный, ул. Ак. Лаврентьева, д. 29 <text:tab/><text:tab/>(495) 408-63-76<text:tab/><text:tab/>г. Долгопрудный, ул. Спортивная, д. 5, корп. 1<text:tab/><text:tab/>(495) 576-12-45<text:tab/><text:tab/>a-cvetok.ru<text:tab/><text:tab/>kcsor.ru</text:p>
          </table:table-cell>
        </table:table-row>
        <table:table-row table:style-name="ro1">
          <table:table-cell office:value-type="string" calcext:value-type="string">
            <text:p>Лобнен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Долгопрудный (бывший центр Полет) </text:p>
          </table:table-cell>
          <table:table-cell office:value-type="string" calcext:value-type="string">
            <text:p><text:tab/><text:tab/>г. Лобня, ул. Авиационная, д. 6<text:tab/><text:tab/>(495) 579-01-79<text:tab/><text:tab/>г. Долгопрудный, ул. Ак. Лаврентьева, д. 29<text:tab/><text:tab/>(495) 408-39-75, (495) 408-71-69, (495) 408-30-09<text:tab/><text:tab/>vk.com/src_lobnya</text:p>
          </table:table-cell>
        </table:table-row>
        <table:table-row table:style-name="ro1">
          <table:table-cell office:value-type="string" calcext:value-type="string">
            <text:p>ДиаЛог Коррекционно- логопедический центр </text:p>
          </table:table-cell>
          <table:table-cell office:value-type="string" calcext:value-type="string">
            <text:p>Нарушения звукопроизношения, комплексные нарушения речи, ЗПР, <text:s/>ЗРР, нарушения поведения, аутичные проявления, трудности <text:s/>самоконтроля, снижения внимания и памяти и т.д. Логопеды, психологи, <text:s/>нейропсихологи </text:p>
          </table:table-cell>
          <table:table-cell office:value-type="string" calcext:value-type="string">
            <text:p><text:tab/><text:tab/>г. Долгопрудный, проспект Пацаева, д. 7, корп. 1, 2-й этаж, офис 27<text:tab/><text:tab/>(915) 203-17-73<text:tab/><text:tab/>logoped- dialog.ru</text:p>
          </table:table-cell>
        </table:table-row>
        <table:table-row table:style-name="ro1">
          <table:table-cell office:value-type="string" calcext:value-type="string">
            <text:p>Ирис- Водники Центр психологии, логопедии и нейрокоррекции </text:p>
          </table:table-cell>
          <table:table-cell office:value-type="string" calcext:value-type="string">
            <text:p>Психология. Психотерапия. Нейропсихология. Логопедия. Дети с проблемами развития (ММД, ЗПР, СДВГ, РАС и пр.). ABA-терапия. Есть центры в Москве. </text:p>
          </table:table-cell>
          <table:table-cell office:value-type="string" calcext:value-type="string">
            <text:p><text:tab/><text:tab/>г. Долгопрудный, ул. Набережная, д. 3<text:tab/><text:tab/>(925) 525-00-57<text:tab/><text:tab/>psycentr-iris.ru/vodniki</text:p>
          </table:table-cell>
        </table:table-row>
        <table:table-row table:style-name="ro1">
          <table:table-cell office:value-type="string" calcext:value-type="string">
            <text:p>Ирис- Долгопрудный Центр психологии, логопедии и нейрокоррекции </text:p>
          </table:table-cell>
          <table:table-cell office:value-type="string" calcext:value-type="string">
            <text:p>Психология. Психотерапия. Нейропсихология. Логопедия. Дети с проблемами развития (ММД, ЗПР, СДВГ, РАС и пр.). Есть центры в Москве. </text:p>
          </table:table-cell>
          <table:table-cell office:value-type="string" calcext:value-type="string">
            <text:p><text:tab/><text:tab/>г. Долгопрудный, Лихачевское шоссе, д. 1, корп. 4<text:tab/><text:tab/>(925) 440-45-95<text:tab/><text:tab/>psycentr-iris.ru/dolgoprudny</text:p>
          </table:table-cell>
        </table:table-row>
        <table:table-row table:style-name="ro1">
          <table:table-cell office:value-type="string" calcext:value-type="string">
            <text:p>От сердца к сердцу МО РОО молодых инвалидов и семей с детьми- инвалидами </text:p>
          </table:table-cell>
          <table:table-cell office:value-type="string" calcext:value-type="string">
            <text:p>Психотерапия, инклюзивный театр, ЛФК, мастер - классы по мыловарению, <text:s/>выжиганию, социально бытовому ориентированию. Психолог, дефектолог. </text:p>
          </table:table-cell>
          <table:table-cell office:value-type="string" calcext:value-type="string">
            <text:p><text:tab/><text:tab/>г. Долгопрудный, Московское шоссе, д. 47<text:tab/><text:tab/>(985) 993-25-36<text:tab/><text:tab/>dolheart2heart.ru</text:p>
          </table:table-cell>
        </table:table-row>
        <table:table-row table:style-name="ro1">
          <table:table-cell office:value-type="string" calcext:value-type="string">
            <text:p>Радуга Детский центр </text:p>
          </table:table-cell>
          <table:table-cell office:value-type="string" calcext:value-type="string">
            <text:p>Услуги логопеда, дефектолога, детского психолога. Алалия. Артикуляционная диспраксия. Аутизм. Билингвизм. ДЦП. <text:s/>Дизартрия. Дисграфия. Дислексия. Дислалия. ЗПР. ЗПРР. ОНР. УО. Синдром <text:s/>Дауна. </text:p>
          </table:table-cell>
          <table:table-cell office:value-type="string" calcext:value-type="string">
            <text:p><text:tab/><text:tab/>г. Долгопрудный, Старое Дмитровское шоссе, д. 13, корп. 2<text:tab/><text:tab/>(967) 102-82-89, (926) 683-02-61<text:tab/><text:tab/>raduga.center</text:p>
          </table:table-cell>
        </table:table-row>
        <table:table-row table:style-name="ro1">
          <table:table-cell office:value-type="string" calcext:value-type="string">
            <text:p>InLife Центр адаптивных видов спорта для детей с ОВЗ </text:p>
          </table:table-cell>
          <table:table-cell office:value-type="string" calcext:value-type="string">
            <text:p>Для детей от 4 до 14 лет со следующими нарушениями: РАС, синдром <text:s/>Аспергера, СДВГ, ЗПРР, синдром Дауна, синдром Вильямса, синдром <text:s/>Мартина- Белла. Фигурное катание, Общая физическая подготовка. </text:p>
          </table:table-cell>
          <table:table-cell office:value-type="string" calcext:value-type="string">
            <text:p><text:tab/><text:tab/>г. Долгопрудный, пр-т Пацаева, д. 7, корп.1, пом.1<text:tab/><text:tab/>Филиал: ФСК “Салют”<text:tab/><text:tab/>г. Долгопрудный, пр-т. Ракетостроителей, д. 4<text:tab/><text:tab/>(926) 777-15-14<text:tab/><text:tab/>Есть филиал: в г. Красногорск ФСК “Салют”<text:tab/><text:tab/>inlife.care</text:p>
          </table:table-cell>
        </table:table-row>
        <table:table-row table:style-name="ro1">
          <table:table-cell office:value-type="string" calcext:value-type="string">
            <text:p>Росинка Детский сад № 21 комбинированного вида </text:p>
          </table:table-cell>
          <table:table-cell office:value-type="string" calcext:value-type="string">
            <text:p>МБДОУ Дети с нарушениями зрения и речи </text:p>
          </table:table-cell>
          <table:table-cell office:value-type="string" calcext:value-type="string">
            <text:p><text:tab/><text:tab/>г. Долгопрудный, просп. Пацаева, д. 20<text:tab/><text:tab/>(495) 408-26-63<text:tab/><text:tab/>21dolsadik.edumsko.ru</text:p>
          </table:table-cell>
        </table:table-row>
        <table:table-row table:style-name="ro1">
          <table:table-cell office:value-type="string" calcext:value-type="string">
            <text:p>Школа № 11 </text:p>
          </table:table-cell>
          <table:table-cell office:value-type="string" calcext:value-type="string">
            <text:p>М А ОУ <text:s/>СОШ Коррекционные классы (группы) для детей с ограниченными возмож ностями здоровья. </text:p>
          </table:table-cell>
          <table:table-cell office:value-type="string" calcext:value-type="string">
            <text:p><text:tab/><text:tab/>г. Долгопрудный, ул. Первомайская, дом 50/4<text:tab/><text:tab/>(495) 408-00-33, (499) 288-70-52<text:tab/><text:tab/>dol11school.edumsko.ru</text:p>
          </table:table-cell>
        </table:table-row>
        <table:table-row table:style-name="ro1">
          <table:table-cell office:value-type="string" calcext:value-type="string">
            <text:p>Домодедовский Комплексный центр социального обслуживания <text:s/>и реабилитации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№ 1 О тделение медико- <text:s/>социальной реабилитации. </text:p>
          </table:table-cell>
          <table:table-cell office:value-type="string" calcext:value-type="string">
            <text:p><text:tab/><text:tab/>г.о. Домодедово, ул. Текстильщиков, д. 6а<text:tab/><text:tab/>(496) 795-46-01<text:tab/><text:tab/>г.о. Домодедово, ул. Туполева, д. 20<text:tab/><text:tab/>(496) 792-78-88<text:tab/><text:tab/>csovera.com</text:p>
          </table:table-cell>
        </table:table-row>
        <table:table-row table:style-name="ro1">
          <table:table-cell office:value-type="string" calcext:value-type="string">
            <text:p>Семья Домодедовский социально- реабилитационный центр для <text:s/>несовершеннолетних </text:p>
          </table:table-cell>
          <table:table-cell office:value-type="string" calcext:value-type="string">
            <text:p>ГКУ СО, Министерство социального развития Московской области Отделение диагностики и социальной реабилитации, Группа реабилита ции несовершеннолетних с ограниченными возможностями </text:p>
          </table:table-cell>
          <table:table-cell office:value-type="string" calcext:value-type="string">
            <text:p><text:tab/><text:tab/>г.о. Домодедово, Западный мкр., ул. Зеленая, д. 83<text:tab/><text:tab/>(496) 797-70-40, (496) 794-47-93, (496) 794-58-03<text:tab/><text:tab/>tsentrsemya.ru</text:p>
          </table:table-cell>
        </table:table-row>
        <table:table-row table:style-name="ro1">
          <table:table-cell office:value-type="string" calcext:value-type="string">
            <text:p>A+B+A Развивающий центр для детей, имеющих трудности <text:s/>в обучении </text:p>
          </table:table-cell>
          <table:table-cell office:value-type="string" calcext:value-type="string">
            <text:p>Занятия по методике Прикладного анализа поведения (АВА-терапия) <text:s/>с детьми с расстройством аутистического спектра и другими особенно стями развития. Индивидуальные занятия. Инклюзивные коммуникатив ные группы (есть группы выходного дня). Занятия с инструктором АФК. <text:s/>Занятия музыкой (сольфеджио, инструмент, вокал, музыкальная терапия). <text:s/>Логопедические занятия по запуску и развитию речи. Есть отделение в г. Видное. </text:p>
          </table:table-cell>
          <table:table-cell office:value-type="string" calcext:value-type="string">
            <text:p><text:tab/><text:tab/>г. Домодедово, ул. Кирова, д. 15, корп. 1<text:tab/><text:tab/>(916) 702-81-78, (903) 170-51-99<text:tab/><text:tab/>centraba.ru<text:tab/><text:tab/>vk.com/public213543112</text:p>
          </table:table-cell>
        </table:table-row>
        <table:table-row table:style-name="ro1">
          <table:table-cell office:value-type="string" calcext:value-type="string">
            <text:p>Детский диагностический центр </text:p>
          </table:table-cell>
          <table:table-cell office:value-type="string" calcext:value-type="string">
            <text:p>Помощь психолога детям разного возраста. Сложности адаптации к <text:s/>ново му коллективу. Эмоциональные проблемы. Гиперактивность, дефицит <text:s/>внимания. Невротические проявления (страхи, тревожность, депрессия, <text:s/>тики, энурез). </text:p>
          </table:table-cell>
          <table:table-cell office:value-type="string" calcext:value-type="string">
            <text:p><text:tab/><text:tab/>г. Домодедово, <text:s/>микрорайон Северный, ул. Северная, д. 6<text:tab/><text:tab/>(496) 792-49-09, (925) 518-83-86<text:tab/><text:tab/>deti-clinica.ru</text:p>
          </table:table-cell>
        </table:table-row>
        <table:table-row table:style-name="ro1">
          <table:table-cell office:value-type="string" calcext:value-type="string">
            <text:p>Сделай шаг Детский оздоровительный центр развития и коррекции </text:p>
          </table:table-cell>
          <table:table-cell office:value-type="string" calcext:value-type="string">
            <text:p>Дети до 18 лет с органическими поражениями центральной нервной си стемы, ДЦП, аутизмом, СДВГ, синдромом Дауна. </text:p>
          </table:table-cell>
          <table:table-cell office:value-type="string" calcext:value-type="string">
            <text:p><text:tab/><text:tab/>г. Домодедово, ул. Энергетиков, д. 4<text:tab/><text:tab/>(499) 343-04-81, Viber, WhatsApp (964) 643-04-81<text:tab/><text:tab/>tstep.ru</text:p>
          </table:table-cell>
        </table:table-row>
        <table:table-row table:style-name="ro1">
          <table:table-cell office:value-type="string" calcext:value-type="string">
            <text:p>Школа № 7 </text:p>
          </table:table-cell>
          <table:table-cell office:value-type="string" calcext:value-type="string">
            <text:p>МАОУ <text:s/>СОШ Здание 4 (бывший детский сад № 22 «Пчелка») </text:p>
          </table:table-cell>
          <table:table-cell office:value-type="string" calcext:value-type="string">
            <text:p><text:tab/><text:tab/>г. Домодедово, мкр. Западный, ул. Зеленая, стр. 72<text:tab/><text:tab/>(496) 797-47-88, (496) 797-43-19, (496) 797-43-88<text:tab/><text:tab/>domodsch7.edumsko.ru</text:p>
          </table:table-cell>
        </table:table-row>
        <table:table-row table:style-name="ro1">
          <table:table-cell office:value-type="string" calcext:value-type="string">
            <text:p>Кутузовская школа- интернат для обучающихся с ограниченными возможностями <text:s/>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tab/><text:tab/>г.о. Домодедово, территория «Кутузовская школа- интернат», стр. 1<text:tab/><text:tab/>(496) 794-80-21<text:tab/><text:tab/>domodinternat.edumsko.ru</text:p>
          </table:table-cell>
        </table:table-row>
        <table:table-row table:style-name="ro1">
          <table:table-cell office:value-type="string" calcext:value-type="string">
            <text:p>Талдомский Комплексный центр социального обслуживания <text:s/>и реабилитации </text:p>
          </table:table-cell>
          <table:table-cell/>
          <table:table-cell office:value-type="string" calcext:value-type="string">
            <text:p><text:tab/><text:tab/>г. Дубна, ул. Вокзальная, д. 11А<text:tab/><text:tab/>(496) 212-61-51, (496) 212-99-92<text:tab/><text:tab/>berezka-tdi.ru</text:p>
          </table:table-cell>
        </table:table-row>
        <table:table-row table:style-name="ro1">
          <table:table-cell office:value-type="string" calcext:value-type="string">
            <text:p>Совенок Центр коррекционного развития </text:p>
          </table:table-cell>
          <table:table-cell office:value-type="string" calcext:value-type="string">
            <text:p>Психолого- <text:s/>педагогическая помощь детям раннего возраста с ограниченны ми возможностями здоровья. Педагогическая коррекция зрения у детей <text:s/>дошкольного и младшего школьного возраста. Коррекционно педаго- гическая работа с детьми с задержкой психического развития. </text:p>
          </table:table-cell>
          <table:table-cell office:value-type="string" calcext:value-type="string">
            <text:p><text:tab/><text:tab/>г. Дубна, ул. Макаренко, д. 21А (офис 7)<text:tab/><text:tab/>(915) 047-19-25<text:tab/><text:tab/>sovenok- dubna.ru</text:p>
          </table:table-cell>
        </table:table-row>
        <table:table-row table:style-name="ro1">
          <table:table-cell office:value-type="string" calcext:value-type="string">
            <text:p>Возможность Специальная (коррекционная) общеобразовательная школа </text:p>
          </table:table-cell>
          <table:table-cell office:value-type="string" calcext:value-type="string">
            <text:p>МБОУ для обучающихся, воспитанников с ограниченными возможностя ми здоровья. </text:p>
          </table:table-cell>
          <table:table-cell office:value-type="string" calcext:value-type="string">
            <text:p><text:tab/><text:tab/>г. Дубна, ул. Попова, д. 9<text:tab/><text:tab/>(496) 216-67-67 доб. 5120<text:tab/><text:tab/>vozm.goruno- dubna.ru</text:p>
          </table:table-cell>
        </table:table-row>
        <table:table-row table:style-name="ro1">
          <table:table-cell office:value-type="string" calcext:value-type="string">
            <text:p>Егорьевский Комплексный центр социального обслуживания <text:s/>и реабилитации </text:p>
          </table:table-cell>
          <table:table-cell office:value-type="string" calcext:value-type="string">
            <text:p>ГАУ СО, Министерство социального развития Московской области Отделение реабилитации для несовершеннолетних детей и подростков <text:s/>с ограниченными физическими и умственными возможностями Отделение реабилитации несовершеннолетних с ограниченными умствен ными и физическими возможностями Стационарное отделение и отделение реабилитации несовершеннолетних <text:s/>с ограниченными умственными и физическими возможностями Отделение реабилитации для несовершеннолетних детей и подростков <text:s/>с ограниченными физическими и умственными возможностями (мини- центр) </text:p>
          </table:table-cell>
          <table:table-cell office:value-type="string" calcext:value-type="string">
            <text:p><text:tab/><text:tab/>г. Егорьевск, ул. Советская, д. 6, помещение № 1<text:tab/><text:tab/>(496) 404-56-49, (496) 402-43-56<text:tab/><text:tab/> г. Егорьевск, проспект Ленина, д. 14<text:tab/><text:tab/>(496) 403-83-46<text:tab/><text:tab/>г. Егорьевск, 1-ый Русанцевский переулок, дом 44<text:tab/><text:tab/>(496) 403-17-70<text:tab/><text:tab/>г.о. Егорьевск, пос. Новый, дом 19<text:tab/><text:tab/>(496) 402-78-70<text:tab/><text:tab/>г.о. Егорьевск, п. Шувое, ул. Ленинская, д. 159<text:tab/><text:tab/>guravuchka.ru</text:p>
          </table:table-cell>
        </table:table-row>
        <table:table-row table:style-name="ro1">
          <table:table-cell office:value-type="string" calcext:value-type="string">
            <text:p>Егорьевский Семейный центр помощи семье и детям </text:p>
          </table:table-cell>
          <table:table-cell office:value-type="string" calcext:value-type="string">
            <text:p>ГКУСО, Министерство социального развития Московской области Социальная помощь. Реабилитация несовершеннолетних с различными <text:s/>формами и степенью социальной дезадаптации, </text:p>
          </table:table-cell>
          <table:table-cell office:value-type="string" calcext:value-type="string">
            <text:p><text:tab/><text:tab/>г. Егорьевск, ул. Лесная, д. 45<text:tab/><text:tab/>(496) 404-09-20<text:tab/><text:tab/>vpreobragenie.ru<text:tab/><text:tab/>vk.com/id745544963</text:p>
          </table:table-cell>
        </table:table-row>
        <table:table-row table:style-name="ro1">
          <table:table-cell office:value-type="string" calcext:value-type="string">
            <text:p>№ 9 Общеобразовательная школа для обучающихся с ОВЗ </text:p>
          </table:table-cell>
          <table:table-cell office:value-type="string" calcext:value-type="string">
            <text:p>МКОУ </text:p>
          </table:table-cell>
          <table:table-cell office:value-type="string" calcext:value-type="string">
            <text:p><text:tab/><text:tab/>г. Егорьевск, ул. Владимирская, д. 1а.<text:tab/><text:tab/>(496) 403-95-50<text:tab/><text:tab/>egorschool7.edumsko.ru</text:p>
          </table:table-cell>
        </table:table-row>
        <table:table-row table:style-name="ro1">
          <table:table-cell office:value-type="string" calcext:value-type="string">
            <text:p>Клеменовская школа- интернат для обучающихся воспитанников с ограниченными <text:s/>возможностями здоровья </text:p>
          </table:table-cell>
          <table:table-cell office:value-type="string" calcext:value-type="string">
            <text:p>МКОУ </text:p>
          </table:table-cell>
          <table:table-cell office:value-type="string" calcext:value-type="string">
            <text:p><text:tab/><text:tab/>г.о. Егорьевск, д. Клеменово, ул. Фабричная, д. 3<text:tab/><text:tab/>(496) 405-51-34, (915) 183-91-38<text:tab/><text:tab/>egorklemenovskayaschool.edumsko.ru</text:p>
          </table:table-cell>
        </table:table-row>
        <table:table-row table:style-name="ro1">
          <table:table-cell office:value-type="string" calcext:value-type="string">
            <text:p>Высота Центр психолого- педагогической, медицинской и социальной помощи </text:p>
          </table:table-cell>
          <table:table-cell office:value-type="string" calcext:value-type="string">
            <text:p>МОУ Индивидуальная и групповая психолого- <text:s/>педагогическая и коррекционно <text:s/>развивающая деятельность с детьми, имеющими проблемы в обучении, <text:s/>поведении, развитии. </text:p>
          </table:table-cell>
          <table:table-cell office:value-type="string" calcext:value-type="string">
            <text:p><text:tab/><text:tab/>г. Жуковский, ул. Лесная, д. 7<text:tab/><text:tab/>(915) 222-72-83, (498) 483-14-40<text:tab/><text:tab/>zhukvisota.edumsko.ru</text:p>
          </table:table-cell>
        </table:table-row>
        <table:table-row table:style-name="ro1">
          <table:table-cell office:value-type="string" calcext:value-type="string">
            <text:p>Виктория Центр нейропсихологии, логопедии и развития детей </text:p>
          </table:table-cell>
          <table:table-cell office:value-type="string" calcext:value-type="string">
            <text:p>Помощь детям с задержками развития, с поведенческими расстройствами <text:s/>(агрессии, капризах, гиперактивности, заторможенности), с коммуника тивными трудностями, с речевыми расстройствами </text:p>
          </table:table-cell>
          <table:table-cell office:value-type="string" calcext:value-type="string">
            <text:p><text:tab/><text:tab/>г. Жуковский, ул. Туполева, д. 18, стр. 1<text:tab/><text:tab/>(917) 579-00-57, (915) 473-31-85<text:tab/><text:tab/>detskiycentr- viktoria.com</text:p>
          </table:table-cell>
        </table:table-row>
        <table:table-row table:style-name="ro1">
          <table:table-cell office:value-type="string" calcext:value-type="string">
            <text:p>Подсолнухи Центр раннего развития детей с аутизмом </text:p>
          </table:table-cell>
          <table:table-cell office:value-type="string" calcext:value-type="string">
            <text:p>Ранняя помощь детям с аутизмом и другими нарушениями развития. АВА- <text:s text:c="2"/>терапия, нейропсихология, сенсорная интеграция и др. </text:p>
          </table:table-cell>
          <table:table-cell office:value-type="string" calcext:value-type="string">
            <text:p><text:tab/><text:tab/>г. Жуковский, ул. Чкалова, д. 7А<text:tab/><text:tab/>(929) 910-59-09 для записи<text:tab/><text:tab/>(926) 303-72-63 директор<text:tab/><text:tab/>podsolnuhi.org<text:tab/><text:tab/>vk.com/autismrazvitie</text:p>
          </table:table-cell>
        </table:table-row>
        <table:table-row table:style-name="ro1">
          <table:table-cell office:value-type="string" calcext:value-type="string">
            <text:p>Птица говорун <text:s/>Детский развивающий центр </text:p>
          </table:table-cell>
          <table:table-cell office:value-type="string" calcext:value-type="string">
            <text:p>Занятия направлены на улучшение координации, мелкой моторики и раз витие речи, а также стимулируют интеллектуальное развитие. Логопед, <text:s/>дефектолог, нейропсихолог, коррекционный педагог. </text:p>
          </table:table-cell>
          <table:table-cell office:value-type="string" calcext:value-type="string">
            <text:p><text:tab/><text:tab/>(499) 130-40-55<text:tab/><text:tab/>Детский сад и центр развития<text:tab/><text:tab/>г. Жуковский, ул. Г агарина, д. 85, офис 20<text:tab/><text:tab/>(926) 840-00-36<text:tab/><text:tab/>ptiсa- govorun.com</text:p>
          </table:table-cell>
        </table:table-row>
        <table:table-row table:style-name="ro1">
          <table:table-cell office:value-type="string" calcext:value-type="string">
            <text:p>Общеобразовательная школа- интернат основного общего <text:s/>образования </text:p>
          </table:table-cell>
          <table:table-cell office:value-type="string" calcext:value-type="string">
            <text:p>МБОУ Адаптированные основная общеобразовательная программа обучающих ся с умственной отсталостью (интеллектуальными нарушениями), <text:s/>обучающихся с тяжелыми множественными нарушениями развития, за держкой психического развития, с РАС </text:p>
          </table:table-cell>
          <table:table-cell office:value-type="string" calcext:value-type="string">
            <text:p><text:tab/><text:tab/>г. Жуковский, ул. Лесная, д. 7<text:tab/><text:tab/>(916) 827-20-87 (на период проведения капитального ремонта)<text:tab/><text:tab/>(495) 556-23-17, (498) 484-70-40<text:tab/><text:tab/>zhukschint.edumsko.ru</text:p>
          </table:table-cell>
        </table:table-row>
        <table:table-row table:style-name="ro1">
          <table:table-cell office:value-type="string" calcext:value-type="string">
            <text:p>Зарайский <text:s text:c="2"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детей и подростков с ограниченными возмож ностями </text:p>
          </table:table-cell>
          <table:table-cell office:value-type="string" calcext:value-type="string">
            <text:p><text:tab/><text:tab/>г. Зарайск, ул. Мерецкова, д. 1<text:tab/><text:tab/>(496) 662-52-39, (496) 662-40-32<text:tab/><text:tab/>Структурное подразделение в Серебряных Прудах:<text:tab/><text:tab/>Серебряно- Прудский р-н, с. Узуново, ул. Садовая, д. 62<text:tab/><text:tab/>(496) 673-61-05<text:tab/><text:tab/>zar-center.mo.socinfo.ru<text:tab/><text:tab/>vk.com/public217096680</text:p>
          </table:table-cell>
        </table:table-row>
        <table:table-row table:style-name="ro1">
          <table:table-cell office:value-type="string" calcext:value-type="string">
            <text:p>Семья Центр психолого- педагогической, медицинской <text:s/>и социальной помощи 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tab/><text:tab/>г. Зарайск, ул. Ленинская, д. 50<text:tab/><text:tab/>(496) 662-70-19<text:tab/><text:tab/>mbycentrfamily-zar.edumsko.ru</text:p>
          </table:table-cell>
        </table:table-row>
        <table:table-row table:style-name="ro1">
          <table:table-cell office:value-type="string" calcext:value-type="string">
            <text:p>Начальная школа – детский сад № 14 </text:p>
          </table:table-cell>
          <table:table-cell office:value-type="string" calcext:value-type="string">
            <text:p>МБОУ Здание 2 (бывший детский сад “Солнышко”) Логопедический пункт для детей с нарушением речи. </text:p>
          </table:table-cell>
          <table:table-cell office:value-type="string" calcext:value-type="string">
            <text:p><text:tab/><text:tab/>г. Зарайск, Микрорайон-1, д. 39<text:tab/><text:tab/>(496) 662-42-80<text:tab/><text:tab/>г.о. Зарайск, Микрорайон – 1, д. 38<text:tab/><text:tab/>(496) 662-49-69<text:tab/><text:tab/>nschds14-zar.edumsko.ru</text:p>
          </table:table-cell>
        </table:table-row>
        <table:table-row table:style-name="ro1">
          <table:table-cell office:value-type="string" calcext:value-type="string">
            <text:p>Средняя школа № 1 имени дважды Героя Советского Союза <text:s/>В. Н. Леонова </text:p>
          </table:table-cell>
          <table:table-cell office:value-type="string" calcext:value-type="string">
            <text:p>МБОУ Адаптирован <text:s/>ные классы. <text:s/>Адаптированная основная общеобразовательная <text:s/>программа образования обучающихся с умственной отсталостью (интел лектуальными нарушениями) </text:p>
          </table:table-cell>
          <table:table-cell office:value-type="string" calcext:value-type="string">
            <text:p><text:tab/><text:tab/>г.о. Зарайск, ул. Красноармейская, 31<text:tab/><text:tab/>(496) 662-52-79, (985) 747-56-92<text:tab/><text:tab/>shkola1z.edumsko.ru</text:p>
          </table:table-cell>
        </table:table-row>
        <table:table-row table:style-name="ro1">
          <table:table-cell office:value-type="string" calcext:value-type="string">
            <text:p>Одинцовс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 <text:s/>е <text:s/>реабилитации детей с <text:s/>ограниченными физическими и <text:s/>умствен ными возможностями: </text:p>
          </table:table-cell>
          <table:table-cell office:value-type="string" calcext:value-type="string">
            <text:p><text:tab/><text:tab/>г. Одинцово, ул. Молодежная, д. 18, оф. 402<text:tab/><text:tab/>(495) 591-85-96<text:tab/><text:tab/>г. Звенигород, ул. Маяковского, д. 9/3<text:tab/><text:tab/>(498) 697-32-29, (498) 697-25-00<text:tab/><text:tab/>odinkcson.mo.socinfo.ru</text:p>
          </table:table-cell>
        </table:table-row>
        <table:table-row table:style-name="ro1">
          <table:table-cell office:value-type="string" calcext:value-type="string">
            <text:p>Особенный ребенок Центр развития речи и интеллекта </text:p>
          </table:table-cell>
          <table:table-cell office:value-type="string" calcext:value-type="string">
            <text:p>Медико <text:s/>психолого- педагогическая работа, обучение, организация рабочих <text:s/>мест. ЗПР, расстройства аутистического спектра </text:p>
          </table:table-cell>
          <table:table-cell office:value-type="string" calcext:value-type="string">
            <text:p><text:tab/><text:tab/>г. Звенигород, ул. Спортивная, д. 12/1<text:tab/><text:tab/>(964) 594-81-88<text:tab/><text:tab/>особенный- ребенок.рф</text:p>
          </table:table-cell>
        </table:table-row>
        <table:table-row table:style-name="ro1">
          <table:table-cell office:value-type="string" calcext:value-type="string">
            <text:p>Пушкинс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несовершеннолетних с ограниченными ум ственными и физическими возможностями </text:p>
          </table:table-cell>
          <table:table-cell office:value-type="string" calcext:value-type="string">
            <text:p><text:tab/><text:tab/>г. Пушкино, Московский проспект, д. 51-а<text:tab/><text:tab/>(496) 532-77-60<text:tab/><text:tab/>г. Ивантеевка, ул. Заречная, д. 119<text:tab/><text:tab/>(496) 536-58-52<text:tab/><text:tab/>пушкиноцсо.рф/?page_id=2857<text:tab/><text:tab/>vk.com/kcsoir_pushkino</text:p>
          </table:table-cell>
        </table:table-row>
        <table:table-row table:style-name="ro1">
          <table:table-cell office:value-type="string" calcext:value-type="string">
            <text:p>Пушкинский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tab/><text:tab/>Пушкинский р-н, п. Правдинский, ул. Разина, д. 7<text:tab/><text:tab/>(496) 531-66-70,<text:tab/><text:tab/>(905) 565-24-32 Круглосуточная экстренная психолого- <text:tab/><text:tab/>педагогическая помощь<text:tab/><text:tab/>pushsc.ru</text:p>
          </table:table-cell>
        </table:table-row>
        <table:table-row table:style-name="ro1">
          <table:table-cell office:value-type="string" calcext:value-type="string">
            <text:p>Радость моя Организация содействия социальной реабилитации детей <text:s/>инвалидов </text:p>
          </table:table-cell>
          <table:table-cell office:value-type="string" calcext:value-type="string">
            <text:p>Дети с ДЦП, аутизмом, <text:s text:c="2"/>синдромом <text:s/>Дауна, множественными патологиями <text:s/>и т.д. Социальная помощь, иппотерапия, арттерапия. </text:p>
          </table:table-cell>
          <table:table-cell office:value-type="string" calcext:value-type="string">
            <text:p><text:tab/><text:tab/>Ивантеевка, ул. Хлебозаводская, д. 12, корп. 3<text:tab/><text:tab/>(929) 581-27-73<text:tab/><text:tab/>radostm.ru</text:p>
          </table:table-cell>
        </table:table-row>
        <table:table-row table:style-name="ro1">
          <table:table-cell office:value-type="string" calcext:value-type="string">
            <text:p>Речецветик Floortime Центр, Флортайм центр </text:p>
          </table:table-cell>
          <table:table-cell office:value-type="string" calcext:value-type="string">
            <text:p>Нейропсихологическая коррекция, логопед, психолог, Floortime, метод <text:s/>Томатиса и др. Дети с 1,5 лет. </text:p>
          </table:table-cell>
          <table:table-cell office:value-type="string" calcext:value-type="string">
            <text:p><text:tab/><text:tab/>г. Ивантеевка, ул. Пионерская, д. 11, пом. 008<text:tab/><text:tab/>(985) 355-50-00<text:tab/><text:tab/>kr-centr.ru</text:p>
          </table:table-cell>
        </table:table-row>
        <table:table-row table:style-name="ro1">
          <table:table-cell office:value-type="string" calcext:value-type="string">
            <text:p>Детский сад № 11 «Планета детства» </text:p>
          </table:table-cell>
          <table:table-cell office:value-type="string" calcext:value-type="string">
            <text:p>Компенсирующие группы. <text:s/>Дети с нарушениями опорно - двигательного <text:s/>аппарата </text:p>
          </table:table-cell>
          <table:table-cell office:value-type="string" calcext:value-type="string">
            <text:p><text:tab/><text:tab/>г. Ивантеевка, Советский проспект, д. 20<text:tab/><text:tab/>(496) 587-72-43<text:tab/><text:tab/>ivant-dou11.edumsko.ru</text:p>
          </table:table-cell>
        </table:table-row>
        <table:table-row table:style-name="ro1">
          <table:table-cell office:value-type="string" calcext:value-type="string">
            <text:p>Образовательный центр № 1 </text:p>
          </table:table-cell>
          <table:table-cell office:value-type="string" calcext:value-type="string">
            <text:p>МБОУ Обучение детей с ОВЗ (адаптированные общеобразовательные програм мы для детей с РАС: 8.1-8.4) </text:p>
          </table:table-cell>
          <table:table-cell office:value-type="string" calcext:value-type="string">
            <text:p><text:tab/><text:tab/>г. Ивантеевка, ул. Трубниковская, д. 27<text:tab/><text:tab/>(496) 536-76-86</text:p>
          </table:table-cell>
        </table:table-row>
        <table:table-row table:style-name="ro1">
          <table:table-cell office:value-type="string" calcext:value-type="string">
            <text:p>Дошкольное отделение «Ивушка». Дети с нарушениями речи. </text:p>
          </table:table-cell>
          <table:table-cell/>
          <table:table-cell office:value-type="string" calcext:value-type="string">
            <text:p><text:tab/><text:tab/>г. Ивантеевка, Советский проспект, д. 26а<text:tab/><text:tab/>(496) 536-28-48<text:tab/><text:tab/>ivant-sch1.edumsko.ru<text:tab/><text:tab/>ivant-sch1.edumsko.ru/activity/eduprogram</text:p>
          </table:table-cell>
        </table:table-row>
        <table:table-row table:style-name="ro1">
          <table:table-cell office:value-type="string" calcext:value-type="string">
            <text:p>Ручеёк Детский сад комбинированного вида № 15 </text:p>
          </table:table-cell>
          <table:table-cell office:value-type="string" calcext:value-type="string">
            <text:p>МБДОУ Дети с нарушениями речи </text:p>
          </table:table-cell>
          <table:table-cell office:value-type="string" calcext:value-type="string">
            <text:p><text:tab/><text:tab/>г. Ивантеевка, ул. Богданова, д. 1<text:tab/><text:tab/>(496) 536-60-13<text:tab/><text:tab/>ivant-dou15.edumsko.ru</text:p>
          </table:table-cell>
        </table:table-row>
        <table:table-row table:style-name="ro1">
          <table:table-cell office:value-type="string" calcext:value-type="string">
            <text:p>Улыбка Детский сад комбинированного вида № 13 </text:p>
          </table:table-cell>
          <table:table-cell office:value-type="string" calcext:value-type="string">
            <text:p>МБДОУ Дети с нарушениями речи </text:p>
          </table:table-cell>
          <table:table-cell office:value-type="string" calcext:value-type="string">
            <text:p><text:tab/><text:tab/>г. Ивантеевка, ул.Социалистическая, д. 4а<text:tab/><text:tab/>(496) 536-16-81<text:tab/><text:tab/>ivant-dou13.edumsko.ru</text:p>
          </table:table-cell>
        </table:table-row>
        <table:table-row table:style-name="ro1">
          <table:table-cell office:value-type="string" calcext:value-type="string">
            <text:p>Семейный центр помощи семье и детям «Истринский»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детям </text:p>
          </table:table-cell>
          <table:table-cell office:value-type="string" calcext:value-type="string">
            <text:p><text:tab/><text:tab/>Истринский р-н, с/п Букаревское, д. Г лебово- Избище, д. 2А<text:tab/><text:tab/>(498) 317-26-00, (916) 103-15-80<text:tab/><text:tab/>srcnistra.ru</text:p>
          </table:table-cell>
        </table:table-row>
        <table:table-row table:style-name="ro1">
          <table:table-cell office:value-type="string" calcext:value-type="string">
            <text:p>ЛОГОЛЕНДиЯ Лицензированный центр развития и коррекции речи </text:p>
          </table:table-cell>
          <table:table-cell office:value-type="string" calcext:value-type="string">
            <text:p>Логопеды, нейропсихологи, психологи, дефектологи, арт-терапевты и др. <text:s/>Индивидуальные и групповые формы занятий, в диаде, совмещенные. </text:p>
          </table:table-cell>
          <table:table-cell office:value-type="string" calcext:value-type="string">
            <text:p><text:tab/><text:tab/>г. Истра, ул Пролетарская, д. 1 помещ 8.<text:tab/><text:tab/>(495) 135-37-88<text:tab/><text:tab/>logolandiya.ru</text:p>
          </table:table-cell>
        </table:table-row>
        <table:table-row table:style-name="ro1">
          <table:table-cell office:value-type="string" calcext:value-type="string">
            <text:p>Психологический центр Центр психологической помощи и нейрокоррекции </text:p>
          </table:table-cell>
          <table:table-cell office:value-type="string" calcext:value-type="string">
            <text:p>Нейропсихологическая диагностика и коррекция. Индивидуальная пси хотерапия для детей и подростков. ABA-терапия. </text:p>
          </table:table-cell>
          <table:table-cell office:value-type="string" calcext:value-type="string">
            <text:p><text:tab/><text:tab/>г.о. Истра, село Рождествено, Сиреневый бульвар, д. 2<text:tab/><text:tab/>(901) 733-57-79<text:tab/><text:tab/>psyneiro.ru<text:tab/><text:tab/>vk.com/psy_snegiri</text:p>
          </table:table-cell>
        </table:table-row>
        <table:table-row table:style-name="ro1">
          <table:table-cell office:value-type="string" calcext:value-type="string">
            <text:p>Шалопаи Севера Спортивный клуб </text:p>
          </table:table-cell>
          <table:table-cell office:value-type="string" calcext:value-type="string">
            <text:p>Ездовой клуб инклюзивного типа. Московская областная спортивно - кинологическая Федерация ездового <text:s/>спорта Социальная адаптация и <text:s/>реабилитация детей- <text:s text:c="2"/>инвалидов с диа гнозом аутизм, синдром Дауна, ДЦП и др.посредством дисциплин ездово го спорта и методик канистерапии. </text:p>
          </table:table-cell>
          <table:table-cell office:value-type="string" calcext:value-type="string">
            <text:p><text:tab/><text:tab/>Истринский р-н, тренировки проходят в Вельяминово в лесном <text:tab/><text:tab/>массиве.<text:tab/><text:tab/>(964) 775-28-58, (968) 893-10-40<text:tab/><text:tab/>malamut.nethouse.ru</text:p>
          </table:table-cell>
        </table:table-row>
        <table:table-row table:style-name="ro1">
          <table:table-cell office:value-type="string" calcext:value-type="string">
            <text:p>Румянцевская средняя общеобразовательная школа </text:p>
          </table:table-cell>
          <table:table-cell office:value-type="string" calcext:value-type="string">
            <text:p>МОУ </text:p>
          </table:table-cell>
          <table:table-cell office:value-type="string" calcext:value-type="string">
            <text:p><text:tab/><text:tab/>г.о. Истра, п. Румянцево, ул. Волоколамское шоссе, д. 117<text:tab/><text:tab/>(498) 316-06-39</text:p>
          </table:table-cell>
        </table:table-row>
        <table:table-row table:style-name="ro1">
          <table:table-cell office:value-type="string" calcext:value-type="string">
            <text:p>Корпус Курсаково (бывший д/с № 37) </text:p>
          </table:table-cell>
          <table:table-cell office:value-type="string" calcext:value-type="string">
            <text:p>Логопедическая группа. Дети с тяжелыми нарушениями речи </text:p>
          </table:table-cell>
          <table:table-cell office:value-type="string" calcext:value-type="string">
            <text:p><text:tab/><text:tab/>Истринский р-н, п. Курсаково, д. 11<text:tab/><text:tab/>(498) 316-09-34<text:tab/><text:tab/>школа- румянцево.рф</text:p>
          </table:table-cell>
        </table:table-row>
        <table:table-row table:style-name="ro1">
          <table:table-cell office:value-type="string" calcext:value-type="string">
            <text:p>Истринская общеобразовательная школа- интернат для <text:s/>обучающихся с ограниченными возможностями здоровья </text:p>
          </table:table-cell>
          <table:table-cell office:value-type="string" calcext:value-type="string">
            <text:p>ГКОУ </text:p>
          </table:table-cell>
          <table:table-cell office:value-type="string" calcext:value-type="string">
            <text:p><text:tab/><text:tab/>Истринский район, д. Сокольники<text:tab/><text:tab/>(498) 314-12-38<text:tab/><text:tab/>istra- internat.edusite.ru<text:tab/><text:tab/>facebook.com/istraschool</text:p>
          </table:table-cell>
        </table:table-row>
        <table:table-row table:style-name="ro1">
          <table:table-cell office:value-type="string" calcext:value-type="string">
            <text:p>Новопетровская школа- интернат <text:s/>для обучающихся с ограниченными возможностями <text:s/>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tab/><text:tab/>Истринский район, с. Новопетровское, ул. Советская, д. 42.<text:tab/><text:tab/>(498) 316-23-44, (498) 316-24-39, (926) 391-48-08<text:tab/><text:tab/>novinternatistra.edumsko.ru</text:p>
          </table:table-cell>
        </table:table-row>
        <table:table-row table:style-name="ro1">
          <table:table-cell office:value-type="string" calcext:value-type="string">
            <text:p>Ступин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несовершеннолетних с ограниченными умствен ными и физическими возможностями (полустационар) </text:p>
          </table:table-cell>
          <table:table-cell office:value-type="string" calcext:value-type="string">
            <text:p><text:tab/><text:tab/>Каширский район, д. Лиды, д. 60, корп. 1.<text:tab/><text:tab/>(496) 693-10-68 <text:tab/><text:tab/>albatros-st.ru<text:tab/><text:tab/>vk.com/gkuso_mostypinskiy</text:p>
          </table:table-cell>
        </table:table-row>
        <table:table-row table:style-name="ro1">
          <table:table-cell office:value-type="string" calcext:value-type="string">
            <text:p>Ступинский <text:s/>Комплексный центр социального обслуживания <text:s/>и реабилитации <text:s/></text:p>
          </table:table-cell>
          <table:table-cell office:value-type="string" calcext:value-type="string">
            <text:p>ГАУ СО, Министерство социального развития Московской области Отделение реабилитации для детей–инвалидов и детей с ограниченными <text:s/>возможностями здоровья </text:p>
          </table:table-cell>
          <table:table-cell office:value-type="string" calcext:value-type="string">
            <text:p><text:tab/><text:tab/>г.о. Ступино, д. Соколова Пустынь, территория Соснового бора, <text:tab/><text:tab/>корпус 10<text:tab/><text:tab/>(496) 653-84-00, (496) 644-20-39, (495) 107-50-86<text:tab/><text:tab/>г. Кашира, ул. Пушкинская, д. 40а<text:tab/><text:tab/>(496) 693-21-43<text:tab/><text:tab/>kcso-st.ru</text:p>
          </table:table-cell>
        </table:table-row>
        <table:table-row table:style-name="ro1">
          <table:table-cell office:value-type="string" calcext:value-type="string">
            <text:p>№ 1 Средняя общеобразовательная школа имени Героя <text:s/>Советского Союза А.И. Выборнова </text:p>
          </table:table-cell>
          <table:table-cell office:value-type="string" calcext:value-type="string">
            <text:p>МБОУ Здание 3. Дети с тяжелыми нарушениями речи (бывший д/с № 8) </text:p>
          </table:table-cell>
          <table:table-cell office:value-type="string" calcext:value-type="string">
            <text:p><text:tab/><text:tab/>г. Кашира, ул. Маршала Астахова, д. 1<text:tab/><text:tab/>(496) 693-16-91, (496) 693-15-40<text:tab/><text:tab/>г. Кашира, ул. Большая Красноармейская, д. 33<text:tab/><text:tab/>(496) 693-17-81<text:tab/><text:tab/>kashds8.edumsko.ru</text:p>
          </table:table-cell>
        </table:table-row>
        <table:table-row table:style-name="ro1">
          <table:table-cell office:value-type="string" calcext:value-type="string">
            <text:p>№ 3 Средняя общеобразовательная школа </text:p>
          </table:table-cell>
          <table:table-cell office:value-type="string" calcext:value-type="string">
            <text:p>МБОУ Дети с задержкой развития, расстройствами аутистического спектра, на рушениями опорно - двигательного аппарата </text:p>
          </table:table-cell>
          <table:table-cell office:value-type="string" calcext:value-type="string">
            <text:p><text:tab/><text:tab/>г. Кашира, ул. Металлистов, д. 6<text:tab/><text:tab/>(496) 692-05-86, (916) 226-56-63<text:tab/><text:tab/>kash3sch.edumsko.ru</text:p>
          </table:table-cell>
        </table:table-row>
        <table:table-row table:style-name="ro1">
          <table:table-cell office:value-type="string" calcext:value-type="string">
            <text:p>№ 10 Средняя общеобразовательная школа </text:p>
          </table:table-cell>
          <table:table-cell office:value-type="string" calcext:value-type="string">
            <text:p>МБОУ Дошкольное отделение. Дети с ТНР. </text:p>
          </table:table-cell>
          <table:table-cell office:value-type="string" calcext:value-type="string">
            <text:p><text:tab/><text:tab/>(496) 694-13-75<text:tab/><text:tab/>г. Кашира, мкр. Ожерелье, ул. Мира, д. 9<text:tab/><text:tab/>(496) 694-20-50<text:tab/><text:tab/>kash10sch.edumsko.ru</text:p>
          </table:table-cell>
        </table:table-row>
        <table:table-row table:style-name="ro1">
          <table:table-cell office:value-type="string" calcext:value-type="string">
            <text:p>Каширская коррекционная <text:s/>общеобразовательная школа- интернат </text:p>
          </table:table-cell>
          <table:table-cell office:value-type="string" calcext:value-type="string">
            <text:p>МКОУ </text:p>
          </table:table-cell>
          <table:table-cell office:value-type="string" calcext:value-type="string">
            <text:p><text:tab/><text:tab/>Каширский район, д. Корыстово, ул. Центральная, д. 22<text:tab/><text:tab/>(496) 693-03-56, (985) 279-72-68<text:tab/><text:tab/>kashkorsch.edumsko.ru<text:tab/><text:tab/>vk.com/club115675407</text:p>
          </table:table-cell>
        </table:table-row>
        <table:table-row table:style-name="ro1">
          <table:table-cell office:value-type="string" calcext:value-type="string">
            <text:p>Клинский <text:s/>Комплексный центр социального обслуживания <text:s/>и реабилитации <text:s/>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(полустационар). Дети от 3 до 7 лет в течение <text:s/>года и от 7 до 12 лет в летний период. <text:s/>Отделения реабилитации для детей- инвалидов и детей с ограниченными <text:s/>возможностями здоровья № 2 и № 3. Дети от 0 до 18 лет. </text:p>
          </table:table-cell>
          <table:table-cell office:value-type="string" calcext:value-type="string">
            <text:p><text:tab/><text:tab/>г. Клин, ул. Дурыманова, д. 2а<text:tab/><text:tab/>(496) 247-88-09<text:tab/><text:tab/> г. Клин, ул. Московская, д. 9<text:tab/><text:tab/>(496) 242-17-55, (496) 247-88-85<text:tab/><text:tab/> г. Клин, ул. Льва Толстого, д. 4<text:tab/><text:tab/>(496) 242-82-51, (496) 242-15-33<text:tab/><text:tab/>kcsor-klin.mo.socinfo.ru</text:p>
          </table:table-cell>
        </table:table-row>
        <table:table-row table:style-name="ro1">
          <table:table-cell office:value-type="string" calcext:value-type="string">
            <text:p>Клин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детям (стационар) </text:p>
          </table:table-cell>
          <table:table-cell office:value-type="string" calcext:value-type="string">
            <text:p><text:tab/><text:tab/>г. Клин, ул. Мира, д. 3А<text:tab/><text:tab/>(496) 245-89-18, (496) 242-14-70<text:tab/><text:tab/>г. Клин, ул. Московская, д. 3<text:tab/><text:tab/>(496) 243-42-09, (496) 243-43-20, (496) 247-73-85<text:tab/><text:tab/>клин-срц-согласие.рф</text:p>
          </table:table-cell>
        </table:table-row>
        <table:table-row table:style-name="ro1">
          <table:table-cell office:value-type="string" calcext:value-type="string">
            <text:p>Со- Действие Центр психолого- медико-социального сопровождения </text:p>
          </table:table-cell>
          <table:table-cell office:value-type="string" calcext:value-type="string">
            <text:p>Д ля детей, нуждающихся в психолого- <text:s/>педагогической и медико-социаль ной помощи </text:p>
          </table:table-cell>
          <table:table-cell office:value-type="string" calcext:value-type="string">
            <text:p><text:tab/><text:tab/>г. Клин, ул. Самодеятельная, д. 2 (на базе д/с № 23 «Аленушка»)<text:tab/><text:tab/>(496) 242-35-95<text:tab/><text:tab/>klin-sodeistvie.ru</text:p>
          </table:table-cell>
        </table:table-row>
        <table:table-row table:style-name="ro1">
          <table:table-cell office:value-type="string" calcext:value-type="string">
            <text:p>Школа для обучающихся с ограниченными возможностями <text:s/>здоровья </text:p>
          </table:table-cell>
          <table:table-cell office:value-type="string" calcext:value-type="string">
            <text:p>МОУ </text:p>
          </table:table-cell>
          <table:table-cell office:value-type="string" calcext:value-type="string">
            <text:p><text:tab/><text:tab/>г. Клин, ул. Трудовая, д. 18<text:tab/><text:tab/>(496) 247-68-02<text:tab/><text:tab/>klinkorr.ucoz.ru</text:p>
          </table:table-cell>
        </table:table-row>
        <table:table-row table:style-name="ro1">
          <table:table-cell office:value-type="string" calcext:value-type="string">
            <text:p>Коломенс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ля детей- инвалидов и <text:s/>детей <text:s text:c="2"/>с ограниченными <text:s/>возможностями здоровья № 2 Отделение реабилитации для детей- <text:s/>инвалидов и детей с ограниченными <text:s/>возможностями здоровья № 1 </text:p>
          </table:table-cell>
          <table:table-cell office:value-type="string" calcext:value-type="string">
            <text:p><text:tab/><text:tab/>г. Коломна, ул. Чкалова, д. 17<text:tab/><text:tab/>(496) 612-54-44, (496) 618-76-67, (496) 615-49-83, (496) 618-66-90<text:tab/><text:tab/>г. Коломна, ул. Черняховского, д. 5<text:tab/><text:tab/>(496) 618-14-45, (496) 618-76-67<text:tab/><text:tab/>г. Коломна, Окский проспект, д. 27-а<text:tab/><text:tab/>(496) 613-31-44<text:tab/><text:tab/>cso.kol5021.ru</text:p>
          </table:table-cell>
        </table:table-row>
        <table:table-row table:style-name="ro1">
          <table:table-cell office:value-type="string" calcext:value-type="string">
            <text:p>Вдохновение <text:s/>Комплексный центр социального обслуживания <text:s/>и реабилитации </text:p>
          </table:table-cell>
          <table:table-cell office:value-type="string" calcext:value-type="string">
            <text:p>ГКУ СО, Министерство социального развития Московской области Служба психолого- <text:s/>педагогического консультирования в <text:s/>условиях полу стационара Служба медико- социальной реабилитации в условиях полустационара </text:p>
          </table:table-cell>
          <table:table-cell office:value-type="string" calcext:value-type="string">
            <text:p><text:tab/><text:tab/>г. Коломна, ул. Олега Кошевого, д. 3<text:tab/><text:tab/>(496) 618-06-25, (496) 618-07-77 Телефон доверия<text:tab/><text:tab/>г.о. Коломна, пос. Пески, ул. Шоссейная, д. 20<text:tab/><text:tab/>(496) 617-45-54<text:tab/><text:tab/>dd-vdohnovenie.nubex.ru/sveden/struct</text:p>
          </table:table-cell>
        </table:table-row>
        <table:table-row table:style-name="ro1">
          <table:table-cell office:value-type="string" calcext:value-type="string">
            <text:p>Надежда <text:s/>Социальный центр при церкви Пресвятой Троицы г. Коломна <text:s/>(Щурово) </text:p>
          </table:table-cell>
          <table:table-cell office:value-type="string" calcext:value-type="string">
            <text:p>Для детей от 3 лет – художественное творчество, занятия с психологом, <text:s/>логопедом, ритмика, подготовка к школе, воскресная школа </text:p>
          </table:table-cell>
          <table:table-cell office:value-type="string" calcext:value-type="string">
            <text:p><text:tab/><text:tab/>г. Коломна, ул. Октябрьская, д. 3<text:tab/><text:tab/>(496) 613-99-93, (916) 840-44-67<text:tab/><text:tab/>nadejda- kolomna.ru</text:p>
          </table:table-cell>
        </table:table-row>
        <table:table-row table:style-name="ro1">
          <table:table-cell office:value-type="string" calcext:value-type="string">
            <text:p>РАСсвет <text:s/>Общественное объединение родителей детей с РАС <text:s/>и другими ментальными нарушениями) </text:p>
          </table:table-cell>
          <table:table-cell office:value-type="string" calcext:value-type="string">
            <text:p>Создание и развитие системы родительской помощи для детей с РАС и мен тальными нарушениями. Взаимодействие с детскими садами и школами <text:s/>для создания эффективных условий обучения для детей с РАС. Формирование <text:s/>позитивных установок у учащихся школ, учителей и жителей города по <text:s/>отношению к детям с ограниченными возможностями здоровья. </text:p>
          </table:table-cell>
          <table:table-cell office:value-type="string" calcext:value-type="string">
            <text:p><text:tab/><text:tab/>г. Коломна<text:tab/><text:tab/>(903) 517-96-90 Маргарита Бородина<text:tab/><text:tab/>(926) 600-24-76 Вадим Бородин<text:tab/><text:tab/>vk.com/club86977911</text:p>
          </table:table-cell>
        </table:table-row>
        <table:table-row table:style-name="ro1">
          <table:table-cell office:value-type="string" calcext:value-type="string">
            <text:p>Центр речевого развития </text:p>
          </table:table-cell>
          <table:table-cell office:value-type="string" calcext:value-type="string">
            <text:p>Системный подход в решении проблем развития ребенка (в том числе <text:s/>детей с ОВЗ). <text:s/>Услуги специалистов: Томатис- терапия с аудиотестом, БАК <text:s/>(биоакустическая коррекция), нейросенсорная коррекция, сурдопедаго гика, мозжечковая стимуляция, логопеды- <text:s/>дефектологи, логомассаж, АВА- терапия, ментальная арифметика «Абакус», психолог/нейропсихолог, <text:s/>InTime, игровая логопедия, подготовка к школе (имеется инклюзивная <text:s/>группа), коммуникативная группа, «Мамина школа» для родителей детей <text:s/>с ДЦП. </text:p>
          </table:table-cell>
          <table:table-cell office:value-type="string" calcext:value-type="string">
            <text:p><text:tab/><text:tab/>г. Коломна, ул. Октябрьской революции, д. 209, помещение 3<text:tab/><text:tab/>г. Коломна, ул. Г ражданская, д. 88<text:tab/><text:tab/>(968) 920-48-48<text:tab/><text:tab/>domrechi.ru</text:p>
          </table:table-cell>
        </table:table-row>
        <table:table-row table:style-name="ro1">
          <table:table-cell office:value-type="string" calcext:value-type="string">
            <text:p>№ 19 <text:s/>Школа-интернат для детей с ограниченными возможностями <text:s/>здоровья </text:p>
          </table:table-cell>
          <table:table-cell office:value-type="string" calcext:value-type="string">
            <text:p>М Б ОУ 1-10 классы, группы дошкольников 2-8 классы </text:p>
          </table:table-cell>
          <table:table-cell office:value-type="string" calcext:value-type="string">
            <text:p><text:tab/><text:tab/>г. Коломна, ул. Дачная, д. 40а<text:tab/><text:tab/>(496) 615-21-50<text:tab/><text:tab/>г. Коломна, ул. Малая Запрудная, д. 36<text:tab/><text:tab/>(496) 616-56-32<text:tab/><text:tab/>school19.edumsko.ru</text:p>
          </table:table-cell>
        </table:table-row>
        <table:table-row table:style-name="ro1">
          <table:table-cell office:value-type="string" calcext:value-type="string">
            <text:p>Центр развития ребёнка – детский сад № 1 «Аленький <text:s/>цветочек» </text:p>
          </table:table-cell>
          <table:table-cell office:value-type="string" calcext:value-type="string">
            <text:p>МБДОУ Корпус «Кораблик» Группы дошкольников, группы дополнительного образования Корпус «Аленький цветочек» Группы дошкольников, группы дополнительного образования </text:p>
          </table:table-cell>
          <table:table-cell office:value-type="string" calcext:value-type="string">
            <text:p><text:tab/><text:tab/>г. Коломна, ул. Филина, д. 6<text:tab/><text:tab/>(496) 615-30-08<text:tab/><text:tab/>г. Коломна, ул. Филина, д. 4<text:tab/><text:tab/>(496) 615-91-45<text:tab/><text:tab/>detsad42-kolomna.edumsko.ru</text:p>
          </table:table-cell>
        </table:table-row>
        <table:table-row table:style-name="ro1">
          <table:table-cell office:value-type="string" calcext:value-type="string">
            <text:p>Коробчеевская школа для обучающихся с ограниченными <text:s/>возможностями здоровья </text:p>
          </table:table-cell>
          <table:table-cell office:value-type="string" calcext:value-type="string">
            <text:p>М Б ОУ </text:p>
          </table:table-cell>
          <table:table-cell office:value-type="string" calcext:value-type="string">
            <text:p><text:tab/><text:tab/>Коломенский район, село Коробчеево, ул. Школьная, д. 1Б<text:tab/><text:tab/>(496) 617-63-03, (917) 581-39-68<text:tab/><text:tab/>korobcheevo- kolomna.edumsko.ru</text:p>
          </table:table-cell>
        </table:table-row>
        <table:table-row table:style-name="ro1">
          <table:table-cell office:value-type="string" calcext:value-type="string">
            <text:p>Жаворонок Детский сад комбинированного вида № 41 </text:p>
          </table:table-cell>
          <table:table-cell office:value-type="string" calcext:value-type="string">
            <text:p>МБДОУ. Группы для детей с ТНР и ЗПР. </text:p>
          </table:table-cell>
          <table:table-cell office:value-type="string" calcext:value-type="string">
            <text:p><text:tab/><text:tab/>г. Коломна, <text:s/>Окский просп., д. 21<text:tab/><text:tab/>(496) 613-62-54<text:tab/><text:tab/>javoronok-41-kolomna.edumsko.ru</text:p>
          </table:table-cell>
        </table:table-row>
        <table:table-row table:style-name="ro1">
          <table:table-cell office:value-type="string" calcext:value-type="string">
            <text:p>Лучики Детский сад компенсирующего вида </text:p>
          </table:table-cell>
          <table:table-cell office:value-type="string" calcext:value-type="string">
            <text:p>М Б ДОУ <text:s/>для глухих и слабослышащих детей </text:p>
          </table:table-cell>
          <table:table-cell office:value-type="string" calcext:value-type="string">
            <text:p><text:tab/><text:tab/>г. Коломна, ул. Малышева, д. 19Б<text:tab/><text:tab/>(496) 616-51-57<text:tab/><text:tab/>detsadluchiki- kolomna.edumsko.ru</text:p>
          </table:table-cell>
        </table:table-row>
        <table:table-row table:style-name="ro1">
          <table:table-cell office:value-type="string" calcext:value-type="string">
            <text:p>Надежда <text:s/>Школа для обучающихся с ограниченными возможностями <text:s/>здоровья </text:p>
          </table:table-cell>
          <table:table-cell office:value-type="string" calcext:value-type="string">
            <text:p>М Б ОУ </text:p>
          </table:table-cell>
          <table:table-cell office:value-type="string" calcext:value-type="string">
            <text:p><text:tab/><text:tab/>г. Коломна, ул. Октябрьской революции, д. 277<text:tab/><text:tab/>(496) 616-51-35, (496) 616-51-59<text:tab/><text:tab/>nadegda- kolomna.edumsko.ru</text:p>
          </table:table-cell>
        </table:table-row>
        <table:table-row table:style-name="ro1">
          <table:table-cell office:value-type="string" calcext:value-type="string">
            <text:p>Радуга Центр развития ребенка – детский сад </text:p>
          </table:table-cell>
          <table:table-cell office:value-type="string" calcext:value-type="string">
            <text:p>МБДОУ Отделение – (бывший Детский сад № 3 Ладушки) Г руппы компенсирующей направленности для детей с нарушениями раз вития речи и <text:s/>с нарушениями аутистического спектра. </text:p>
          </table:table-cell>
          <table:table-cell office:value-type="string" calcext:value-type="string">
            <text:p><text:tab/><text:tab/>Коломна, просп. Кирова, 43а, просп. Кирова, 42б<text:tab/><text:tab/>(496) 614-19-42, (496) 612-11-13, (496) 614-33-22<text:tab/><text:tab/>г. Коломна, пр-кт Кирова, д. 26<text:tab/><text:tab/>(496) 612-11-13<text:tab/><text:tab/>raduga- kolomna.edumsko.ru</text:p>
          </table:table-cell>
        </table:table-row>
        <table:table-row table:style-name="ro1">
          <table:table-cell office:value-type="string" calcext:value-type="string">
            <text:p>Королевский <text:s/>Семейный центр помощи семье и детям </text:p>
          </table:table-cell>
          <table:table-cell office:value-type="string" calcext:value-type="string">
            <text:p>ГКУСО, Министерство социального развития Московской области Служба комплексной помощи детям </text:p>
          </table:table-cell>
          <table:table-cell office:value-type="string" calcext:value-type="string">
            <text:p><text:tab/><text:tab/>г. Королев, ул. Островского, д. 2а<text:tab/><text:tab/>(495) 567-64-11, (495) 512-13-25<text:tab/><text:tab/>заботакоролев.рф</text:p>
          </table:table-cell>
        </table:table-row>
        <table:table-row table:style-name="ro1">
          <table:table-cell office:value-type="string" calcext:value-type="string">
            <text:p>Королев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несовершеннолетних с ограниченными ум ственными и физическими возможностями № 1 Отделение реабилитации несовершеннолетних с ограниченными ум ственными и физическими возможностями № 2 </text:p>
          </table:table-cell>
          <table:table-cell office:value-type="string" calcext:value-type="string">
            <text:p><text:tab/><text:tab/>г.о. Королёв, г. Королев, пр-д. Матросова, д. 5<text:tab/><text:tab/>(495) 519-35-92, <text:s/>(926) 885-05-62 (горячая линия, с 08:00 до <text:tab/><text:tab/>20:00)<text:tab/><text:tab/>г. Королев, мкр Юбилейный, ул. К.Д. Трофимова, д. 5, корп. 3<text:tab/><text:tab/>(498) 646-86-78<text:tab/><text:tab/>г. Королев, проезд Бурковский, д. 46 <text:tab/><text:tab/>(495) 519-02-83<text:tab/><text:tab/>korolevkcson.mo.socinfo.ru<text:tab/><text:tab/>vk.com/kcsoir_korolev</text:p>
          </table:table-cell>
        </table:table-row>
        <table:table-row table:style-name="ro1">
          <table:table-cell office:value-type="string" calcext:value-type="string">
            <text:p>Наш мир МБУ САШ </text:p>
          </table:table-cell>
          <table:table-cell office:value-type="string" calcext:value-type="string">
            <text:p>Cпортивная адаптивная школа. Настольные игры, дартс, настольный тен нис, футзал (спорт глухих). </text:p>
          </table:table-cell>
          <table:table-cell office:value-type="string" calcext:value-type="string">
            <text:p><text:tab/><text:tab/>г. Королев, ул. Ленина, д. 11/2<text:tab/><text:tab/>(495) 516-04-00<text:tab/><text:tab/>sportcom.korolev.ru/sportivnaya- adaptivnaya-shkola-nash-mir<text:tab/><text:tab/>vk.com/nash_mir_2014</text:p>
          </table:table-cell>
        </table:table-row>
        <table:table-row table:style-name="ro1">
          <table:table-cell office:value-type="string" calcext:value-type="string">
            <text:p>7 шагов <text:s/>Семейный центр </text:p>
          </table:table-cell>
          <table:table-cell office:value-type="string" calcext:value-type="string">
            <text:p>Занятия для детей с особенностями развития. Логопед, дефектолог. </text:p>
          </table:table-cell>
          <table:table-cell office:value-type="string" calcext:value-type="string">
            <text:p><text:tab/><text:tab/>г. Королев, ул. Калининградская, д. 17, корп. 2<text:tab/><text:tab/>(495) 220-79-89, (495) 543-36-15, (977) 657-16-07<text:tab/><text:tab/>7shag.ru<text:tab/><text:tab/>vk.com/7shag</text:p>
          </table:table-cell>
        </table:table-row>
        <table:table-row table:style-name="ro1">
          <table:table-cell office:value-type="string" calcext:value-type="string">
            <text:p>Бибигон <text:s/>Коррекционно- развивающий центр </text:p>
          </table:table-cell>
          <table:table-cell office:value-type="string" calcext:value-type="string">
            <text:p>Работа с детьми с задержками речевого и психического развития, с рас стройством аутистического спектра (РАС и РДА), генетическими синдро мами, двигательными нарушениями, трудностями в формировании <text:s/>школьных навыков, проблемами поведения и <text:s/>социальной адаптации. <text:s/>Психомоторная коррекция, RDI (Юлия Снежко), логопед, психолог, мини- группы и подготовка к школе и др. </text:p>
          </table:table-cell>
          <table:table-cell office:value-type="string" calcext:value-type="string">
            <text:p><text:tab/><text:tab/>г. Королев, проспект Космонавтов, д. 33/1<text:tab/><text:tab/>(985) 780-78-41<text:tab/><text:tab/>vk.com/bibigoonkor</text:p>
          </table:table-cell>
        </table:table-row>
        <table:table-row table:style-name="ro1">
          <table:table-cell office:value-type="string" calcext:value-type="string">
            <text:p>Клевер <text:s/>Психолого- педагогический центр </text:p>
          </table:table-cell>
          <table:table-cell office:value-type="string" calcext:value-type="string">
            <text:p>Коррекционная психология для детей и взрослых. Логопедия и дефекто логия. Независимая психолого- педагогическая экспертиза. <text:s text:c="2"/>Телесно- ориентированные практики в психологии для детей и взрослых. <text:s/>Коррекционные занятия для детей с <text:s/>диагнозами: Аутизм, ДЦП, ЗПР, <text:s/>Синдром Дауна, СДВГ. <text:s text:c="2"/>Коммуникативно- игровая терапия. Коррекция на стабилоплатформе (БОС). Нейроакустическая стереости муляция. Подготовка к школе детей с особенностями развития. </text:p>
          </table:table-cell>
          <table:table-cell office:value-type="string" calcext:value-type="string">
            <text:p><text:tab/><text:tab/>г. Королев, ул. Орджоникидзе, д. 5в<text:tab/><text:tab/>(917) 501-64-70<text:tab/><text:tab/>vk.com/public106004117</text:p>
          </table:table-cell>
        </table:table-row>
        <table:table-row table:style-name="ro1">
          <table:table-cell office:value-type="string" calcext:value-type="string">
            <text:p>Мозаика <text:s/>Коррекционно- развивающий центр <text:s/></text:p>
          </table:table-cell>
          <table:table-cell office:value-type="string" calcext:value-type="string">
            <text:p>Профессиональная поддержка нейропсихолога, логопеда и психолога. Дети с ЗПР, ЗРР, ДЦП, синдромом Дауна, аутизмом, СДВГ. Томатис. Нейропсихологическая коррекция. Логопедический массаж. АВА- терапия. DIRFLORTIME. Мозжечковая стимуляция. Сенсорная интеграция. </text:p>
          </table:table-cell>
          <table:table-cell office:value-type="string" calcext:value-type="string">
            <text:p><text:tab/><text:tab/>г. Королев, мкр. Юбилейный, ул. Ленинская, д. 12<text:tab/><text:tab/>(915) 275-12-34<text:tab/><text:tab/>krc-mozaika.ru</text:p>
          </table:table-cell>
        </table:table-row>
        <table:table-row table:style-name="ro1">
          <table:table-cell office:value-type="string" calcext:value-type="string">
            <text:p>Мысли <text:s/>Центр детской нейропсихологии и логопедии </text:p>
          </table:table-cell>
          <table:table-cell office:value-type="string" calcext:value-type="string">
            <text:p>Профилактика и помощь детям с речевыми патологиями. Услуги: диагностика, нейропсихолог, психолог, подготовка к школе, лого пед. Методы: Замещающий онтогенез. Сенсомоторная интеграция. АФК. <text:s/>Мозжечковая стимуляция. Логоритмика. Forbrain. Soundsory. Психокоррекция. МАК. Арт-терапия. Семейная психотерапия. </text:p>
          </table:table-cell>
          <table:table-cell office:value-type="string" calcext:value-type="string">
            <text:p><text:tab/><text:tab/>г. Королев, ул. Пионерская, д. 30, корп. 8<text:tab/><text:tab/>(901) 500-94-09<text:tab/><text:tab/>mysli- korolev.ru</text:p>
          </table:table-cell>
        </table:table-row>
        <table:table-row table:style-name="ro1">
          <table:table-cell office:value-type="string" calcext:value-type="string">
            <text:p>Перемена <text:s/>Психологический центр </text:p>
          </table:table-cell>
          <table:table-cell office:value-type="string" calcext:value-type="string">
            <text:p>Современные прорывные методы развития речи и <text:s/>интеллекта детей. <text:s/>Логопедия (ЗРР, ОНР, включая сложные случаи), логопед- <text:s/>дефектолог, <text:s/>логоритмика. Нейропсихология (безмедикаментозный метод сенсомотор ной коррекции и развития ребенка). Профориентация подростков, раз витие навыков для успешной учебы. Есть центр в г. Щелково. </text:p>
          </table:table-cell>
          <table:table-cell office:value-type="string" calcext:value-type="string">
            <text:p><text:tab/><text:tab/>г. Королев, ул. Спартаковская, д. 11<text:tab/><text:tab/>(495) 516-91-18<text:tab/><text:tab/>nphelp.ru</text:p>
          </table:table-cell>
        </table:table-row>
        <table:table-row table:style-name="ro1">
          <table:table-cell office:value-type="string" calcext:value-type="string">
            <text:p>Семицветик <text:s/>Детский нейропсихологический центр </text:p>
          </table:table-cell>
          <table:table-cell office:value-type="string" calcext:value-type="string">
            <text:p>Нейропсихологическая коррекция и психотерапевтическая работа. Услуги <text:s/>логопеда, педагога- <text:s/>дефектолога и нейролингвиста. </text:p>
          </table:table-cell>
          <table:table-cell office:value-type="string" calcext:value-type="string">
            <text:p><text:tab/><text:tab/>г. Королев, <text:s/>просп. Королёва, д. 5Д, корп. 1, 3 этаж, помещение <text:tab/><text:tab/>312, каб. 7<text:tab/><text:tab/>(901) 368-54-34 <text:tab/><text:tab/>nejropsi.ru<text:tab/><text:tab/>club168508936.vsite.biz</text:p>
          </table:table-cell>
        </table:table-row>
        <table:table-row table:style-name="ro1">
          <table:table-cell office:value-type="string" calcext:value-type="string">
            <text:p>Успех <text:s/>Нейрологопедический центр <text:s/></text:p>
          </table:table-cell>
          <table:table-cell office:value-type="string" calcext:value-type="string">
            <text:p>Направления: алалия, аутизм, СДВГ, ЗПР, ЗПРР, речевые трудности, метод <text:s/>А.ТОМАТИСА (BESSON), биоакустическая коррекция (БАК), метод INTIME. Есть центр в Мытищах. </text:p>
          </table:table-cell>
          <table:table-cell office:value-type="string" calcext:value-type="string">
            <text:p><text:tab/><text:tab/>г. Королёв, ул. Г орького, д. 12<text:tab/><text:tab/>(929) 946-64-71 (Пн- Сб 9:00-20:00)<text:tab/><text:tab/>(929) 695-69-08 (Пн- Сб 20:00-22:00, Воскр-е)<text:tab/><text:tab/>(929) 695-69-08 Телефон методического руководителя<text:tab/><text:tab/>uspeh-dc.ru</text:p>
          </table:table-cell>
        </table:table-row>
        <table:table-row table:style-name="ro1">
          <table:table-cell office:value-type="string" calcext:value-type="string">
            <text:p>Чебурашка Детский сад комбинированного вида № 23 </text:p>
          </table:table-cell>
          <table:table-cell office:value-type="string" calcext:value-type="string">
            <text:p>МБДОУ Корпус 2 (бывший д/с № 6 Дюймовочка д <text:s/>ля детей с нарушением речи) </text:p>
          </table:table-cell>
          <table:table-cell office:value-type="string" calcext:value-type="string">
            <text:p><text:tab/><text:tab/>г. Королёв, ул. Г агарина, д. 26Б<text:tab/><text:tab/>(495) 516-60-58<text:tab/><text:tab/>г. Королев, ул. Г агарина, д. 38Б<text:tab/><text:tab/>(495) 511-59-28<text:tab/><text:tab/>ds23.edu.korolev.ru</text:p>
          </table:table-cell>
        </table:table-row>
        <table:table-row table:style-name="ro1">
          <table:table-cell office:value-type="string" calcext:value-type="string">
            <text:p>Гимназия № 18 имени И.Я. Илюшина </text:p>
          </table:table-cell>
          <table:table-cell office:value-type="string" calcext:value-type="string">
            <text:p>МБОУ Здание 3 («бывший д/с № 16 Забава) Компенсирующие логопедические группы </text:p>
          </table:table-cell>
          <table:table-cell office:value-type="string" calcext:value-type="string">
            <text:p><text:tab/><text:tab/>г. Королев, пр-т Космонавтов, д. 37Б<text:tab/><text:tab/>(495) 519-51-80<text:tab/><text:tab/>г. Королев, просп. Космонавтов, д. 45Б<text:tab/><text:tab/>(495) 519-12-81, (495) 519-14-47<text:tab/><text:tab/>gymnkor18.edumsko.ru</text:p>
          </table:table-cell>
        </table:table-row>
        <table:table-row table:style-name="ro1">
          <table:table-cell office:value-type="string" calcext:value-type="string">
            <text:p>Карусель Детский сад комбинированного вида № 42 </text:p>
          </table:table-cell>
          <table:table-cell office:value-type="string" calcext:value-type="string">
            <text:p>МАДОУ <text:s text:c="2"/>д ля детей с ОВЗ Здание 2 (бывший д/с №41 Планета детства) </text:p>
          </table:table-cell>
          <table:table-cell office:value-type="string" calcext:value-type="string">
            <text:p><text:tab/><text:tab/>г. Королев, мкр. Первомайский, ул. Советская, д. 15А<text:tab/><text:tab/>(498) 719-00-42, (495) 515-15-56<text:tab/><text:tab/>г. Королев, мкр. Первомайский, ул. Советская, д. 9<text:tab/><text:tab/>(495) 509-15-35<text:tab/><text:tab/>ds42.edu.korolev.ru</text:p>
          </table:table-cell>
        </table:table-row>
        <table:table-row table:style-name="ro1">
          <table:table-cell office:value-type="string" calcext:value-type="string">
            <text:p>Школа-интернат для обучающихся с ограниченными <text:s/>возможностями здоровья </text:p>
          </table:table-cell>
          <table:table-cell office:value-type="string" calcext:value-type="string">
            <text:p>М К ОУ </text:p>
          </table:table-cell>
          <table:table-cell office:value-type="string" calcext:value-type="string">
            <text:p><text:tab/><text:tab/>г. Королев, мкр. Первомайский, ул. Г орького, д. 16<text:tab/><text:tab/>(495) 515-40-75<text:tab/><text:tab/>school- orphan.ru</text:p>
          </table:table-cell>
        </table:table-row>
        <table:table-row table:style-name="ro1">
          <table:table-cell office:value-type="string" calcext:value-type="string">
            <text:p>Школа-интернат для слепых и слабовидящих детей </text:p>
          </table:table-cell>
          <table:table-cell office:value-type="string" calcext:value-type="string">
            <text:p>МБОУ ШИ </text:p>
          </table:table-cell>
          <table:table-cell office:value-type="string" calcext:value-type="string">
            <text:p><text:tab/><text:tab/>г. Королев, мкр. Первомайский, ул. Кирова, д. 40/4<text:tab/><text:tab/>(495) 515-91-45<text:tab/><text:tab/>internat.edusite.ru<text:tab/><text:tab/>vk.com/club114815006</text:p>
          </table:table-cell>
        </table:table-row>
        <table:table-row table:style-name="ro1">
          <table:table-cell office:value-type="string" calcext:value-type="string">
            <text:p>Люберец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обслуживания Московской области Отделение реабилитации для детей- инвалидов и детей с ограниченными <text:s/>возможностями здоровья (ОРДИ № 3 г. Котельники) </text:p>
          </table:table-cell>
          <table:table-cell office:value-type="string" calcext:value-type="string">
            <text:p><text:tab/><text:tab/>г. Котельники, мкр. Силикат, д. 12А<text:tab/><text:tab/>(495) 551-88-87<text:tab/><text:tab/>kcsorluberec.ru</text:p>
          </table:table-cell>
        </table:table-row>
        <table:table-row table:style-name="ro1">
          <table:table-cell office:value-type="string" calcext:value-type="string">
            <text:p>Детство Детский сад комбинированного вида </text:p>
          </table:table-cell>
          <table:table-cell office:value-type="string" calcext:value-type="string">
            <text:p>М А ДОУ Группы для детей с нарушениями речи. </text:p>
          </table:table-cell>
          <table:table-cell office:value-type="string" calcext:value-type="string">
            <text:p><text:tab/><text:tab/>г. Котельники, Белая Дача, д. 9<text:tab/><text:tab/>(495) 559-75-27<text:tab/><text:tab/>detstvo- kotel.edumsko.ru</text:p>
          </table:table-cell>
        </table:table-row>
        <table:table-row table:style-name="ro1">
          <table:table-cell office:value-type="string" calcext:value-type="string">
            <text:p>Маргаритка Детский сад комбинированного вида </text:p>
          </table:table-cell>
          <table:table-cell office:value-type="string" calcext:value-type="string">
            <text:p>МБДОУ Адаптированные основные образовательные программы дошкольного <text:s/>образования обучающихся с расстройствами аутистического спектра, <text:s/>с тяжелыми нарушениями речи, с умственной отсталостью (интеллекту альными нарушениями) </text:p>
          </table:table-cell>
          <table:table-cell office:value-type="string" calcext:value-type="string">
            <text:p><text:tab/><text:tab/>г. Котельники, Яничкин пр., д. 11<text:tab/><text:tab/>(498) 672-14-18, (498) 659-89-02<text:tab/><text:tab/>margaritka- kotel.edumsko.ru</text:p>
          </table:table-cell>
        </table:table-row>
        <table:table-row table:style-name="ro1">
          <table:table-cell office:value-type="string" calcext:value-type="string">
            <text:p>Планета Я  Центр психолого- педагогической, медицинской <text:s/>и социальной помощи </text:p>
          </table:table-cell>
          <table:table-cell office:value-type="string" calcext:value-type="string">
            <text:p>МБОУ для детей, нуждающихся в психолого- <text:s/>педагогической и медико- - социальной помощи. </text:p>
          </table:table-cell>
          <table:table-cell office:value-type="string" calcext:value-type="string">
            <text:p><text:tab/><text:tab/>г.о. Красноармейск, ул. Академика Янгеля, д. 33<text:tab/><text:tab/>(496) 538-27-74<text:tab/><text:tab/>cpprik.ucoz.ru</text:p>
          </table:table-cell>
        </table:table-row>
        <table:table-row table:style-name="ro1">
          <table:table-cell office:value-type="string" calcext:value-type="string">
            <text:p>Пушкинский комплексный центр социального <text:s/>обслуживания населения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етей с ограниченными умственными и физи ческими возможностями </text:p>
          </table:table-cell>
          <table:table-cell office:value-type="string" calcext:value-type="string">
            <text:p><text:tab/><text:tab/>г. Красноармейск, ул. Свердлова, д. 17<text:tab/><text:tab/>(496) 538-24-36<text:tab/><text:tab/>пушкиноцсо.рф/?page_id=1693<text:tab/><text:tab/>vk.com/kcsoir_pushkino</text:p>
          </table:table-cell>
        </table:table-row>
        <table:table-row table:style-name="ro1">
          <table:table-cell office:value-type="string" calcext:value-type="string">
            <text:p>Гимназия № 6 </text:p>
          </table:table-cell>
          <table:table-cell office:value-type="string" calcext:value-type="string">
            <text:p>М А ОУ Дошкольное отделение «Белочка» Адаптированные основные образовательные программы дошкольного <text:s/>образования обучающихся с тяжелыми нарушениями речи, с задержкой <text:s/>психического развития </text:p>
          </table:table-cell>
          <table:table-cell office:value-type="string" calcext:value-type="string">
            <text:p><text:tab/><text:tab/>г. Красноармейск, мкр. Северный, д. 24<text:tab/><text:tab/>(496) 538-25-52<text:tab/><text:tab/>г. Красноармейск, мкр. Северный, д. 34<text:tab/><text:tab/>(496) 538-26-80<text:tab/><text:tab/>gimn6.edumsko.ru</text:p>
          </table:table-cell>
        </table:table-row>
        <table:table-row table:style-name="ro1">
          <table:table-cell office:value-type="string" calcext:value-type="string">
            <text:p>Школа № 1 </text:p>
          </table:table-cell>
          <table:table-cell office:value-type="string" calcext:value-type="string">
            <text:p>МБОУ <text:s/>СОШ Дошкольное отделение Адаптированная основная образовательная программа дошкольного об разования обучающихся с тяжелыми нарушениями речи </text:p>
          </table:table-cell>
          <table:table-cell office:value-type="string" calcext:value-type="string">
            <text:p><text:tab/><text:tab/>г. Красноармейск, ул. Академика Янгеля, д. 31<text:tab/><text:tab/>(496) 538-28-30<text:tab/><text:tab/>г. Красноармейск, ул. Морозова, д. 15<text:tab/><text:tab/>(496) 538-20-65<text:tab/><text:tab/>school1krasno.edumsko.ru</text:p>
          </table:table-cell>
        </table:table-row>
        <table:table-row table:style-name="ro1">
          <table:table-cell office:value-type="string" calcext:value-type="string">
            <text:p>Школа № 4 </text:p>
          </table:table-cell>
          <table:table-cell office:value-type="string" calcext:value-type="string">
            <text:p>МБОУ <text:s/>СОШ Дошкольное отделение «Светлячок» Адаптированные основные образовательные программы дошкольного <text:s/>образования обучающихся с тяжелыми нарушениями речи </text:p>
          </table:table-cell>
          <table:table-cell office:value-type="string" calcext:value-type="string">
            <text:p><text:tab/><text:tab/>г. Красноармейск, ул. Новая Жизнь, д. 1а<text:tab/><text:tab/>(496) 538-22-33<text:tab/><text:tab/>г. Красноармейск, ул. Чкалова, д. 11<text:tab/><text:tab/>(496) 538-20-15<text:tab/><text:tab/>krasno-sch4.edumsko.ru</text:p>
          </table:table-cell>
        </table:table-row>
        <table:table-row table:style-name="ro1">
          <table:table-cell office:value-type="string" calcext:value-type="string">
            <text:p>Школа-интернат для обучающихся с ограниченными <text:s/>возможностями 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tab/><text:tab/>г.о. Красноармейск, ул. Клубная, д. 17<text:tab/><text:tab/>(496) 538-29-35<text:tab/><text:tab/>krasno- school-internat.edumsko.ru</text:p>
          </table:table-cell>
        </table:table-row>
        <table:table-row table:style-name="ro1">
          <table:table-cell office:value-type="string" calcext:value-type="string">
            <text:p>Красногорский Семейный центр помощи семье и детям </text:p>
          </table:table-cell>
          <table:table-cell office:value-type="string" calcext:value-type="string">
            <text:p>Служба комплексной помощи детям (стационар, полустационар) </text:p>
          </table:table-cell>
          <table:table-cell office:value-type="string" calcext:value-type="string">
            <text:p><text:tab/><text:tab/>г.о. Красногорск, Центральный проезд, д. 25<text:tab/><text:tab/>(495) 564-63-56<text:tab/><text:tab/>(495) 564 67 56<text:tab/><text:tab/>krasnogorsk-srcn.mo.socinfo.ru</text:p>
          </table:table-cell>
        </table:table-row>
        <table:table-row table:style-name="ro1">
          <table:table-cell office:value-type="string" calcext:value-type="string">
            <text:p>Созвездие <text:s/>Образовательный центр </text:p>
          </table:table-cell>
          <table:table-cell office:value-type="string" calcext:value-type="string">
            <text:p>МБОУ для детей, нуждающихся в психолого- <text:s/>педагогическом и медико- - социальном сопровождении Коррекционное отделение <text:s/></text:p>
          </table:table-cell>
          <table:table-cell office:value-type="string" calcext:value-type="string">
            <text:p><text:tab/><text:tab/>г. Красногорск, ул. Б. Комсомольская, д. 13Б<text:tab/><text:tab/>(498) 568-56-00<text:tab/><text:tab/>г. Красногорск, ул. Народного ополчения, д. 21<text:tab/><text:tab/>(495) 564-63-41<text:tab/><text:tab/>center-psi.ru</text:p>
          </table:table-cell>
        </table:table-row>
        <table:table-row table:style-name="ro1">
          <table:table-cell office:value-type="string" calcext:value-type="string">
            <text:p>Boom Kids <text:s/>Академия развития интеллекта </text:p>
          </table:table-cell>
          <table:table-cell office:value-type="string" calcext:value-type="string">
            <text:p>Коррекционные программы. Логопедия (от 2,5 лет), Нейропсихология (от 4 до 12 лет), Сенсорная ин теграция и эрготерапия (от 1,5 до 12 лет). </text:p>
          </table:table-cell>
          <table:table-cell office:value-type="string" calcext:value-type="string">
            <text:p><text:tab/><text:tab/>г. Красногорск, Павшинская пойма, Красногорский бульв., д. 8<text:tab/><text:tab/>(916) 128-54-78<text:tab/><text:tab/>poyma.academyboomkids.ru</text:p>
          </table:table-cell>
        </table:table-row>
        <table:table-row table:style-name="ro1">
          <table:table-cell office:value-type="string" calcext:value-type="string">
            <text:p>NARNIA ABA-центр </text:p>
          </table:table-cell>
          <table:table-cell office:value-type="string" calcext:value-type="string">
            <text:p>Работа с детьми с особенностями развития (РАС, ЗПР, СДВГ, синдром Дауна <text:s/>и др.) методом АВА-терапии. </text:p>
          </table:table-cell>
          <table:table-cell office:value-type="string" calcext:value-type="string">
            <text:p><text:tab/><text:tab/>г. Красногорск, уул. Ленина, д. 45<text:tab/><text:tab/>(495) 877-44-39<text:tab/><text:tab/>abanarnia.ru<text:tab/><text:tab/>vk.com/annarynkovskaya</text:p>
          </table:table-cell>
        </table:table-row>
        <table:table-row table:style-name="ro1">
          <table:table-cell office:value-type="string" calcext:value-type="string">
            <text:p>В наших руках АВА-центр для детей с особенностями развития <text:s/></text:p>
          </table:table-cell>
          <table:table-cell office:value-type="string" calcext:value-type="string">
            <text:p>АВА-терапия, DIR\FLOORTIME подход, классический подход Выготского <text:s/>Л.С., логопедия, нейрокоррекция, элементы сенсорной интеграции. </text:p>
          </table:table-cell>
          <table:table-cell office:value-type="string" calcext:value-type="string">
            <text:p><text:tab/><text:tab/>г.о. Красногорск, п. Нахабино, ул. Красноармейская, д. 70<text:tab/><text:tab/>г. Красногорск, Красногорский бульвар, д. 9<text:tab/><text:tab/>(495) 997-00-75<text:tab/><text:tab/>(985) 997-00-75<text:tab/><text:tab/>aba-sluzhba.ru<text:tab/><text:tab/>vk.com/club137515258</text:p>
          </table:table-cell>
        </table:table-row>
        <table:table-row table:style-name="ro1">
          <table:table-cell office:value-type="string" calcext:value-type="string">
            <text:p>Красногорский Союз многодетных и семей с детьми- инвалидами </text:p>
          </table:table-cell>
          <table:table-cell office:value-type="string" calcext:value-type="string">
            <text:p>Благотворительная общественная организация Медико- <text:s/>психолого- педагогическая работа, обучение, психологическая <text:s/>поддержка семьи, юридическая поддержка семьи. </text:p>
          </table:table-cell>
          <table:table-cell office:value-type="string" calcext:value-type="string">
            <text:p><text:tab/><text:tab/>г. Красногорск, Ильинское шоссе, д. 6<text:tab/><text:tab/>(967) 119-00-09<text:tab/><text:tab/>soyuzsemey.ru</text:p>
          </table:table-cell>
        </table:table-row>
        <table:table-row table:style-name="ro1">
          <table:table-cell office:value-type="string" calcext:value-type="string">
            <text:p>Лея Центр психологии, логопедии и нейрокоррекции </text:p>
          </table:table-cell>
          <table:table-cell office:value-type="string" calcext:value-type="string">
            <text:p>Комплексная психологическая, логопедическая, нейропсихологическая <text:s/>и коррекционная помощь взрослым и детям. </text:p>
          </table:table-cell>
          <table:table-cell office:value-type="string" calcext:value-type="string">
            <text:p><text:tab/><text:tab/>г. Красногорск, ул. Игоря Мерлушкина, д. 10, в центре «Улей» на <text:tab/><text:tab/>втором этаже<text:tab/><text:tab/>(903) 707-77-33<text:tab/><text:tab/>leya-psy.ru</text:p>
          </table:table-cell>
        </table:table-row>
        <table:table-row table:style-name="ro1">
          <table:table-cell office:value-type="string" calcext:value-type="string">
            <text:p>Лимонадвиль <text:s/>Оздоровительный центр коррекционно- реабилитационной <text:s/>поддержки </text:p>
          </table:table-cell>
          <table:table-cell office:value-type="string" calcext:value-type="string">
            <text:p>Логопеды, нейропсихологи, психологи, дефектологи. Нейропсихологи - ческая диагностика, нейропсихологическая коррекция, ЛФК и <text:s/>кинезио терапия, сенсорная интеграция </text:p>
          </table:table-cell>
          <table:table-cell office:value-type="string" calcext:value-type="string">
            <text:p><text:tab/><text:tab/>г. Красногорск, ул. Авангардная, д. 3<text:tab/><text:tab/>(985) 361-04-20, (495) 500-59-90, (495) 500-59-99<text:tab/><text:tab/>lemonadeville.vsite.biz</text:p>
          </table:table-cell>
        </table:table-row>
        <table:table-row table:style-name="ro1">
          <table:table-cell office:value-type="string" calcext:value-type="string">
            <text:p>ЛОГОЛЕНДиЯ <text:s/>Лицензированный центр развития и коррекции речи </text:p>
          </table:table-cell>
          <table:table-cell office:value-type="string" calcext:value-type="string">
            <text:p>Логопеды, нейропсихологи, психологи, дефектологи, арт-терапевты и др. <text:s/>Индивидуальные и групповые формы занятий, в диаде, совмещенные. </text:p>
          </table:table-cell>
          <table:table-cell office:value-type="string" calcext:value-type="string">
            <text:p><text:tab/><text:tab/>г. Красногорск, Красногорский б-р, д. 26, подъезд 4<text:tab/><text:tab/>г. Красногорск, Красногорский б-р, д. 13, корп. 1<text:tab/><text:tab/>(495) 135-37-88<text:tab/><text:tab/>logolandiya.ru</text:p>
          </table:table-cell>
        </table:table-row>
        <table:table-row table:style-name="ro1">
          <table:table-cell office:value-type="string" calcext:value-type="string">
            <text:p>Начальная школа – детский сад </text:p>
          </table:table-cell>
          <table:table-cell office:value-type="string" calcext:value-type="string">
            <text:p>МБОУ. Для детей с нарушением зрения. После окончания начальной школы дети <text:s/>продолжают учиться в школе гимназии N5 </text:p>
          </table:table-cell>
          <table:table-cell office:value-type="string" calcext:value-type="string">
            <text:p><text:tab/><text:tab/>г. Красногорск, ул. 50 лет Октября, 8а<text:tab/><text:tab/>(498) 562-76-12, (498) 562-77-23<text:tab/><text:tab/>oommskou.edumsko.ru</text:p>
          </table:table-cell>
        </table:table-row>
        <table:table-row table:style-name="ro1">
          <table:table-cell office:value-type="string" calcext:value-type="string">
            <text:p>Гимназия № 5 </text:p>
          </table:table-cell>
          <table:table-cell office:value-type="string" calcext:value-type="string">
            <text:p>МБОУ Коррекционные классы для детей с нарушением зрения, слабослышащих <text:s/>и позднооглохших </text:p>
          </table:table-cell>
          <table:table-cell office:value-type="string" calcext:value-type="string">
            <text:p><text:tab/><text:tab/>г. Красногорск, ул. Комсомольская, д. 7А<text:tab/><text:tab/>(495) 562-42-06<text:tab/><text:tab/>gimnaziya5.edumsko.ru</text:p>
          </table:table-cell>
        </table:table-row>
        <table:table-row table:style-name="ro1">
          <table:table-cell office:value-type="string" calcext:value-type="string">
            <text:p>Созвездие Образовательный центр </text:p>
          </table:table-cell>
          <table:table-cell office:value-type="string" calcext:value-type="string">
            <text:p>МБОУ для детей, нуждающихся в психолого- <text:s/>педагогическом и медико- - социальном сопровождении </text:p>
          </table:table-cell>
          <table:table-cell office:value-type="string" calcext:value-type="string">
            <text:p><text:tab/><text:tab/>г. Красногорск, ул. Б. Комсомольская, д. 13Б<text:tab/><text:tab/>(498) 568-56-00<text:tab/><text:tab/>center-psi.ru</text:p>
          </table:table-cell>
        </table:table-row>
        <table:table-row table:style-name="ro1">
          <table:table-cell office:value-type="string" calcext:value-type="string">
            <text:p>Одинцовс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етей с <text:s/>ограниченными физическими и <text:s/>умствен ными возможностями: </text:p>
          </table:table-cell>
          <table:table-cell office:value-type="string" calcext:value-type="string">
            <text:p><text:tab/><text:tab/>г. Одинцово, ул. Молодежная, д. 18, оф. 402<text:tab/><text:tab/>(495) 591-85-96<text:tab/><text:tab/>г. Краснознаменск, ул. Мира, д. 13<text:tab/><text:tab/>(498) 676-05-06<text:tab/><text:tab/>odinkcson.mo.socinfo.ru</text:p>
          </table:table-cell>
        </table:table-row>
        <table:table-row table:style-name="ro1">
          <table:table-cell office:value-type="string" calcext:value-type="string">
            <text:p>Средняя общеобразовательная школа № 1 г. Краснознаменска </text:p>
          </table:table-cell>
          <table:table-cell office:value-type="string" calcext:value-type="string">
            <text:p>МАОУ Специальное(коррекционное) начальное общее и основное общее обра зование VII и VIII вида </text:p>
          </table:table-cell>
          <table:table-cell office:value-type="string" calcext:value-type="string">
            <text:p><text:tab/><text:tab/>г. Краснознаменск, ул. Октябрьская, 16<text:tab/><text:tab/>(401) 642-75-54<text:tab/><text:tab/>kzschool.ru</text:p>
          </table:table-cell>
        </table:table-row>
        <table:table-row table:style-name="ro1">
          <table:table-cell office:value-type="string" calcext:value-type="string">
            <text:p>Лобнен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Есть отделение в Долгопрудном. </text:p>
          </table:table-cell>
          <table:table-cell office:value-type="string" calcext:value-type="string">
            <text:p><text:tab/><text:tab/>г. Лобня, ул. Авиационная, д. 6<text:tab/><text:tab/>(495) 579-01-79<text:tab/><text:tab/>vk.com/src_lobnya</text:p>
          </table:table-cell>
        </table:table-row>
        <table:table-row table:style-name="ro1">
          <table:table-cell office:value-type="string" calcext:value-type="string">
            <text:p>Дмитровский <text:s/>Семейный центр </text:p>
          </table:table-cell>
          <table:table-cell/>
          <table:table-cell office:value-type="string" calcext:value-type="string">
            <text:p><text:tab/><text:tab/>г. Лобня, ул. Аэропортовская, д. 8<text:tab/><text:tab/>(495) 993-91-40<text:tab/><text:tab/>scdmitrov.ru</text:p>
          </table:table-cell>
        </table:table-row>
        <table:table-row table:style-name="ro1">
          <table:table-cell office:value-type="string" calcext:value-type="string">
            <text:p>Центр диагностики и консультирования </text:p>
          </table:table-cell>
          <table:table-cell office:value-type="string" calcext:value-type="string">
            <text:p>МКОУ для детей и подростков с ограниченными возможностями здоровья <text:s/>от 3 до 18 лет </text:p>
          </table:table-cell>
          <table:table-cell office:value-type="string" calcext:value-type="string">
            <text:p><text:tab/><text:tab/>г.о. Лобня, г. Лобня, ул. Деповская, д. 18А, помещение 4<text:tab/><text:tab/>(498) 684-25-64, (925) 174-40-41<text:tab/><text:tab/>mkoucdk.ru</text:p>
          </table:table-cell>
        </table:table-row>
        <table:table-row table:style-name="ro1">
          <table:table-cell office:value-type="string" calcext:value-type="string">
            <text:p>ДиаЛог </text:p>
          </table:table-cell>
          <table:table-cell office:value-type="string" calcext:value-type="string">
            <text:p>Коррекционно- <text:s/>логопедический центр Нарушения звукопроизношения, комплексные нарушения речи, ЗПР, ЗРР, <text:s/>нарушения поведения, аутичные проявления, трудности самоконтроля, <text:s/>снижения внимания и памяти и т.д. Логопеды, психологи, нейропсихологи </text:p>
          </table:table-cell>
          <table:table-cell office:value-type="string" calcext:value-type="string">
            <text:p><text:tab/><text:tab/>г. Лобня, Кольцевая улица, 1В<text:tab/><text:tab/>(915) 286-99-14<text:tab/><text:tab/>logoped- dialog.ru</text:p>
          </table:table-cell>
        </table:table-row>
        <table:table-row table:style-name="ro1">
          <table:table-cell office:value-type="string" calcext:value-type="string">
            <text:p>Заюшка </text:p>
          </table:table-cell>
          <table:table-cell office:value-type="string" calcext:value-type="string">
            <text:p>Логопедический центр Дети с алалией, диспраксией, ринолалией, дизартрией и др. <text:s/>Логопеды, <text:s/>нейропсихолог. Логопедический массаж. БАК. АВА-терапия. </text:p>
          </table:table-cell>
          <table:table-cell office:value-type="string" calcext:value-type="string">
            <text:p><text:tab/><text:tab/>г. Лобня, ул. Жирохова, д. 5<text:tab/><text:tab/>(985) 152-07-61, (964) 630-82-60 (WhatsApp)<text:tab/><text:tab/>zaboltau.ru</text:p>
          </table:table-cell>
        </table:table-row>
        <table:table-row table:style-name="ro1">
          <table:table-cell office:value-type="string" calcext:value-type="string">
            <text:p>Школа № 6 </text:p>
          </table:table-cell>
          <table:table-cell office:value-type="string" calcext:value-type="string">
            <text:p>МБОУ <text:s/>СОШ Дошкольное отделение Комбинированные группы для детей с ТНР и ЗПР. </text:p>
          </table:table-cell>
          <table:table-cell office:value-type="string" calcext:value-type="string">
            <text:p><text:tab/><text:tab/>г. Лобня, уд. Аэропортовская, д. 1<text:tab/><text:tab/>(495) 579-43-43<text:tab/><text:tab/>г. Лобня, ул. Текстильная, д. 14а<text:tab/><text:tab/>(498) 705-73-16<text:tab/><text:tab/>г. Лобня, ул. Молодёжная, д. 16<text:tab/><text:tab/>(498) 619-57-05<text:tab/><text:tab/>s6-lobnya.edumsko.ru</text:p>
          </table:table-cell>
        </table:table-row>
        <table:table-row table:style-name="ro1">
          <table:table-cell office:value-type="string" calcext:value-type="string">
            <text:p>Специальная (коррекционная) общеобразовательная школа </text:p>
          </table:table-cell>
          <table:table-cell office:value-type="string" calcext:value-type="string">
            <text:p>МБС(К)ОУ для обучающихся, воспитанников с ограниченными возмож ностями здоровья </text:p>
          </table:table-cell>
          <table:table-cell office:value-type="string" calcext:value-type="string">
            <text:p><text:tab/><text:tab/>г. Лобня, ул. Павлика Морозова, здание 1, корпус 6<text:tab/><text:tab/>(495) 577-10-02<text:tab/><text:tab/>skosh.obrpro.ru</text:p>
          </table:table-cell>
        </table:table-row>
        <table:table-row table:style-name="ro1">
          <table:table-cell office:value-type="string" calcext:value-type="string">
            <text:p>Доверие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tab/><text:tab/>г. Лосино- Петровский, ул. Г орького, д. 1<text:tab/><text:tab/>(496) 567-64-70, (496) 567-63-61<text:tab/><text:tab/>гкоу-мо-доверие.рф</text:p>
          </table:table-cell>
        </table:table-row>
        <table:table-row table:style-name="ro1">
          <table:table-cell office:value-type="string" calcext:value-type="string">
            <text:p>Королев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несовершеннолетних с ограниченными умствен ными и физическими возможностями № 4 Социальное обслуживание в отделениях дневного пребывания для реаби литации инвалидов лиц до 18 лет (полустационар) </text:p>
          </table:table-cell>
          <table:table-cell office:value-type="string" calcext:value-type="string">
            <text:p><text:tab/><text:tab/>г.о. Королёв, г. Королев, пр-д. Матросова, д. 5<text:tab/><text:tab/>(495) 519-35-92, <text:s/>(926) 885-05-62 (горячая линия, с 08:00 до <text:tab/><text:tab/>20:00)<text:tab/><text:tab/>г. Лосино- Петровский, ул. Пушкина, д. 13<text:tab/><text:tab/>(496) 567-51-25<text:tab/><text:tab/>korolevkcson.mo.socinfo.ru</text:p>
          </table:table-cell>
        </table:table-row>
        <table:table-row table:style-name="ro1">
          <table:table-cell office:value-type="string" calcext:value-type="string">
            <text:p>Биокомбинатовская школа </text:p>
          </table:table-cell>
          <table:table-cell office:value-type="string" calcext:value-type="string">
            <text:p>МБОУ <text:s/>СОШ Дошкольное отделение Комбинированные группы для детей с ТНР и ЗПР. Корпус 1 «Аленький цветочек» </text:p>
          </table:table-cell>
          <table:table-cell office:value-type="string" calcext:value-type="string">
            <text:p><text:tab/><text:tab/>г.о. Лосино- Петровский, п. Биокомбината, стр. 43<text:tab/><text:tab/>(496) 563-25-46<text:tab/><text:tab/>г.о. Лосино- Петровский, п. Аничково, стр. 9<text:tab/><text:tab/>(496) 258-50-96<text:tab/><text:tab/>г.о. Лосино- Петровский, п.Биокомбината, стр. 35<text:tab/><text:tab/>(496) 563-22-98<text:tab/><text:tab/>schbio- schel.edumsko.ru</text:p>
          </table:table-cell>
        </table:table-row>
        <table:table-row table:style-name="ro1">
          <table:table-cell office:value-type="string" calcext:value-type="string">
            <text:p>Волоколам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для реабилитации детей- инвалидов и детей с ОВЗ Отделение <text:s/>психолого- педагогической помощи <text:s/>(бывший Лотошинский центр соци альной помощи семье и детям) </text:p>
          </table:table-cell>
          <table:table-cell office:value-type="string" calcext:value-type="string">
            <text:p><text:tab/><text:tab/>пгт Лотошино, микрорайон, д. 11, помещение 3<text:tab/><text:tab/>(496) 287-07-36<text:tab/><text:tab/>volok-cso.ru</text:p>
          </table:table-cell>
        </table:table-row>
        <table:table-row table:style-name="ro1">
          <table:table-cell office:value-type="string" calcext:value-type="string">
            <text:p>Психолого- <text:s/>педагогическая и социальная помощь </text:p>
          </table:table-cell>
          <table:table-cell office:value-type="string" calcext:value-type="string">
            <text:p>Центр психолого- педагогической, медицинской и социальной помощи МКУ ДО </text:p>
          </table:table-cell>
          <table:table-cell office:value-type="string" calcext:value-type="string">
            <text:p><text:tab/><text:tab/>г. Луховицы, ул. Жуковского, д. 6<text:tab/><text:tab/>(496) 630-02-10, (991) 952-58-81<text:tab/><text:tab/>cppms- lukhovitsy.edumsko.ru</text:p>
          </table:table-cell>
        </table:table-row>
        <table:table-row table:style-name="ro1">
          <table:table-cell office:value-type="string" calcext:value-type="string">
            <text:p>Вдохновение <text:s/>Комплексный центр социального обслуживания <text:s/>и реабилитации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семье и детям </text:p>
          </table:table-cell>
          <table:table-cell office:value-type="string" calcext:value-type="string">
            <text:p><text:tab/><text:tab/>Луховицкий р-н, с. Матыра, ул. Школьная, д. 12<text:tab/><text:tab/>(496) 635-41-42, (496) 635-41-27<text:tab/><text:tab/>dd-vdohnovenie.nubex.ru/sveden/struct</text:p>
          </table:table-cell>
        </table:table-row>
        <table:table-row table:style-name="ro1">
          <table:table-cell office:value-type="string" calcext:value-type="string">
            <text:p>Луховиц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 Б У СО, Министерство социального развития Московской области Отделение реабилитации для детей инвалидов и детей с ограниченными <text:s/>возможностями здоровья Отделение реабилитации несовершеннолетних с ограниченными ум ственными и физическими возможностями Отделение социального обслуживания на дому детей- инвалидов и детей <text:s/>с ограниченными возможностями здоровья </text:p>
          </table:table-cell>
          <table:table-cell office:value-type="string" calcext:value-type="string">
            <text:p><text:tab/><text:tab/>г. Луховицы, ул. Советская, стр. 9Б<text:tab/><text:tab/>(496) 632-15-09<text:tab/><text:tab/>luhkcson.ucoz.ru</text:p>
          </table:table-cell>
        </table:table-row>
        <table:table-row table:style-name="ro1">
          <table:table-cell office:value-type="string" calcext:value-type="string">
            <text:p>№ 5 Родничок <text:s/>Детский сад компенсирующего вида для детей <text:s/>с нарушением речи и зрения </text:p>
          </table:table-cell>
          <table:table-cell office:value-type="string" calcext:value-type="string">
            <text:p>МБДОУ </text:p>
          </table:table-cell>
          <table:table-cell office:value-type="string" calcext:value-type="string">
            <text:p><text:tab/><text:tab/>г. Луховицы, ул. Г орького ул., д. 6А<text:tab/><text:tab/>(496) 639-66-39, (496) 639-66-15, (496) 632-12-63<text:tab/><text:tab/>ds5lmr.edumsko.ru</text:p>
          </table:table-cell>
        </table:table-row>
        <table:table-row table:style-name="ro1">
          <table:table-cell office:value-type="string" calcext:value-type="string">
            <text:p>№ 7 Солнышко <text:s/>Центр развития ребенка – детский сад </text:p>
          </table:table-cell>
          <table:table-cell office:value-type="string" calcext:value-type="string">
            <text:p>МБДОУ Есть групп <text:s/>ы <text:s/>«Особый ребенок» </text:p>
          </table:table-cell>
          <table:table-cell office:value-type="string" calcext:value-type="string">
            <text:p><text:tab/><text:tab/>г. Луховицы, ул. Мира, стр. 40<text:tab/><text:tab/>(496) 639-88-69<text:tab/><text:tab/>ds7lmr.edumsko.ru</text:p>
          </table:table-cell>
        </table:table-row>
        <table:table-row table:style-name="ro1">
          <table:table-cell office:value-type="string" calcext:value-type="string">
            <text:p>№ 8 Ладушки <text:s/>Детский сад комбинированного вида для детей <text:s/>с нарушением речи </text:p>
          </table:table-cell>
          <table:table-cell office:value-type="string" calcext:value-type="string">
            <text:p>МБДОУ </text:p>
          </table:table-cell>
          <table:table-cell office:value-type="string" calcext:value-type="string">
            <text:p><text:tab/><text:tab/>г.о. Луховицы, г. Луховицы, ул. Мира, стр.25<text:tab/><text:tab/>(496) 630-02-30<text:tab/><text:tab/>ds8lmr.edumsko.ru</text:p>
          </table:table-cell>
        </table:table-row>
        <table:table-row table:style-name="ro1">
          <table:table-cell office:value-type="string" calcext:value-type="string">
            <text:p>Белоомутская школа- интернат для обучающихся <text:s/>с ограниченными возможностями здоровья </text:p>
          </table:table-cell>
          <table:table-cell office:value-type="string" calcext:value-type="string">
            <text:p>МКОУ для обучающихся с ограниченными возможностями здоровья </text:p>
          </table:table-cell>
          <table:table-cell office:value-type="string" calcext:value-type="string">
            <text:p><text:tab/><text:tab/>г.о. Луховицы, р.п. Белоомут, ул. Центральная, д. 57<text:tab/><text:tab/>(496) 635-22-35<text:tab/><text:tab/>beloomutintlmr.edumsko.ru</text:p>
          </table:table-cell>
        </table:table-row>
        <table:table-row table:style-name="ro1">
          <table:table-cell office:value-type="string" calcext:value-type="string">
            <text:p>Доброе сердце <text:s/>Отделения психолого- педагогической помощи детям с ОВЗ </text:p>
          </table:table-cell>
          <table:table-cell office:value-type="string" calcext:value-type="string">
            <text:p>МУ ДО, Дом детского творчества </text:p>
          </table:table-cell>
          <table:table-cell office:value-type="string" calcext:value-type="string">
            <text:p><text:tab/><text:tab/>г. Лыткарино, ул. Ленина, д. 27А<text:tab/><text:tab/>(495) 555-01-11<text:tab/><text:tab/>lytddt.edumsko.ru/about/structure/education</text:p>
          </table:table-cell>
        </table:table-row>
        <table:table-row table:style-name="ro1">
          <table:table-cell office:value-type="string" calcext:value-type="string">
            <text:p>Люберец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обслуживания Московской области Отделение реабилитации для детей - инвалидов и детей с ограниченными <text:s/>возможностями здоровья (ОРДИ № 2 г. Лыткарино) </text:p>
          </table:table-cell>
          <table:table-cell office:value-type="string" calcext:value-type="string">
            <text:p><text:tab/><text:tab/>г. Лыткарино, ул. Первомайская, д. 19<text:tab/><text:tab/>(495) 567-43-77<text:tab/><text:tab/>kcsorluberec.ru</text:p>
          </table:table-cell>
        </table:table-row>
        <table:table-row table:style-name="ro1">
          <table:table-cell office:value-type="string" calcext:value-type="string">
            <text:p>Доверие <text:s/>Центр развития семьи </text:p>
          </table:table-cell>
          <table:table-cell office:value-type="string" calcext:value-type="string">
            <text:p>Нейропсихологическая, дефектологическая, психолого- <text:s text:c="2"/>логопедическая <text:s/>диагностика. Тренинги. </text:p>
          </table:table-cell>
          <table:table-cell office:value-type="string" calcext:value-type="string">
            <text:p><text:tab/><text:tab/>г. Лыткарино, ул. Пионерская, д. 12, 1 подъезд<text:tab/><text:tab/>(985) 884-87-57<text:tab/><text:tab/>centrdoverie.ru<text:tab/><text:tab/>vk.com/doverie_lytkarino</text:p>
          </table:table-cell>
        </table:table-row>
        <table:table-row table:style-name="ro1">
          <table:table-cell office:value-type="string" calcext:value-type="string">
            <text:p>№ 8 <text:s/>Школа для обучающихся с ограниченными <text:s/>возможностями здоровья </text:p>
          </table:table-cell>
          <table:table-cell office:value-type="string" calcext:value-type="string">
            <text:p>МБОУ <text:s/></text:p>
          </table:table-cell>
          <table:table-cell office:value-type="string" calcext:value-type="string">
            <text:p><text:tab/><text:tab/>г. Лыткарино, ул. Пионерская, д. 12-Б<text:tab/><text:tab/>(495) 552-84-54<text:tab/><text:tab/>lytschool8.edumsko.ru</text:p>
          </table:table-cell>
        </table:table-row>
        <table:table-row table:style-name="ro1">
          <table:table-cell office:value-type="string" calcext:value-type="string">
            <text:p>Ариадна Центр психолого- педагогической реабилитации, коррекции <text:s/>и образования </text:p>
          </table:table-cell>
          <table:table-cell office:value-type="string" calcext:value-type="string">
            <text:p>ГКОУ для детей, нуждающихся в психолого- <text:s/>педагогической и медико - <text:s/>социальной помощи </text:p>
          </table:table-cell>
          <table:table-cell office:value-type="string" calcext:value-type="string">
            <text:p><text:tab/><text:tab/>Люберецкий район, пос. Октябрьский ул. Ленина, д. 1<text:tab/><text:tab/>(495) 558-01-36, (495) 558-96-04 (круглосуточно)<text:tab/><text:tab/>arnar.ru</text:p>
          </table:table-cell>
        </table:table-row>
        <table:table-row table:style-name="ro1">
          <table:table-cell office:value-type="string" calcext:value-type="string">
            <text:p>Люберец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обслуживания Московской области Отделение реабилитации для детей- <text:s/>инвалидов и детей с ограниченными <text:s/>возможностями здоровья ОРДИ <text:s/>№ 1 </text:p>
          </table:table-cell>
          <table:table-cell office:value-type="string" calcext:value-type="string">
            <text:p><text:tab/><text:tab/>(495) 554-93-16<text:tab/><text:tab/>г. Люберцы, ул. Кирова, д. 12, корп. 1<text:tab/><text:tab/>(498) 500-08-28<text:tab/><text:tab/>kcsorluberec.ru</text:p>
          </table:table-cell>
        </table:table-row>
        <table:table-row table:style-name="ro1">
          <table:table-cell office:value-type="string" calcext:value-type="string">
            <text:p>Люберец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несовершеннолетних с ограниченными возмож ностями </text:p>
          </table:table-cell>
          <table:table-cell office:value-type="string" calcext:value-type="string">
            <text:p><text:tab/><text:tab/>г.о. Люберцы, пос. Томилино, ул. Карамзина, д. 20<text:tab/><text:tab/>(495) 554-21-08, (495) 557-45-33<text:tab/><text:tab/>г.о. Люберцы, ул. Л. Толстого, д. 13<text:tab/><text:tab/>(495) 587-60-51<text:tab/><text:tab/>lub-srcn.ru</text:p>
          </table:table-cell>
        </table:table-row>
        <table:table-row table:style-name="ro1">
          <table:table-cell office:value-type="string" calcext:value-type="string">
            <text:p>Boom Kids <text:s/>Академия развития интеллекта </text:p>
          </table:table-cell>
          <table:table-cell office:value-type="string" calcext:value-type="string">
            <text:p>Коррекционные программы. Логопедия (от 2,5 лет), Нейропсихология (от 4 до 12 лет), Сенсорная ин теграция и эрготерапия (от 1,5 до 12 лет). </text:p>
          </table:table-cell>
          <table:table-cell office:value-type="string" calcext:value-type="string">
            <text:p><text:tab/><text:tab/>г. Люберцы, ул. Весенняя, д. 4, корп. 1<text:tab/><text:tab/>(969) 000-41-11<text:tab/><text:tab/>lubertsy.academyboomkids.ru</text:p>
          </table:table-cell>
        </table:table-row>
        <table:table-row table:style-name="ro1">
          <table:table-cell office:value-type="string" calcext:value-type="string">
            <text:p>Благополучие <text:s/>Центр детства и семьи </text:p>
          </table:table-cell>
          <table:table-cell office:value-type="string" calcext:value-type="string">
            <text:p>Детский сад: группы для детей с ОВЗ, где каждый ребенок может пройти <text:s/>путь разностороннего, комплексного развития и адаптивного коррекци онного обучения – от группы компенсирующей направленности <text:s/>с тьютором, до инклюзии, далее гармонично встраиваясь в группу обыч ных детей. </text:p>
          </table:table-cell>
          <table:table-cell office:value-type="string" calcext:value-type="string">
            <text:p><text:tab/><text:tab/>г. Люберцы, Октябрьский просп., д. 373, корп. 3<text:tab/><text:tab/>(495) 567-47-27, (977) 901-88-80<text:tab/><text:tab/>cdsblago.ru/detsad- luberc<text:tab/><text:tab/> i</text:p>
          </table:table-cell>
        </table:table-row>
        <table:table-row table:style-name="ro1">
          <table:table-cell office:value-type="string" calcext:value-type="string">
            <text:p>Детская деревня – SOS Томилино </text:p>
          </table:table-cell>
          <table:table-cell office:value-type="string" calcext:value-type="string">
            <text:p>Частное учреждение социального обслуживания Медико - психолого- педагогическая работа. Психологическая поддержка <text:s/>семьи. </text:p>
          </table:table-cell>
          <table:table-cell office:value-type="string" calcext:value-type="string">
            <text:p><text:tab/><text:tab/>Люберецкий район, пос. Томилино, ул. Потехина, д. 1Д<text:tab/><text:tab/>(495) 557-31-01<text:tab/><text:tab/>sos-dd.ru</text:p>
          </table:table-cell>
        </table:table-row>
        <table:table-row table:style-name="ro1">
          <table:table-cell office:value-type="string" calcext:value-type="string">
            <text:p>Европейский гимнастический центр </text:p>
          </table:table-cell>
          <table:table-cell office:value-type="string" calcext:value-type="string">
            <text:p>Специальная программа для детей с ментальными нарушениями </text:p>
          </table:table-cell>
          <table:table-cell office:value-type="string" calcext:value-type="string">
            <text:p><text:tab/><text:tab/>Все центры: <text:tab/><text:tab/>europegym.ru/contacts<text:tab/><text:tab/>г. Люберцы, Октябрьский просп., д. 112<text:tab/><text:tab/>(495) 129-11-40, (985) 492-82-57 (WhatsApp)<text:tab/><text:tab/>europegym.ru</text:p>
          </table:table-cell>
        </table:table-row>
        <table:table-row table:style-name="ro1">
          <table:table-cell office:value-type="string" calcext:value-type="string">
            <text:p>Московский конноспортивный клуб инвалидов <text:s/>Региональная благотворительная общественная <text:s/>организация (РБОО «МККИ») </text:p>
          </table:table-cell>
          <table:table-cell office:value-type="string" calcext:value-type="string">
            <text:p>Иппотерапия, лечебная верховая езда, конный спорт для лиц с ограничен ными возможностями. Дети с 3 лет, взрослые. </text:p>
          </table:table-cell>
          <table:table-cell office:value-type="string" calcext:value-type="string">
            <text:p><text:tab/><text:tab/>г. Люберцы, ул. 8-го марта, д. 6А (м. Выхино)<text:tab/><text:tab/>(977) 800-89-59 – Запись на занятия, Татьяна Сергеевна<text:tab/><text:tab/>(926) 534-82-27 – Яна Олеговна<text:tab/><text:tab/>hippotherapy.ru</text:p>
          </table:table-cell>
        </table:table-row>
        <table:table-row table:style-name="ro1">
          <table:table-cell office:value-type="string" calcext:value-type="string">
            <text:p>Особинка <text:s/>Центр развития, психологии и логопедии </text:p>
          </table:table-cell>
          <table:table-cell office:value-type="string" calcext:value-type="string">
            <text:p>Психологическое консультирование, нейропсихологическая диагностика <text:s/>и коррекция, логопедическая помощь, коррекционно- <text:s text:c="2"/>развивающие за нятия. </text:p>
          </table:table-cell>
          <table:table-cell office:value-type="string" calcext:value-type="string">
            <text:p><text:tab/><text:tab/>г. Люберцы, Октябрьский просп., д. 368 (2 этаж)<text:tab/><text:tab/>пос. Малаховка, Быковское шоссе, д. 25 (вход с левого торца <text:tab/><text:tab/>дома)<text:tab/><text:tab/>(926) 594-97-79, (968) 043-01-43<text:tab/><text:tab/>psy-logo.ru<text:tab/><text:tab/>osobinkacentr.ru</text:p>
          </table:table-cell>
        </table:table-row>
        <table:table-row table:style-name="ro1">
          <table:table-cell office:value-type="string" calcext:value-type="string">
            <text:p>Радуга жизни <text:s/>Центр развития и коррекции </text:p>
          </table:table-cell>
          <table:table-cell office:value-type="string" calcext:value-type="string">
            <text:p>Оказывает помощь детям с ЗПР, нарушениями речи, РАС, проблемами <text:s/>в поведении, с множественными нарушениями развития. Работают лого пед, дефектолог, психолог, творческие студии. </text:p>
          </table:table-cell>
          <table:table-cell office:value-type="string" calcext:value-type="string">
            <text:p><text:tab/><text:tab/>г. Люберцы, мкрн Красная Г орка, ул. Преображенская, д. 6, корп. 2<text:tab/><text:tab/>(965) 282-34-40<text:tab/><text:tab/>центр- радуга-жизни.рф</text:p>
          </table:table-cell>
        </table:table-row>
        <table:table-row table:style-name="ro1">
          <table:table-cell office:value-type="string" calcext:value-type="string">
            <text:p>Центр развития «Психология и логопедия» </text:p>
          </table:table-cell>
          <table:table-cell office:value-type="string" calcext:value-type="string">
            <text:p>Психологические проблемы у детей и взрослых; дети с тяжелой речевой <text:s/>патологией. Логопеды - дефектологи, тифлопедагог, сурдопедагог, детский <text:s/>и семейный психологи, коррекционный педагог. Творческие мастерские. <text:s/>Группы кратковременного пребывания для детей с особенностями в раз витии (2-4 года). Арттерапия для детей и взрослых. </text:p>
          </table:table-cell>
          <table:table-cell office:value-type="string" calcext:value-type="string">
            <text:p><text:tab/><text:tab/>г. Люберцы, ул. Коммунистическая, д. 4/1<text:tab/><text:tab/>(495) 532-80-69, (926) 456-36-34<text:tab/><text:tab/>psy-log.ru</text:p>
          </table:table-cell>
        </table:table-row>
        <table:table-row table:style-name="ro1">
          <table:table-cell office:value-type="string" calcext:value-type="string">
            <text:p>Развитие <text:s/>Школа-интернат № 3 <text:s/></text:p>
          </table:table-cell>
          <table:table-cell office:value-type="string" calcext:value-type="string">
            <text:p>МОУ Обучение детей с ограниченными возможностями здоровья </text:p>
          </table:table-cell>
          <table:table-cell office:value-type="string" calcext:value-type="string">
            <text:p><text:tab/><text:tab/>Люберецкий р-н, п. Малаховка, ул. Центральная, д. 12<text:tab/><text:tab/>(495) 501-01-72, (495) 501-01-54, (495) 501-01-66<text:tab/><text:tab/>Люберецкий р-н, д. Марусино, ул. Заречная д. 35<text:tab/><text:tab/>(499) 579-91-67<text:tab/><text:tab/>г. Люберцы, просп. Г агарина, д. 22, корп. 2<text:tab/><text:tab/>(499) 579-88-59<text:tab/><text:tab/>lubmbou3.edumsko.ru</text:p>
          </table:table-cell>
        </table:table-row>
        <table:table-row table:style-name="ro1">
          <table:table-cell office:value-type="string" calcext:value-type="string">
            <text:p>Созвездие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детям (стационар), отделение медико- социальной реабилитации (полустационар), отделение психолого- педагогической помощи (полустационар) </text:p>
          </table:table-cell>
          <table:table-cell office:value-type="string" calcext:value-type="string">
            <text:p><text:tab/><text:tab/>г.Можайск, ул. 20 Января, д. 22<text:tab/><text:tab/>(496) 382-74-73<text:tab/><text:tab/>scps-sozvezdie.mo.socinfo.ru</text:p>
          </table:table-cell>
        </table:table-row>
        <table:table-row table:style-name="ro1">
          <table:table-cell office:value-type="string" calcext:value-type="string">
            <text:p>№ 3 <text:s/>Детский сад компенсирующего вида </text:p>
          </table:table-cell>
          <table:table-cell office:value-type="string" calcext:value-type="string">
            <text:p>МДОУ <text:s/>для детей с ТНР </text:p>
          </table:table-cell>
          <table:table-cell office:value-type="string" calcext:value-type="string">
            <text:p><text:tab/><text:tab/>г. Можайск, ул. Российская, д. 9А<text:tab/><text:tab/>(496) 382-24-94<text:tab/><text:tab/>mrds3.edumsko.ru</text:p>
          </table:table-cell>
        </table:table-row>
        <table:table-row table:style-name="ro1">
          <table:table-cell office:value-type="string" calcext:value-type="string">
            <text:p>Школа № 2 </text:p>
          </table:table-cell>
          <table:table-cell office:value-type="string" calcext:value-type="string">
            <text:p>МОУ Здание 3 (бывший Центр развития ребенка – детский сад № 4) 2 коррекционные группы для детей с нарушениями зрения </text:p>
          </table:table-cell>
          <table:table-cell office:value-type="string" calcext:value-type="string">
            <text:p><text:tab/><text:tab/>г. Можайск, ул. 20 января, д. 19<text:tab/><text:tab/>(496) 382-20-02<text:tab/><text:tab/>г. Можайск, ул. 20 января, д. 11А<text:tab/><text:tab/>(496) 382-45-71<text:tab/><text:tab/>mrds4.edumsko.ru</text:p>
          </table:table-cell>
        </table:table-row>
        <table:table-row table:style-name="ro1">
          <table:table-cell office:value-type="string" calcext:value-type="string">
            <text:p>Детский сад «Непоседа» <text:s/>Центр развития ребенка – детский сад </text:p>
          </table:table-cell>
          <table:table-cell office:value-type="string" calcext:value-type="string">
            <text:p>МАДОУ Группы компенсирующей направленности для детей с ТНР, РАС, ЗПР. </text:p>
          </table:table-cell>
          <table:table-cell office:value-type="string" calcext:value-type="string">
            <text:p><text:tab/><text:tab/>г. Можайск, ул. Полосухина, д. 19<text:tab/><text:tab/>(496) 386-40-00<text:tab/><text:tab/>mrnep.obrpro.ru</text:p>
          </table:table-cell>
        </table:table-row>
        <table:table-row table:style-name="ro1">
          <table:table-cell office:value-type="string" calcext:value-type="string">
            <text:p>Гармония </text:p>
          </table:table-cell>
          <table:table-cell office:value-type="string" calcext:value-type="string">
            <text:p>МБОУ <text:s/>СОШ Дошкольное отделение Компенсирующие группы для детей с ТНР. </text:p>
          </table:table-cell>
          <table:table-cell office:value-type="string" calcext:value-type="string">
            <text:p><text:tab/><text:tab/>г. Можайск, ул. Молодежная, д. 16<text:tab/><text:tab/>(496) 384-23-92<text:tab/><text:tab/>г. Можайск, ул. Мира, д. 18<text:tab/><text:tab/>(496) 382-31-46<text:tab/><text:tab/>mrshgar.edumsko.ru</text:p>
          </table:table-cell>
        </table:table-row>
        <table:table-row table:style-name="ro1">
          <table:table-cell office:value-type="string" calcext:value-type="string">
            <text:p>Мытищинский <text:s/>Центр психолого- педагогической, медицинской <text:s/>и социальной помощи </text:p>
          </table:table-cell>
          <table:table-cell office:value-type="string" calcext:value-type="string">
            <text:p>МБОУ для детей, нуждающихся в психолого- <text:s/>педагогической реабилитации <text:s/>и коррекции </text:p>
          </table:table-cell>
          <table:table-cell office:value-type="string" calcext:value-type="string">
            <text:p><text:tab/><text:tab/>г. Мытищи, ул. Щербакова, д. 3а<text:tab/><text:tab/>(495) 582-01-12<text:tab/><text:tab/>cppr.nubex.ru</text:p>
          </table:table-cell>
        </table:table-row>
        <table:table-row table:style-name="ro1">
          <table:table-cell office:value-type="string" calcext:value-type="string">
            <text:p>Мытищин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обслуживания Московской области </text:p>
          </table:table-cell>
          <table:table-cell office:value-type="string" calcext:value-type="string">
            <text:p><text:tab/><text:tab/>г. Мытищи, ул. Троицкая, д. 9<text:tab/><text:tab/>(498) 602-97-34<text:tab/><text:tab/>цсо-мытищи.рф</text:p>
          </table:table-cell>
        </table:table-row>
        <table:table-row table:style-name="ro1">
          <table:table-cell office:value-type="string" calcext:value-type="string">
            <text:p>Мытищинский <text:s/>Семейный центр помощи семье и детям <text:s/>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tab/><text:tab/>г. Мытищи, ул. Юбилейная, д. 39<text:tab/><text:tab/>(495) 582-54-11, (495) 582-34-51<text:tab/><text:tab/>mytsrcn.ru</text:p>
          </table:table-cell>
        </table:table-row>
        <table:table-row table:style-name="ro1">
          <table:table-cell office:value-type="string" calcext:value-type="string">
            <text:p>Happy Med Детский многопрофильный центр </text:p>
          </table:table-cell>
          <table:table-cell office:value-type="string" calcext:value-type="string">
            <text:p>АВА- терапия, логопед, дефектолог, психолог, нейропсихолог, музыкальный <text:s/>терапевт, арт <text:s/>терапевт, ЛФК. Индивидуальные занятия с детьми с особен ностями развития (ЗПР, ЗПРР, синдром Дауна, ДЦП, СДВГ, аутизм) Есть отделение в Пушкино. </text:p>
          </table:table-cell>
          <table:table-cell office:value-type="string" calcext:value-type="string">
            <text:p><text:tab/><text:tab/>г. Мытищи, ул. Веры Волошиной, д. 12, офис 401<text:tab/><text:tab/>(495) 999-91-18<text:tab/><text:tab/>hkmed.ru</text:p>
          </table:table-cell>
        </table:table-row>
        <table:table-row table:style-name="ro1">
          <table:table-cell office:value-type="string" calcext:value-type="string">
            <text:p>Speech_steps НейроЛогопедический центр </text:p>
          </table:table-cell>
          <table:table-cell office:value-type="string" calcext:value-type="string">
            <text:p>Помощь детям с нарушениями речевой и познавательной функций, с на рушениями внимания, поведения и в двигательной сфере, с <text:s/>задержкой <text:s/>моторного развития, с расстройствами аутистического спектра. Лого- педические занятия и логопедический массаж. Нейропсихологическая <text:s/>коррекция. Мозжечковая стимуляция. “Денас”. Занятия с психологом. <text:s/>Адаптивная физическая культура. Ава-терапия. Тейпирование. Аудио- терапия по методу А. Томатиса. Биоакустическая коррекция. Мозжечковая <text:s/>стимуляция Есть отделение в Пушкино. </text:p>
          </table:table-cell>
          <table:table-cell office:value-type="string" calcext:value-type="string">
            <text:p><text:tab/><text:tab/>г. Мытищи, ул. Юбилейная, д. 6<text:tab/><text:tab/>г. Мытищи, ул. Рождественская, д. 11<text:tab/><text:tab/>(926) 335-62-43<text:tab/><text:tab/>speech- steps.ru<text:tab/><text:tab/>vk.com/club154779326</text:p>
          </table:table-cell>
        </table:table-row>
        <table:table-row table:style-name="ro1">
          <table:table-cell office:value-type="string" calcext:value-type="string">
            <text:p>ВОРДИ </text:p>
          </table:table-cell>
          <table:table-cell office:value-type="string" calcext:value-type="string">
            <text:p>Местное отделение гор. округа Мытищи РО ВОРДИ Продвижение законодательных инициатив и практических региональных <text:s/>решений по улучшению жизни детей- инвалидов и взрослых с ментальной <text:s/>инвалидностью и другими ограничениями жизнедеятельности, интересы <text:s/>которых представляют их родители/законные представители. </text:p>
          </table:table-cell>
          <table:table-cell office:value-type="string" calcext:value-type="string">
            <text:p><text:tab/><text:tab/>г. Мытищи, ул. Щербакова, д. 1, к. 1, кв. 27<text:tab/><text:tab/>Г орячая линия ВОРДИ тел. 8 (800) 777-234-7<text:tab/><text:tab/>vordi.org<text:tab/><text:tab/>vk.com/vordi_mytysh<text:tab/><text:tab/> i</text:p>
          </table:table-cell>
        </table:table-row>
        <table:table-row table:style-name="ro1">
          <table:table-cell office:value-type="string" calcext:value-type="string">
            <text:p>Выше радуги <text:s/>НейроЛогопедический центр <text:s/>Детский многопрофильный центр развития </text:p>
          </table:table-cell>
          <table:table-cell office:value-type="string" calcext:value-type="string">
            <text:p>Дети от 6 мес. до 17 лет. Все виды речевых нарушений, аутизм, ЗПР, син дром Дауна, СДВГ, школьная неуспеваемость и др. Логопеды, психологи, нейропсихологическая коррекция, АВА <text:s/>терапия, <text:s/>Томатис, ЛФК и т.д. Индивидуальные и групповые занятия </text:p>
          </table:table-cell>
          <table:table-cell office:value-type="string" calcext:value-type="string">
            <text:p><text:tab/><text:tab/>г. Мытищи, ул. 3-я Крестьянская, стр. 23<text:tab/><text:tab/>(495) 152-06-79 (495) 152-06-15<text:tab/><text:tab/>vishiradugi.ru</text:p>
          </table:table-cell>
        </table:table-row>
        <table:table-row table:style-name="ro1">
          <table:table-cell office:value-type="string" calcext:value-type="string">
            <text:p>Европейский гимнастический центр </text:p>
          </table:table-cell>
          <table:table-cell office:value-type="string" calcext:value-type="string">
            <text:p>Специальная программа для детей с ментальными нарушениями </text:p>
          </table:table-cell>
          <table:table-cell office:value-type="string" calcext:value-type="string">
            <text:p><text:tab/><text:tab/>Все центры: <text:tab/><text:tab/>europegym.ru/contacts<text:tab/><text:tab/>г. Мытищи, ул. Мира, стр.32/2<text:tab/><text:tab/>(495) 129-11-40, (985) 247-51-24 (WhatsApp)<text:tab/><text:tab/>europegym.ru</text:p>
          </table:table-cell>
        </table:table-row>
        <table:table-row table:style-name="ro1">
          <table:table-cell office:value-type="string" calcext:value-type="string">
            <text:p>Каркуша <text:s/>Центр речи </text:p>
          </table:table-cell>
          <table:table-cell office:value-type="string" calcext:value-type="string">
            <text:p>Коррекционный центр для детей со всеми видами речевых нарушений <text:s/>и взрослых. </text:p>
          </table:table-cell>
          <table:table-cell office:value-type="string" calcext:value-type="string">
            <text:p><text:tab/><text:tab/>г. Мытищи, ул. Борисовка, д. 4А (есть отделение в Москве, м. <text:tab/><text:tab/>Бабушкинская)<text:tab/><text:tab/>(499) 372-08-76<text:tab/><text:tab/>karkusha.su</text:p>
          </table:table-cell>
        </table:table-row>
        <table:table-row table:style-name="ro1">
          <table:table-cell office:value-type="string" calcext:value-type="string">
            <text:p>Мини-футбол для незрячих </text:p>
          </table:table-cell>
          <table:table-cell office:value-type="string" calcext:value-type="string">
            <text:p>Адаптивный (только для людей с инвалидностью). Дети, взрослые, под ростки. Есть площадка в Москве. </text:p>
          </table:table-cell>
          <table:table-cell office:value-type="string" calcext:value-type="string">
            <text:p><text:tab/><text:tab/>г.Мытищи, мкр.п.Пироговский, ул.Пионерская, вл.2А (м.<text:tab/><text:tab/>Медведково)<text:tab/><text:tab/>г. Мытищи, Силикатная улица, 30А (м.Медведково)<text:tab/><text:tab/>Тренер<text:tab/><text:tab/>(926) 369-85-78 <text:s/>Николай Николаевич Береговой<text:tab/><text:tab/>samesport.ru/section/mini-futbol-dlya-nezryachih<text:tab/><text:tab/>fsfrf.ru</text:p>
          </table:table-cell>
        </table:table-row>
        <table:table-row table:style-name="ro1">
          <table:table-cell office:value-type="string" calcext:value-type="string">
            <text:p>НейроМир <text:s/>Нейрологопедический центр <text:s/></text:p>
          </table:table-cell>
          <table:table-cell office:value-type="string" calcext:value-type="string">
            <text:p>Логопедия, запуск речи. Дефектология. Логоритмика.. Нейрокоррекция. <text:s/>Сенсорная интеграция. Мозжечковая стимуляция. ABA-терапия. Соляная <text:s/>пещера. </text:p>
          </table:table-cell>
          <table:table-cell office:value-type="string" calcext:value-type="string">
            <text:p><text:tab/><text:tab/>г. Мытищи, ул. Октябрьский проспект, д. 10а<text:tab/><text:tab/>(925) 422-55-45<text:tab/><text:tab/>neyromir.ru</text:p>
          </table:table-cell>
        </table:table-row>
        <table:table-row table:style-name="ro1">
          <table:table-cell office:value-type="string" calcext:value-type="string">
            <text:p>РостОк <text:s/>Академия развития речи, интеллекта и способностей <text:s/></text:p>
          </table:table-cell>
          <table:table-cell office:value-type="string" calcext:value-type="string">
            <text:p>Коррекция нарушений речи, отклонений в развитии интеллекта и навы ков, проблем с поведением у ребенка от 2 до 10 лет. Логопед. Дефектолог. <text:s/>Психолог. Нейропсихолог. Психотерапия. Каллиграфия. Сенсорная инте грация. Программа Floortime. Семейная терапия. </text:p>
          </table:table-cell>
          <table:table-cell office:value-type="string" calcext:value-type="string">
            <text:p><text:tab/><text:tab/>г. Мытищи, ул. Лётная д. 21В, помещение 8<text:tab/><text:tab/> (967) 259-52-34<text:tab/><text:tab/>rostok-deti.ru<text:tab/><text:tab/>vk.com/skrostok</text:p>
          </table:table-cell>
        </table:table-row>
        <table:table-row table:style-name="ro1">
          <table:table-cell office:value-type="string" calcext:value-type="string">
            <text:p>Солнце для всех <text:s/>Региональная детско- подростковая общественная <text:s/>организация </text:p>
          </table:table-cell>
          <table:table-cell office:value-type="string" calcext:value-type="string">
            <text:p>Ранняя помощь детям с нарушением развития. Дети с ЗПР, ЗРР, расстройство аутистического спектра, ДЦП, синдромом <text:s/>Дауна. </text:p>
          </table:table-cell>
          <table:table-cell office:value-type="string" calcext:value-type="string">
            <text:p><text:tab/><text:tab/>г. Мытищи, Новомытищинский пр-кт, д. 82, корп. 7<text:tab/><text:tab/>(925) 229-81-30, (977) 533-03-41<text:tab/><text:tab/>sdvdeti.ru</text:p>
          </table:table-cell>
        </table:table-row>
        <table:table-row table:style-name="ro1">
          <table:table-cell office:value-type="string" calcext:value-type="string">
            <text:p>Успех <text:s/>Нейрологопедический центр <text:s/></text:p>
          </table:table-cell>
          <table:table-cell office:value-type="string" calcext:value-type="string">
            <text:p>Направления: алалия, аутизм, СДВГ, ЗПР, ЗПРР, речевые трудности, метод <text:s/>А.ТОМАТИСА (BESSON), биоакустическая коррекция (БАК), метод INTIME. Есть центр в Королеве. </text:p>
          </table:table-cell>
          <table:table-cell office:value-type="string" calcext:value-type="string">
            <text:p><text:tab/><text:tab/>г. Мытищи, ул. Борисовка, д. 8А (вход с улицы между 2 и 3 <text:tab/><text:tab/>подъездами)<text:tab/><text:tab/>(926) 493-38-22 (Пн- Сб 9:00-20:00)<text:tab/><text:tab/>(929) 695-69-08 (Пн- Сб 20:00-22:00, Воскр-е)<text:tab/><text:tab/>(929) 695-69-08 Телефон методического руководителя<text:tab/><text:tab/>uspeh-dc.ru</text:p>
          </table:table-cell>
        </table:table-row>
        <table:table-row table:style-name="ro1">
          <table:table-cell office:value-type="string" calcext:value-type="string">
            <text:p>Шаг вперед <text:s/>Семейный центр <text:s/></text:p>
          </table:table-cell>
          <table:table-cell office:value-type="string" calcext:value-type="string">
            <text:p>Направления: дефектологическое, нейропсихологическое, логопедиче ское, психологическое, адаптивная физкультура. </text:p>
          </table:table-cell>
          <table:table-cell office:value-type="string" calcext:value-type="string">
            <text:p><text:tab/><text:tab/>г. Мытищи, ул.Сукромка, д. 824А<text:tab/><text:tab/>(967) 171-76-96, (967) 121-82-23<text:tab/><text:tab/>shagvpered.su</text:p>
          </table:table-cell>
        </table:table-row>
        <table:table-row table:style-name="ro1">
          <table:table-cell office:value-type="string" calcext:value-type="string">
            <text:p>Начальная школа- детский сад <text:s/>для обучающихся и воспитанников с ограниченными <text:s/>возможностями 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tab/><text:tab/>г. Мытищи, Новомытищинский пр-т, д. 80, корп. 7а<text:tab/><text:tab/>(495) 581-72-22<text:tab/><text:tab/>mbsou.edummr.ru<text:tab/><text:tab/>vk.com/mbou_nshds_ovz</text:p>
          </table:table-cell>
        </table:table-row>
        <table:table-row table:style-name="ro1">
          <table:table-cell office:value-type="string" calcext:value-type="string">
            <text:p>Дельфин <text:s/>Детский сад № 47 </text:p>
          </table:table-cell>
          <table:table-cell office:value-type="string" calcext:value-type="string">
            <text:p>МАДОУ </text:p>
          </table:table-cell>
          <table:table-cell office:value-type="string" calcext:value-type="string">
            <text:p><text:tab/><text:tab/>г. Мытищи, Олимпийский просп., д. 28 корп. 2 <text:tab/><text:tab/>(495) 583-46-91<text:tab/><text:tab/>Здание 2. Для детей с ЗПР (бывший д/с № 2 Родничок)<text:tab/><text:tab/>г. Мытищи, Олимпийский просп., д. 15, корп. 14<text:tab/><text:tab/>(495) 583-43-29<text:tab/><text:tab/>madou47.edummr.ru</text:p>
          </table:table-cell>
        </table:table-row>
        <table:table-row table:style-name="ro1">
          <table:table-cell office:value-type="string" calcext:value-type="string">
            <text:p>Сказка <text:s/>Дошкольное отделение № 5 МБОУ СОШ № 6 </text:p>
          </table:table-cell>
          <table:table-cell office:value-type="string" calcext:value-type="string">
            <text:p>Коррекционно - речевое направление </text:p>
          </table:table-cell>
          <table:table-cell office:value-type="string" calcext:value-type="string">
            <text:p><text:tab/><text:tab/>г. Мытищи, ул. Щербакова, д. 15Б<text:tab/><text:tab/>(495) 582-83-57<text:tab/><text:tab/>mbdou32.edummr.ru</text:p>
          </table:table-cell>
        </table:table-row>
        <table:table-row table:style-name="ro1">
          <table:table-cell office:value-type="string" calcext:value-type="string">
            <text:p>Школа для обучающихся с ограниченными <text:s/>возможностями 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tab/><text:tab/>г. Мытищи, ул. Селезнева, д. 30<text:tab/><text:tab/>(495) 582-90-86, (903) 745-52-58<text:tab/><text:tab/>shkola13-myt.narod.ru</text:p>
          </table:table-cell>
        </table:table-row>
        <table:table-row table:style-name="ro1">
          <table:table-cell office:value-type="string" calcext:value-type="string">
            <text:p>Наро- Фомин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tab/><text:tab/>г. Наро- Фоминск, ул. Карла Маркса, д. 13<text:tab/><text:tab/>(496) 343-54-07, (496) 343-77-68<text:tab/><text:tab/>centrnadejda.ru</text:p>
          </table:table-cell>
        </table:table-row>
        <table:table-row table:style-name="ro1">
          <table:table-cell office:value-type="string" calcext:value-type="string">
            <text:p>Наро- Фомин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 Б У СО, Министерство социального развития Московской области Отделение социальной реабилитации детей инвалидов и детей с ОВЗ </text:p>
          </table:table-cell>
          <table:table-cell office:value-type="string" calcext:value-type="string">
            <text:p><text:tab/><text:tab/>г. Наро- Фоминск, ул. Мира, д. 11<text:tab/><text:tab/>(496) 343-63-60, (496) 343-85-53<text:tab/><text:tab/>nfkcson.ru</text:p>
          </table:table-cell>
        </table:table-row>
        <table:table-row table:style-name="ro1">
          <table:table-cell office:value-type="string" calcext:value-type="string">
            <text:p>Алые паруса Центр развития и социализации для взрослых и детей <text:s/>с ограниченными возможностями здоровья </text:p>
          </table:table-cell>
          <table:table-cell office:value-type="string" calcext:value-type="string">
            <text:p>Помощь детям с ОВЗ: ЗРР, ЗПР, дизартрией, СДВГ, РАС, ОНР, ФФН и дру гими трудностями развития. Услуги психолога, логопеда, нейропсихолога, <text:s/>АВА-специалиста. </text:p>
          </table:table-cell>
          <table:table-cell office:value-type="string" calcext:value-type="string">
            <text:p><text:tab/><text:tab/>г. Наро- Фоминск, ул. Маршала Жукова, д. 6Б<text:tab/><text:tab/>(977) 996-03-48<text:tab/><text:tab/>vk.link/centre_scarlet_sails</text:p>
          </table:table-cell>
        </table:table-row>
        <table:table-row table:style-name="ro1">
          <table:table-cell office:value-type="string" calcext:value-type="string">
            <text:p>Крошкин дом <text:s/>Центр развития ребенка </text:p>
          </table:table-cell>
          <table:table-cell office:value-type="string" calcext:value-type="string">
            <text:p>Консультации психолога и нейропсихолога по вопросам воспитания детей, <text:s/>при возникновении трудностей в обучении и поведении. В Центре кроме обычных детей занимаются также дети с аутизмом, син дромом Дауна, ЗПР и т.д. Есть психолог, логопед - дефектолог, врачи ЛФК <text:s/>и другие специалисты. На базе Центра сформировано общественное объединение семей с детьми <text:s/>с ОВЗ «Дети Апреля» для коллективного решения возникающих проблем, <text:s/>обмена опытом, общения. </text:p>
          </table:table-cell>
          <table:table-cell office:value-type="string" calcext:value-type="string">
            <text:p><text:tab/><text:tab/>Наро- Фоминский район, г. Апрелевка, ул. Г орького, д. 25, пом. 7<text:tab/><text:tab/>(926) 869-24-85, (903) 797-76-62<text:tab/><text:tab/>rojdeniye.ru<text:tab/><text:tab/>vk.com/detyaprelya</text:p>
          </table:table-cell>
        </table:table-row>
        <table:table-row table:style-name="ro1">
          <table:table-cell office:value-type="string" calcext:value-type="string">
            <text:p>Вышегородская школа- интернат для обучающихся <text:s/>с ограниченными возможностями 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tab/><text:tab/>Наро- Фоминский р-н, дер. Вышегород, д. 3,4<text:tab/><text:tab/>(496) 346-81-37<text:tab/><text:tab/>nf-vyshegorod.edumsko.ru</text:p>
          </table:table-cell>
        </table:table-row>
        <table:table-row table:style-name="ro1">
          <table:table-cell office:value-type="string" calcext:value-type="string">
            <text:p>Наро- Фоминская школа для обучающихся с ограниченными <text:s/>возможностями здоровья </text:p>
          </table:table-cell>
          <table:table-cell office:value-type="string" calcext:value-type="string">
            <text:p>МБОУ Адаптированная основная общеобразовательная программа образования <text:s/>обучающихся с умственной отсталостью (интеллектуальными наруше ниями) </text:p>
          </table:table-cell>
          <table:table-cell office:value-type="string" calcext:value-type="string">
            <text:p><text:tab/><text:tab/>г. Наро- Фоминск, ул. Шибанкова, д. 13<text:tab/><text:tab/>г. Наро- Фоминск, ул.Калинина, д. 15А<text:tab/><text:tab/>(496) 344-07-69, (916) 577-62-84<text:tab/><text:tab/>nf-korr.edumsko.ru</text:p>
          </table:table-cell>
        </table:table-row>
        <table:table-row table:style-name="ro1">
          <table:table-cell office:value-type="string" calcext:value-type="string">
            <text:p>Детский сад “Полянка плюс” </text:p>
          </table:table-cell>
          <table:table-cell office:value-type="string" calcext:value-type="string">
            <text:p>АНО <text:s/>дошкольного образования Детский сад Полянка Образовательная среда для детей с интеллектуальными нарушениями, <text:s/>проблемами поведения, с нарушениями речи и слуха, задержкой психи ческого развития, аутизмом, с <text:s/>нарушениями опорно- <text:s/>двигательной систе мы и имеющими разные стартовые возможности. </text:p>
          </table:table-cell>
          <table:table-cell office:value-type="string" calcext:value-type="string">
            <text:p><text:tab/><text:tab/>г.Наро- Фоминск, ул.Школьная, д. 1<text:tab/><text:tab/>(496) 344-27-01, (964) 727-55-54<text:tab/><text:tab/>polyanka-plus.ru</text:p>
          </table:table-cell>
        </table:table-row>
        <table:table-row table:style-name="ro1">
          <table:table-cell office:value-type="string" calcext:value-type="string">
            <text:p>Ласточкино гнездо </text:p>
          </table:table-cell>
          <table:table-cell office:value-type="string" calcext:value-type="string">
            <text:p>Лицей. Ресурсное отделение. Инклюзия. </text:p>
          </table:table-cell>
          <table:table-cell office:value-type="string" calcext:value-type="string">
            <text:p><text:tab/><text:tab/>Наро- Фоминский р-н, дер. Мартемьяново, ул. Вишнёвая, д. 2А<text:tab/><text:tab/>(925) 091-13-91, (499) 272-74-46<text:tab/><text:tab/>lastochka- sadik.ru/school</text:p>
          </table:table-cell>
        </table:table-row>
        <table:table-row table:style-name="ro1">
          <table:table-cell office:value-type="string" calcext:value-type="string">
            <text:p>Богород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№ 1 (с 3 до 18 лет) </text:p>
          </table:table-cell>
          <table:table-cell office:value-type="string" calcext:value-type="string">
            <text:p><text:tab/><text:tab/> г.о. Электросталь, просп. Ленина, д. 45а<text:tab/><text:tab/>(496) 572-59-86.<text:tab/><text:tab/>г. Ногинск, ул. Рабочая, д. 36<text:tab/><text:tab/>(496) 511-82-60<text:tab/><text:tab/>кцсорбогородский.рф/index/spravka_ob_uchrezhdenii/0-49</text:p>
          </table:table-cell>
        </table:table-row>
        <table:table-row table:style-name="ro1">
          <table:table-cell office:value-type="string" calcext:value-type="string">
            <text:p>Богород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детям </text:p>
          </table:table-cell>
          <table:table-cell office:value-type="string" calcext:value-type="string">
            <text:p><text:tab/><text:tab/>Богородский г.о., <text:s/>р.п. Обухово, ул. Яковлева, дом 55-А<text:tab/><text:tab/>(496) 512-18-23<text:tab/><text:tab/>noginsk-srcn.ru<text:tab/><text:tab/>vk.com/public217395127</text:p>
          </table:table-cell>
        </table:table-row>
        <table:table-row table:style-name="ro1">
          <table:table-cell office:value-type="string" calcext:value-type="string">
            <text:p>№ 2 <text:s/>Г луховская школа- интернат </text:p>
          </table:table-cell>
          <table:table-cell office:value-type="string" calcext:value-type="string">
            <text:p>МБОУ Дети с ЗПР и умственной отсталостью </text:p>
          </table:table-cell>
          <table:table-cell office:value-type="string" calcext:value-type="string">
            <text:p><text:tab/><text:tab/>г. Ногинск, ул. Чапаева, д. 3<text:tab/><text:tab/>(496) 515-76-64, (496) 515-17-23<text:tab/><text:tab/>schi2-bogorodsk.edumsko.ru</text:p>
          </table:table-cell>
        </table:table-row>
        <table:table-row table:style-name="ro1">
          <table:table-cell office:value-type="string" calcext:value-type="string">
            <text:p>Аист <text:s/>Образовательный центр <text:s/>МБОУ для обучающихся, воспитанников с ограниченными <text:s/>возможностями здоровья </text:p>
          </table:table-cell>
          <table:table-cell/>
          <table:table-cell office:value-type="string" calcext:value-type="string">
            <text:p><text:tab/><text:tab/>г. Ногинск, ул. Советской Конституции, д. 34<text:tab/><text:tab/>(496) 515-23-39, (496) 515-23-33 – детский сад<text:tab/><text:tab/>(496) 519-25-10 – начальная школа<text:tab/><text:tab/>nschds71-bogorodsk.edumsko.ru</text:p>
          </table:table-cell>
        </table:table-row>
        <table:table-row table:style-name="ro1">
          <table:table-cell office:value-type="string" calcext:value-type="string">
            <text:p>Ногинская специальная (коррекционная) школа- интернат <text:s/>для обучающихся с ограниченными возможностями <text:s/>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tab/><text:tab/>г. Ногинск, ул. Бабушкина, д. 3а<text:tab/><text:tab/>(496) 514-13-83<text:tab/><text:tab/>nskschi- bogorodsk.edumsko.ru</text:p>
          </table:table-cell>
        </table:table-row>
        <table:table-row table:style-name="ro1">
          <table:table-cell office:value-type="string" calcext:value-type="string">
            <text:p>Центр образования № 30 </text:p>
          </table:table-cell>
          <table:table-cell office:value-type="string" calcext:value-type="string">
            <text:p>МБОУ <text:s/>Дошкольное отделение. Группы для детей <text:s/>с ТНР. </text:p>
          </table:table-cell>
          <table:table-cell office:value-type="string" calcext:value-type="string">
            <text:p><text:tab/><text:tab/>Богородский г.о, г. Электроугли, ул. Маяковского, д. 34<text:tab/><text:tab/>(496) 513-21-39<text:tab/><text:tab/>Богородский г.о, г. Электроугли, ул. Маяковского, д. 20<text:tab/><text:tab/>(496) 513-00-22<text:tab/><text:tab/>Богородский г.о, г. Электроугли, д. Исаково, ул. Рогожская, д. 2а<text:tab/><text:tab/>(496) 516-50-12<text:tab/><text:tab/>sch30-bogorodsk.edumsko.ru</text:p>
          </table:table-cell>
        </table:table-row>
        <table:table-row table:style-name="ro1">
          <table:table-cell office:value-type="string" calcext:value-type="string">
            <text:p>Одинцовс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етей с <text:s/>ограниченными физическими и <text:s/>умствен ными возможностями: Отделение реабилитации детей с <text:s/>ограниченными физическими и <text:s/>умствен ными возможностями: Отделение реабилитации детей с <text:s/>ограниченными физическими и <text:s/>умствен ными возможностями: </text:p>
          </table:table-cell>
          <table:table-cell office:value-type="string" calcext:value-type="string">
            <text:p><text:tab/><text:tab/>г. Одинцово, ул. Молодежная, д. 18, оф. 402<text:tab/><text:tab/>(495) 591-85-96<text:tab/><text:tab/>г. Г олицыно, Коммунистический проспект, д. 22<text:tab/><text:tab/>(498) 694-10-46<text:tab/><text:tab/>г. Звенигород, ул. Маяковского, д. 9/3<text:tab/><text:tab/>(498) 697-32-29, (498) 697-25-00<text:tab/><text:tab/>г. Краснознаменск, ул. Мира, д. 13<text:tab/><text:tab/>(498) 676-05-06<text:tab/><text:tab/>odinkcson.mo.socinfo.ru</text:p>
          </table:table-cell>
        </table:table-row>
        <table:table-row table:style-name="ro1">
          <table:table-cell office:value-type="string" calcext:value-type="string">
            <text:p>Сопровождение <text:s/>Центр психолого- педагогической, медицинской <text:s/>и социальной помощи </text:p>
          </table:table-cell>
          <table:table-cell office:value-type="string" calcext:value-type="string">
            <text:p>Одинцовского городского округа Московской области МБОУ для детей, нуждающихся в психолого - педагогической и медико - <text:s/>социальной помощи </text:p>
          </table:table-cell>
          <table:table-cell office:value-type="string" calcext:value-type="string">
            <text:p><text:tab/><text:tab/>г. Одинцово, ул. Северная, д. 36<text:tab/><text:tab/>(495) 545-52-72, (495) 543-46-83<text:tab/><text:tab/>diagnostika.odinedu.ru</text:p>
          </table:table-cell>
        </table:table-row>
        <table:table-row table:style-name="ro1">
          <table:table-cell office:value-type="string" calcext:value-type="string">
            <text:p>Доброториум <text:s/>Центр детского творчества </text:p>
          </table:table-cell>
          <table:table-cell office:value-type="string" calcext:value-type="string">
            <text:p>Арт-центр для особенных детей. Музыкальная студия, театральная студия, <text:s/>консультации психолога. Благотворительный фонд помощи детям. </text:p>
          </table:table-cell>
          <table:table-cell office:value-type="string" calcext:value-type="string">
            <text:p><text:tab/><text:tab/>г. Одинцово, ул. Маршала Жукова, д. 34, этаж 1, офис 5<text:tab/><text:tab/>(495) 596-56-20<text:tab/><text:tab/>dobrotorium.ru</text:p>
          </table:table-cell>
        </table:table-row>
        <table:table-row table:style-name="ro1">
          <table:table-cell office:value-type="string" calcext:value-type="string">
            <text:p>Калейдоскоп <text:s/>Детский центр нейрокоррекции </text:p>
          </table:table-cell>
          <table:table-cell office:value-type="string" calcext:value-type="string">
            <text:p>Нейропсихологическая диагностика и коррекция, сенсорная интеграция; <text:s/>занятия с детьми с разными нарушениями развития, диагностика акту ального уровня развития ребенка, диагностика эмоциональной сферы, <text:s/>готовности к обучению. Дети с 1,5 лет. </text:p>
          </table:table-cell>
          <table:table-cell office:value-type="string" calcext:value-type="string">
            <text:p><text:tab/><text:tab/>г. Одинцово, ул. Г оворова, д. 50<text:tab/><text:tab/>(968) 608-75-50<text:tab/><text:tab/>калейдоскоп- одинцово.рф<text:tab/><text:tab/>vk.com/neiro_odi_kaleidoskop</text:p>
          </table:table-cell>
        </table:table-row>
        <table:table-row table:style-name="ro1">
          <table:table-cell office:value-type="string" calcext:value-type="string">
            <text:p>На АБАрдаж <text:s/>Центр поведенческой коррекции </text:p>
          </table:table-cell>
          <table:table-cell office:value-type="string" calcext:value-type="string">
            <text:p>Дети с аутизмом и другими нарушениями развития. ABA-терапия. Введение <text:s/>системы коммуникации PECS. ABA клуб. Интенсивный курс с <text:s/>прожива нием. Остеопат, мануальный терапевт. </text:p>
          </table:table-cell>
          <table:table-cell office:value-type="string" calcext:value-type="string">
            <text:p><text:tab/><text:tab/>г. Одинцово, ДСК Сельскохозяйственный, Буденновское ш., д. 21<text:tab/><text:tab/>г. Одинцово, Можайское шоссе, д. 136А<text:tab/><text:tab/>(929) 740-06-26 Сергей<text:tab/><text:tab/>(925) 224-11-07 Евгения<text:tab/><text:tab/>абардаж.рф<text:tab/><text:tab/>vk.com/naabardazh</text:p>
          </table:table-cell>
        </table:table-row>
        <table:table-row table:style-name="ro1">
          <table:table-cell office:value-type="string" calcext:value-type="string">
            <text:p>Радость моя <text:s/>Учебный центр Наталии Пятибратовой </text:p>
          </table:table-cell>
          <table:table-cell office:value-type="string" calcext:value-type="string">
            <text:p>Коррекция устной речи, дисграфии, дизорфографии, вызывание речи. <text:s/>Коррекция дислексии, дискалькулии. Коррекция почерка. </text:p>
          </table:table-cell>
          <table:table-cell office:value-type="string" calcext:value-type="string">
            <text:p><text:tab/><text:tab/>г. Одинцово, Можайское шоссе, д. 80-Б, бизнес- центр «Алькор»<text:tab/><text:tab/>(915) 934-98-58, (916) 739-46-47<text:tab/><text:tab/>logofive.ru</text:p>
          </table:table-cell>
        </table:table-row>
        <table:table-row table:style-name="ro1">
          <table:table-cell office:value-type="string" calcext:value-type="string">
            <text:p>Султанна <text:s/>Центр поведенческой коррекции и развития речи </text:p>
          </table:table-cell>
          <table:table-cell office:value-type="string" calcext:value-type="string">
            <text:p>Аба -центр для детей с аутизмом. ABA- <text:s/>терапия. Сенсорная интеграция. <text:s/>Логопедия. Интенсивы с проживанием. Есть отделение в Москве. </text:p>
          </table:table-cell>
          <table:table-cell office:value-type="string" calcext:value-type="string">
            <text:p><text:tab/><text:tab/>Одинцовский район, г. Г олицыно, поселок Летний отдых ул. <text:tab/><text:tab/>Звенигородская, д. 41<text:tab/><text:tab/>г. Одинцово, ул. Кленовая, д. 1, ТЦ Атлас<text:tab/><text:tab/>(926) 422-86-28 Султана<text:tab/><text:tab/>abacentr.ru</text:p>
          </table:table-cell>
        </table:table-row>
        <table:table-row table:style-name="ro1">
          <table:table-cell office:value-type="string" calcext:value-type="string">
            <text:p>Семья Образовательный центр для детей и взрослых <text:s/></text:p>
          </table:table-cell>
          <table:table-cell office:value-type="string" calcext:value-type="string">
            <text:p>Психолого- <text:s/>педагогические занятия с детьми, имеющие отклонения в раз витии и поведении: гиперактивность (СДВГ), ранний детский аутизм <text:s/>(РДА), задержка психического развития (ЗПР), сенсомоторная задержка, <text:s/>эмоционально - волевая задержка, задержка развития речи (ЗРР), заикания, <text:s/>тики, агрессия, тревожность и др. Работают логопеды, психологи, нейро- психологи. </text:p>
          </table:table-cell>
          <table:table-cell office:value-type="string" calcext:value-type="string">
            <text:p><text:tab/><text:tab/>г. Одинцово, мкр. Гусарская баллада, ул. Михаила Кутузова, д. 3А <text:tab/><text:tab/>(2 этаж)<text:tab/><text:tab/>г. Одинцово, мкр. Гусарская баллада, ул. Триумфальная, д. 12<text:tab/><text:tab/>(985) 475-01-08, (926) 637-67-83<text:tab/><text:tab/>deti-studia.ru</text:p>
          </table:table-cell>
        </table:table-row>
        <table:table-row table:style-name="ro1">
          <table:table-cell office:value-type="string" calcext:value-type="string">
            <text:p>Кубинская СОШ № 1 </text:p>
          </table:table-cell>
          <table:table-cell office:value-type="string" calcext:value-type="string">
            <text:p>МБОУ Дошкольные отделения для детей с ТНР </text:p>
          </table:table-cell>
          <table:table-cell office:value-type="string" calcext:value-type="string">
            <text:p><text:tab/><text:tab/>Одинцовский р-н, г. Кубинка, городок Кубинка-8, стр. 28<text:tab/><text:tab/>(498) 695-83-14, (498) 695-93-88<text:tab/><text:tab/>д.Чупряково, стр.6-А (детский сад № 2)<text:tab/><text:tab/>(498) 695-53-08<text:tab/><text:tab/>г.Кубинка, городок Кубинка-8, стр.17 (детский сад № 7)<text:tab/><text:tab/>(498) 695-85-23<text:tab/><text:tab/>г.Кубинка, Наро- Фоминское ш., стр.20 (детский сад № 17)<text:tab/><text:tab/>(498) 695-93-95<text:tab/><text:tab/>kubinka-sosh-1.odinedu.ru</text:p>
          </table:table-cell>
        </table:table-row>
        <table:table-row table:style-name="ro1">
          <table:table-cell office:value-type="string" calcext:value-type="string">
            <text:p>Гармония <text:s/>Старогородковская общеобразовательная школа </text:p>
          </table:table-cell>
          <table:table-cell office:value-type="string" calcext:value-type="string">
            <text:p>МКОУ для обучающихся с ограниченными возможностями здоровья Действующие программы – общеобразовательная, <text:s/>специального (коррек ционного) образовательного учреждения VIII вида, для детей со сложны ми дефектами в развитии, АООП НОО для обучающихся с ОВЗ (для обу чающихся с РАС, ЗПР, НОДА, слабослышащих, слабовидящих, нарушени ем речи) </text:p>
          </table:table-cell>
          <table:table-cell office:value-type="string" calcext:value-type="string">
            <text:p><text:tab/><text:tab/>Одинцовский г.о., пос. Старый городок, ул. Школьная, д. 33<text:tab/><text:tab/>(495) 630-07-14, (495) 630-07-42<text:tab/><text:tab/>garmonia.odinedu.ru</text:p>
          </table:table-cell>
        </table:table-row>
        <table:table-row table:style-name="ro1">
          <table:table-cell office:value-type="string" calcext:value-type="string">
            <text:p>Детский сад компенсирующего вида № 40 </text:p>
          </table:table-cell>
          <table:table-cell office:value-type="string" calcext:value-type="string">
            <text:p>МБДОУ </text:p>
          </table:table-cell>
          <table:table-cell office:value-type="string" calcext:value-type="string">
            <text:p><text:tab/><text:tab/>г. Одинцово, ул. Маршала Жукова, д. 5А<text:tab/><text:tab/>(495) 596-03-25<text:tab/><text:tab/>detsad40.odinedu.ru</text:p>
          </table:table-cell>
        </table:table-row>
        <table:table-row table:style-name="ro1">
          <table:table-cell office:value-type="string" calcext:value-type="string">
            <text:p>Надежда <text:s/>Одинцовская общеобразовательная школа <text:s/>для обучающихся с ограниченными возможностями <text:s/>здоровья </text:p>
          </table:table-cell>
          <table:table-cell office:value-type="string" calcext:value-type="string">
            <text:p>МКОУ </text:p>
          </table:table-cell>
          <table:table-cell office:value-type="string" calcext:value-type="string">
            <text:p><text:tab/><text:tab/>г. Одинцово, ул. 1-я Вокзальная, д. 59<text:tab/><text:tab/>(495) 591-06-26, (495) 591-00-65<text:tab/><text:tab/>nadegda.odinedu.ru</text:p>
          </table:table-cell>
        </table:table-row>
        <table:table-row table:style-name="ro1">
          <table:table-cell office:value-type="string" calcext:value-type="string">
            <text:p>Старогородковская специальная (коррекционная) <text:s/>общеобразовательная школа- интернат им. Фурагиной А.В. </text:p>
          </table:table-cell>
          <table:table-cell office:value-type="string" calcext:value-type="string">
            <text:p>МКОУ, реализующее адаптированные основные общеобразовательные <text:s/>программы </text:p>
          </table:table-cell>
          <table:table-cell office:value-type="string" calcext:value-type="string">
            <text:p><text:tab/><text:tab/>Одинцовский район, п. Старый Г ородок, ул. Школьная, д. 34<text:tab/><text:tab/>(498) 677-90-22, (498) 677-82-33<text:tab/><text:tab/>speckor.odinedu.ru</text:p>
          </table:table-cell>
        </table:table-row>
        <table:table-row table:style-name="ro1">
          <table:table-cell office:value-type="string" calcext:value-type="string">
            <text:p>Вдохновение <text:s/>Комплексный центр социального обслуживания <text:s/>и реабилитации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семье и детям в условиях полустационара, <text:s/>в условиях стационара </text:p>
          </table:table-cell>
          <table:table-cell office:value-type="string" calcext:value-type="string">
            <text:p><text:tab/><text:tab/>Коломенский район, с. Непецино, д. 2«Б»<text:tab/><text:tab/>(496) 617-76-12, (496) 617-74-25 <text:tab/><text:tab/>г.о. Коломна, г. Озёры, квартал Текстильщики, д. 41<text:tab/><text:tab/>(496) 618-06-25, (496) 702-34-58, (496) 702-34-66,<text:tab/><text:tab/>(496) 702-23-44<text:tab/><text:tab/>dd-vdohnovenie.nubex.ru/sveden/struct</text:p>
          </table:table-cell>
        </table:table-row>
        <table:table-row table:style-name="ro1">
          <table:table-cell office:value-type="string" calcext:value-type="string">
            <text:p>№ 3 <text:s/>Средняя общеобразовательная школа </text:p>
          </table:table-cell>
          <table:table-cell/>
          <table:table-cell office:value-type="string" calcext:value-type="string">
            <text:p><text:tab/><text:tab/>г. Озёры, микрорайон 1, д. 5а<text:tab/><text:tab/>(496) 702-25-19<text:tab/><text:tab/>ozsch3.edumsko.ru</text:p>
          </table:table-cell>
        </table:table-row>
        <table:table-row table:style-name="ro1">
          <table:table-cell office:value-type="string" calcext:value-type="string">
            <text:p>Орехово- Зуевский Комплексный центр социального обслуживания <text:s/>и реабилитации </text:p>
          </table:table-cell>
          <table:table-cell office:value-type="string" calcext:value-type="string">
            <text:p>ГАУ СО, Министерство социального развития Московской области Отделение реабилитации детей- инвалидов и детей с ограниченными воз можностями здоровья № 2: Отделение реабилитации детей- инвалидов и детей с ограниченными воз можностями здоровья № 1: Отделение психолого- педагогической помощи: Отделение реабилитации несовершеннолетних с расстройством аутисти ческого спектра (дети от 2 до 17 лет)): </text:p>
          </table:table-cell>
          <table:table-cell office:value-type="string" calcext:value-type="string">
            <text:p><text:tab/><text:tab/>Орехово- Зуевский г.о., г. Куровское, ул. Коммунистическая, д. 48<text:tab/><text:tab/>(496) 411-13-11<text:tab/><text:tab/>г. Орехово- Зуево, ул. Бабушкина, д. 3<text:tab/><text:tab/>(496) 424-69-32<text:tab/><text:tab/>г. Ликино- Дулево, ул. Коммунистическая, д. 15<text:tab/><text:tab/>(496) 414-27-48<text:tab/><text:tab/>Орехово- Зуевский г.о., г. Куровское, ул. Коммунистическая, д. 48<text:tab/><text:tab/>(496) 411-17-70<text:tab/><text:tab/>Орехово- Зуевский г.о., г. Дровосеки, д. 21а<text:tab/><text:tab/>(496) 425-80-50<text:tab/><text:tab/>kcsonoz.ru</text:p>
          </table:table-cell>
        </table:table-row>
        <table:table-row table:style-name="ro1">
          <table:table-cell office:value-type="string" calcext:value-type="string">
            <text:p>Семья и дом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детям (стационар). Служба психолого- педагогической помощи (полустационар) <text:s/></text:p>
          </table:table-cell>
          <table:table-cell office:value-type="string" calcext:value-type="string">
            <text:p><text:tab/><text:tab/>г. Орехово- Зуево, ул. Стаханова, д. 3А<text:tab/><text:tab/>(496) 422 58 44<text:tab/><text:tab/>semiaidom-oz.ru</text:p>
          </table:table-cell>
        </table:table-row>
        <table:table-row table:style-name="ro1">
          <table:table-cell office:value-type="string" calcext:value-type="string">
            <text:p>Большой теннис для людей с ПОДА </text:p>
          </table:table-cell>
          <table:table-cell office:value-type="string" calcext:value-type="string">
            <text:p>Только для людей с инвалидностью. </text:p>
          </table:table-cell>
          <table:table-cell office:value-type="string" calcext:value-type="string">
            <text:p><text:tab/><text:tab/>г. Орехово- Зуево, <text:s/>пл. Пушкина, 6<text:tab/><text:tab/>(977) 265-26-82 <text:s/>Петр Андреевич Г алушкин<text:tab/><text:tab/>samesport.ru/section/bolshoj- tennis-dlya-lyudej-s-poda-v-orehovo- <text:tab/><text:tab/>zuev<text:tab/><text:tab/> o</text:p>
          </table:table-cell>
        </table:table-row>
        <table:table-row table:style-name="ro1">
          <table:table-cell office:value-type="string" calcext:value-type="string">
            <text:p>Демосфен+ Нейрологопедический центр <text:s/></text:p>
          </table:table-cell>
          <table:table-cell office:value-type="string" calcext:value-type="string">
            <text:p>Коррекционная помощь детям с <text:s/>дислалией, ФФНР, ФНР, дизартрией, ала лией, ОНР, ЗРР, дислексией, <text:s/>дисграфией, СДВГ, НЭВС. Арт-терапия. <text:s/>Искусственная локальная контрастотермия. Лечение заикания. Лого- педический массаж. Логоритмика. Лого-батут. </text:p>
          </table:table-cell>
          <table:table-cell office:value-type="string" calcext:value-type="string">
            <text:p><text:tab/><text:tab/>г. Орехово- Зуево, ул. Набережная, д. 12<text:tab/><text:tab/>(925) 182-35-68<text:tab/><text:tab/>demosfenplus.ru</text:p>
          </table:table-cell>
        </table:table-row>
        <table:table-row table:style-name="ro1">
          <table:table-cell office:value-type="string" calcext:value-type="string">
            <text:p>Инклюзивный голбол </text:p>
          </table:table-cell>
          <table:table-cell office:value-type="string" calcext:value-type="string">
            <text:p>Участниками могут быть как люди с инвалидностью, так и люди без ин валидности. При этом инвалидность может быть любой, не только по <text:s/>зрению. Все участники игры надевают на глаза повязку и тренируются. <text:s/>От 14 лет. </text:p>
          </table:table-cell>
          <table:table-cell office:value-type="string" calcext:value-type="string">
            <text:p><text:tab/><text:tab/>г. Орехово- Зуево, <text:s/>Мадонская ул., д. 37<text:tab/><text:tab/>(977) 265-26-82 <text:s/>Петр Андреевич Г алушкин<text:tab/><text:tab/>samesport.ru/section/golbol-v-orehovo- zuev<text:tab/><text:tab/> o</text:p>
          </table:table-cell>
        </table:table-row>
        <table:table-row table:style-name="ro1">
          <table:table-cell office:value-type="string" calcext:value-type="string">
            <text:p>Добро.центр </text:p>
          </table:table-cell>
          <table:table-cell office:value-type="string" calcext:value-type="string">
            <text:p>Центр развития волонтерства Сосредоточение добровольческих и благотворительных инициатив <text:s/>Орехово- Зуевского городского округа. </text:p>
          </table:table-cell>
          <table:table-cell office:value-type="string" calcext:value-type="string">
            <text:p><text:tab/><text:tab/>г. Орехово- Зуево, <text:s/>Набережная ул., д. 10Б<text:tab/><text:tab/> (977) 265-26-82<text:tab/><text:tab/>vk.com/volonter_oz</text:p>
          </table:table-cell>
        </table:table-row>
        <table:table-row table:style-name="ro1">
          <table:table-cell office:value-type="string" calcext:value-type="string">
            <text:p>№ 25 <text:s/>Детский сад компенсирующего вида </text:p>
          </table:table-cell>
          <table:table-cell office:value-type="string" calcext:value-type="string">
            <text:p>МДОУ Дети с ОНР, ТНО, нарушениями ОДА. </text:p>
          </table:table-cell>
          <table:table-cell office:value-type="string" calcext:value-type="string">
            <text:p><text:tab/><text:tab/>г. Орехово- Зуево, ул. Пушкина, д. 2а<text:tab/><text:tab/>(496) 424-25-74<text:tab/><text:tab/>г. Орехово- Зуево, ул. Бирюкова, д. 16Б<text:tab/><text:tab/>(496) 424-27-11<text:tab/><text:tab/>ozgdou25.edumsko.ru</text:p>
          </table:table-cell>
        </table:table-row>
        <table:table-row table:style-name="ro1">
          <table:table-cell office:value-type="string" calcext:value-type="string">
            <text:p>№ 5 <text:s/>Общеобразовательная школа для обучающихся <text:s/>с ограниченными возможностями здоровья </text:p>
          </table:table-cell>
          <table:table-cell office:value-type="string" calcext:value-type="string">
            <text:p>МОУ </text:p>
          </table:table-cell>
          <table:table-cell office:value-type="string" calcext:value-type="string">
            <text:p><text:tab/><text:tab/>г. Орехово- Зуево, Клязьминский проезд, д. 8<text:tab/><text:tab/>(496) 424-63-29, (496) 424-63-20<text:tab/><text:tab/>ozgsch5.edumsko.ru</text:p>
          </table:table-cell>
        </table:table-row>
        <table:table-row table:style-name="ro1">
          <table:table-cell office:value-type="string" calcext:value-type="string">
            <text:p>Дрезненская школа № 1 </text:p>
          </table:table-cell>
          <table:table-cell office:value-type="string" calcext:value-type="string">
            <text:p>МОУ СОШ Дошкольные отделения. Для детей с ТНР. </text:p>
          </table:table-cell>
          <table:table-cell office:value-type="string" calcext:value-type="string">
            <text:p><text:tab/><text:tab/>Орехово- Зуевский г.о., г. Дрезна, ул. Центральная, д. 20<text:tab/><text:tab/>(496) 418-15-69<text:tab/><text:tab/>Орехово- Зуевский г.о., г. Дрезна, ул. Центральная, д. 11<text:tab/><text:tab/>(496) 418-15-52<text:tab/><text:tab/>Орехово- Зуевский г.о., г. Дрезна, ул. Центральная, д. 9<text:tab/><text:tab/>(496) 418-13-13<text:tab/><text:tab/>Орехово- Зуевский г.о., г. Дрезна, ул. Юбилейная, д. 11<text:tab/><text:tab/>(496) 418-15-52<text:tab/><text:tab/>ozr-shkdr1.edumsko.ru</text:p>
          </table:table-cell>
        </table:table-row>
        <table:table-row table:style-name="ro1">
          <table:table-cell office:value-type="string" calcext:value-type="string">
            <text:p>Богород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труктурное подразделение Павловский Посад. Служба комплексной по мощи детям (полустационар) </text:p>
          </table:table-cell>
          <table:table-cell office:value-type="string" calcext:value-type="string">
            <text:p><text:tab/><text:tab/>Богородский г.о., <text:s/>р.п. Обухово, ул. Яковлева, дом 55-А<text:tab/><text:tab/>(496) 512-18-23<text:tab/><text:tab/>г.о. Павловский Посад, Интернациональный переулок, д. 31<text:tab/><text:tab/>(496) 435-85-98<text:tab/><text:tab/>noginsk-srcn.ru<text:tab/><text:tab/>vk.com/public217395127</text:p>
          </table:table-cell>
        </table:table-row>
        <table:table-row table:style-name="ro1">
          <table:table-cell office:value-type="string" calcext:value-type="string">
            <text:p>Павлово- Посадс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социального обслуживания на дому детей- инвалидов и детей <text:s/>с ОВЗ Отделение реабилитации для детей- инвалидов и детей с ОВЗ № 1 (от 2 до <text:s/>18 лет): Отделение реабилитации детей- инвалидов и детей с ОВЗ № 2 <text:s/>(от 2 до <text:s/>18 лет): </text:p>
          </table:table-cell>
          <table:table-cell office:value-type="string" calcext:value-type="string">
            <text:p><text:tab/><text:tab/> г.о. Павловский Посад, ул. Орджоникидзе, д. 12<text:tab/><text:tab/>(496) 439-03-38, (496) 439-22-74, (496) 439-13-76<text:tab/><text:tab/>г.о. Павловский Посад, пер. Корнево- Юдинский, д. 3<text:tab/><text:tab/>(496) 432-30-22<text:tab/><text:tab/>г.о. Электрогорск, ул.Ленина, д. 52<text:tab/><text:tab/>(496) 433-05-26<text:tab/><text:tab/>kcsonpp.ru<text:tab/><text:tab/>vk.com/kcsor_pp_ordi</text:p>
          </table:table-cell>
        </table:table-row>
        <table:table-row table:style-name="ro1">
          <table:table-cell office:value-type="string" calcext:value-type="string">
            <text:p>Рахмановская СОШ </text:p>
          </table:table-cell>
          <table:table-cell office:value-type="string" calcext:value-type="string">
            <text:p>МОУ Дошкольное отделение. Группы для детей с ТНР, ТМНР. </text:p>
          </table:table-cell>
          <table:table-cell office:value-type="string" calcext:value-type="string">
            <text:p><text:tab/><text:tab/>г.о. Павловский Посад, село Рахманово, д. 115А<text:tab/><text:tab/>(496) 437-71-33<text:tab/><text:tab/>г.о. Павловский Посад, село Рахманово, д. 130<text:tab/><text:tab/>(496) 437-70-07<text:tab/><text:tab/>pprsoch.edumsko.ru</text:p>
          </table:table-cell>
        </table:table-row>
        <table:table-row table:style-name="ro1">
          <table:table-cell office:value-type="string" calcext:value-type="string">
            <text:p>Школа-интернат для обучающихся с ограниченными <text:s/>возможностями здоровья </text:p>
          </table:table-cell>
          <table:table-cell office:value-type="string" calcext:value-type="string">
            <text:p>МКОУ </text:p>
          </table:table-cell>
          <table:table-cell office:value-type="string" calcext:value-type="string">
            <text:p><text:tab/><text:tab/>г. Павловский Посад, ул. Тимирязева, д. 15<text:tab/><text:tab/>(496) 435-12-42<text:tab/><text:tab/>ppsochint7.edumsko.ru</text:p>
          </table:table-cell>
        </table:table-row>
        <table:table-row table:style-name="ro1">
          <table:table-cell office:value-type="string" calcext:value-type="string">
            <text:p>Оптимист <text:s/>Комплексный <text:s/>центр социального обслуживания <text:s/>и реабилитации </text:p>
          </table:table-cell>
          <table:table-cell office:value-type="string" calcext:value-type="string">
            <text:p>ГКУ СО, Министерство социального развития Московской области. Социаль но- реабилитационное отделение </text:p>
          </table:table-cell>
          <table:table-cell office:value-type="string" calcext:value-type="string">
            <text:p><text:tab/><text:tab/>г. Сергиев Посад, пр. Красной Армии, д. 94/2<text:tab/><text:tab/>(496) 540-46-07<text:tab/><text:tab/>Сергиево- Посадский район, г. Пересвет, ул. Ленина, д. 3<text:tab/><text:tab/>(496) 549-85-03<text:tab/><text:tab/>optimist-sp.ru<text:tab/><text:tab/>vk.com/public217104403</text:p>
          </table:table-cell>
        </table:table-row>
        <table:table-row table:style-name="ro1">
          <table:table-cell office:value-type="string" calcext:value-type="string">
            <text:p>№ 26 «Светлячок» <text:s/>Детский сад комбинированного вида </text:p>
          </table:table-cell>
          <table:table-cell office:value-type="string" calcext:value-type="string">
            <text:p>МБДОУ </text:p>
          </table:table-cell>
          <table:table-cell office:value-type="string" calcext:value-type="string">
            <text:p><text:tab/><text:tab/>г. Пересвет, ул. Строителей, д. 5А<text:tab/><text:tab/>г. Пересвет, ул. Пионерская, д. 14<text:tab/><text:tab/>(496) 546-57-07<text:tab/><text:tab/>26per.detkin-club.ru</text:p>
          </table:table-cell>
        </table:table-row>
        <table:table-row table:style-name="ro1">
          <table:table-cell office:value-type="string" calcext:value-type="string">
            <text:p>Средняя общеобразовательная школа № 5 г. Пересвета </text:p>
          </table:table-cell>
          <table:table-cell office:value-type="string" calcext:value-type="string">
            <text:p>МБОУ Коррекционное сопровождение учащихся с ОВЗ Дошкольные о <text:s/>фтальмологические группы </text:p>
          </table:table-cell>
          <table:table-cell office:value-type="string" calcext:value-type="string">
            <text:p><text:tab/><text:tab/>Сергиево- Посадский район, г. Пересвет, ул. Советская, д. 1<text:tab/><text:tab/> (496) 546-59-48, (496) 546-74-43<text:tab/><text:tab/>Сергиево- Посадский район, г. Пересвет, ул. Г агарина, д. 12<text:tab/><text:tab/>(496) 556-11-81, (496) 546-58-77<text:tab/><text:tab/>school5peresvet.nubex.ru</text:p>
          </table:table-cell>
        </table:table-row>
        <table:table-row table:style-name="ro1">
          <table:table-cell office:value-type="string" calcext:value-type="string">
            <text:p>Подоль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КУ СО, Министерство социального развития Московской области Отделение: «Реабилитационный центр для детей и подростков с ограни ченными возможностями Ягодка», нестационарные отделения (патронаж, <text:s/>амбулаторный прием, разовый прием) для консультаций и <text:s/>предоставления <text:s/>реабилитационных услуг детям от 0 до <text:s/>18 лет. </text:p>
          </table:table-cell>
          <table:table-cell office:value-type="string" calcext:value-type="string">
            <text:p><text:tab/><text:tab/>г. Подольск, ул. Литейная, д. 4.<text:tab/><text:tab/>Подольский р-н, п. Михайлово- Ярцевское, пос. Шишкин лес, стр. 29<text:tab/><text:tab/>(496) 754-67-17, (496) 754-79-06<text:tab/><text:tab/>пгцсо.рф</text:p>
          </table:table-cell>
        </table:table-row>
        <table:table-row table:style-name="ro1">
          <table:table-cell office:value-type="string" calcext:value-type="string">
            <text:p>Чеховский <text:s/>Семейный центр помощи семье и детям </text:p>
          </table:table-cell>
          <table:table-cell office:value-type="string" calcext:value-type="string">
            <text:p>Г К У СО, Министерство социального развития Московской области Служба комплексной помощи детям Отделени <text:s/>я <text:s/>для реабилитации детей - инвалидов и детей с ОВЗ </text:p>
          </table:table-cell>
          <table:table-cell office:value-type="string" calcext:value-type="string">
            <text:p><text:tab/><text:tab/>Чеховский район, с. Новый Быт, ул. Новая, д. 10<text:tab/><text:tab/>(496) 754-56-94<text:tab/><text:tab/>г.о. Подольск, мкр. Климовск, ул. Заводская, д. 15/1<text:tab/><text:tab/>(496) 757-69-67, (496) 761-57-92, (496) 762-61-24<text:tab/><text:tab/>г. Подольск, пр. Ленина, д. 8, ул. Северная, д. 9А<text:tab/><text:tab/>(496) 755-23-04, (496) 756-70-36 <text:tab/><text:tab/>cfamily.ru</text:p>
          </table:table-cell>
        </table:table-row>
        <table:table-row table:style-name="ro1">
          <table:table-cell office:value-type="string" calcext:value-type="string">
            <text:p>КОРСАР-СПОРТ <text:s/>МУ «Физкультурно- спортивный клуб инвалидов» </text:p>
          </table:table-cell>
          <table:table-cell office:value-type="string" calcext:value-type="string">
            <text:p>Работа в летний период. Занятия для лиц с поражением опорно- <text:s text:c="2"/>двигательного аппарата, слуха, зрения, ментальными нарушениями и об щими заболеваниями. Есть группы оздоровительной и спортивной на правленности. Возрастные ограничения от 7 лет. Виды спорта: стрельба из пневматического оружия, настольный теннис, <text:s/>армспорт, шаффлборд, жульбак, новус, бочча, шашки, шахматы, легкая <text:s/>атлетика, минифутбол, дартс, легкая атлетика, голбол и шоудаун (спорт <text:s/>слепых). </text:p>
          </table:table-cell>
          <table:table-cell office:value-type="string" calcext:value-type="string">
            <text:p><text:tab/><text:tab/>г. Подольск, Революционный просп., д. 32/34<text:tab/><text:tab/> (496) 763-72-76<text:tab/><text:tab/>korsar- sport.ru</text:p>
          </table:table-cell>
        </table:table-row>
        <table:table-row table:style-name="ro1">
          <table:table-cell office:value-type="string" calcext:value-type="string">
            <text:p>Юность <text:s/>МУ Центр социально- психологической помощи молодежи </text:p>
          </table:table-cell>
          <table:table-cell office:value-type="string" calcext:value-type="string">
            <text:p>Психологическая диагностика, консультирование и коррекция. Психо- логические тренинги и группы. Клуб молодых людей с ограниченными <text:s/>возможностями «Эдельвейс». </text:p>
          </table:table-cell>
          <table:table-cell office:value-type="string" calcext:value-type="string">
            <text:p><text:tab/><text:tab/>г. Подольск, Красногвардейский бульвар, д. 31, офис 2.<text:tab/><text:tab/>(496) 764-57-99<text:tab/><text:tab/>г. Подольск, Армейский проезд, д. 9.<text:tab/><text:tab/>(496) 750-04-83<text:tab/><text:tab/>csppm.ru<text:tab/><text:tab/>vk.com/mucsppmyunost</text:p>
          </table:table-cell>
        </table:table-row>
        <table:table-row table:style-name="ro1">
          <table:table-cell office:value-type="string" calcext:value-type="string">
            <text:p>Европейский гимнастический центр </text:p>
          </table:table-cell>
          <table:table-cell office:value-type="string" calcext:value-type="string">
            <text:p>Специальная программа для детей с ментальными нарушениями </text:p>
          </table:table-cell>
          <table:table-cell office:value-type="string" calcext:value-type="string">
            <text:p><text:tab/><text:tab/>Все центры: <text:tab/><text:tab/>europegym.ru/contacts<text:tab/><text:tab/>г. Подольск, ул. Комсомольская, д. 24<text:tab/><text:tab/>(495) 129-11-40, (910) 013-02-58 (WhatsApp)<text:tab/><text:tab/>europegym.ru</text:p>
          </table:table-cell>
        </table:table-row>
        <table:table-row table:style-name="ro1">
          <table:table-cell office:value-type="string" calcext:value-type="string">
            <text:p>Подсолнухи <text:s/>Психологический семейный центр </text:p>
          </table:table-cell>
          <table:table-cell office:value-type="string" calcext:value-type="string">
            <text:p>Коррекционная поддержка и терапия детей с нарушением психического <text:s/>и речевого развития. </text:p>
          </table:table-cell>
          <table:table-cell office:value-type="string" calcext:value-type="string">
            <text:p><text:tab/><text:tab/>г. Подольск, Революционный проспект, дом 64/105, 4-ый этаж<text:tab/><text:tab/>(903) 247-53-77, (964) 501-25-77<text:tab/><text:tab/>podsolnuhi- centr.ru<text:tab/><text:tab/>vk.com/club42919915</text:p>
          </table:table-cell>
        </table:table-row>
        <table:table-row table:style-name="ro1">
          <table:table-cell office:value-type="string" calcext:value-type="string">
            <text:p>Рост <text:s/>Центр развития, нейрокоррекции и логопедии </text:p>
          </table:table-cell>
          <table:table-cell office:value-type="string" calcext:value-type="string">
            <text:p>ABA терапия, нейропсихолог, дефектолог, психолог. Нейро-лого-сенсорные <text:s/>коммуникационные интенсивы.. </text:p>
          </table:table-cell>
          <table:table-cell office:value-type="string" calcext:value-type="string">
            <text:p><text:tab/><text:tab/>г. Подольск, ул. Свердлова, д. 32/1<text:tab/><text:tab/>(925) 958-41-00<text:tab/><text:tab/>rostneuro.tilda.ws</text:p>
          </table:table-cell>
        </table:table-row>
        <table:table-row table:style-name="ro1">
          <table:table-cell office:value-type="string" calcext:value-type="string">
            <text:p>Рука об руку <text:s/>Межрегиональная общественная организация родителей <text:s/>детей- инвалидов </text:p>
          </table:table-cell>
          <table:table-cell office:value-type="string" calcext:value-type="string">
            <text:p>Обеспечение социализации детей и их семей, организация регулярной <text:s/>реабилитации (занятия с дефектологом, занятия в бассейне, иппотерапия <text:s/>и т.п.), консультаций и <text:s/>курсов реабилитации с <text:s/>приглашенными специали стами. </text:p>
          </table:table-cell>
          <table:table-cell office:value-type="string" calcext:value-type="string">
            <text:p><text:tab/><text:tab/>(916) 310-03-49, (916) 628-39-48<text:tab/><text:tab/>vk.com/club72632941</text:p>
          </table:table-cell>
        </table:table-row>
        <table:table-row table:style-name="ro1">
          <table:table-cell office:value-type="string" calcext:value-type="string">
            <text:p>Сенсорум <text:s/>Нейропсихологический центр </text:p>
          </table:table-cell>
          <table:table-cell office:value-type="string" calcext:value-type="string">
            <text:p>Детская психология, дефектология, логопедия. ЛФК, нейрореабилитация. </text:p>
          </table:table-cell>
          <table:table-cell office:value-type="string" calcext:value-type="string">
            <text:p><text:tab/><text:tab/>г. Подольск, ул. 43-й Армии, д. 23, 1 этаж<text:tab/><text:tab/>(969) 767-46-11<text:tab/><text:tab/>sensorum-med.ru</text:p>
          </table:table-cell>
        </table:table-row>
        <table:table-row table:style-name="ro1">
          <table:table-cell office:value-type="string" calcext:value-type="string">
            <text:p>Центр нейрокоррекции детей и подростков </text:p>
          </table:table-cell>
          <table:table-cell office:value-type="string" calcext:value-type="string">
            <text:p>Дети с трудностями в обучении, с нарушениями развития. Нейропсихоло- гическая коррекция, АВА -терапия </text:p>
          </table:table-cell>
          <table:table-cell office:value-type="string" calcext:value-type="string">
            <text:p><text:tab/><text:tab/>г. Подольск, ул. Профсоюзная, д. 4, ул. Юбилейная, д. 7А<text:tab/><text:tab/>(977) 802-46-33, (499) 394-05-18<text:tab/><text:tab/>cndip.ru<text:tab/><text:tab/>vk.com/cndip</text:p>
          </table:table-cell>
        </table:table-row>
        <table:table-row table:style-name="ro1">
          <table:table-cell office:value-type="string" calcext:value-type="string">
            <text:p>№ 53 <text:s/>Начальная школа – детский сад компенсирующего вида </text:p>
          </table:table-cell>
          <table:table-cell office:value-type="string" calcext:value-type="string">
            <text:p>МОУ Для детей с нарушениями зрения </text:p>
          </table:table-cell>
          <table:table-cell office:value-type="string" calcext:value-type="string">
            <text:p><text:tab/><text:tab/>г. Подольск, Октябрьский просп., д. 15А<text:tab/><text:tab/>(496) 766-38-12, (985) 915-91-52<text:tab/><text:tab/>mou-53.wixsite.com/detskiizentr</text:p>
          </table:table-cell>
        </table:table-row>
        <table:table-row table:style-name="ro1">
          <table:table-cell office:value-type="string" calcext:value-type="string">
            <text:p>Аистенок <text:s/>Детский сад общеразвивающего вида № 28 </text:p>
          </table:table-cell>
          <table:table-cell office:value-type="string" calcext:value-type="string">
            <text:p>МДОУ Основное здание. Коррекционные группы для детей с ОВЗ <text:s/>Здание 2. Компенсирующие г <text:s/>руппы для детей с ОВЗ ( <text:s/>с ТНР , с <text:s/>задержкой <text:s/>психического развития <text:s/>) Здание 3. Логопедические группы для детей с ОВЗ (с ТНР) </text:p>
          </table:table-cell>
          <table:table-cell office:value-type="string" calcext:value-type="string">
            <text:p><text:tab/><text:tab/>г. Подольск, мкр. Кузнечики, ул. Г енерала Стрельбицкого, д. 14<text:tab/><text:tab/>(496) 759-10-21<text:tab/><text:tab/>г. Подольск, мкр. Кузнечики, ул. Академика Доллежаля, д. 17<text:tab/><text:tab/>(496) 759-11-30<text:tab/><text:tab/>г. Подольск, микрорайон Кузнечики, площадь Защитников <text:tab/><text:tab/>Отечества, дом 7<text:tab/><text:tab/>(496) 759-14-54<text:tab/><text:tab/>aistenok28-podolsk.edumsko.ru</text:p>
          </table:table-cell>
        </table:table-row>
        <table:table-row table:style-name="ro1">
          <table:table-cell office:value-type="string" calcext:value-type="string">
            <text:p>Школа № 3 </text:p>
          </table:table-cell>
          <table:table-cell office:value-type="string" calcext:value-type="string">
            <text:p>МОУ Дошкольное отделение «Росток» д <text:s/>ля детей с тяжелыми нарушениями ре чи </text:p>
          </table:table-cell>
          <table:table-cell office:value-type="string" calcext:value-type="string">
            <text:p><text:tab/><text:tab/>г. Подольск, ул. Красная, д. 31/1<text:tab/><text:tab/>(496) 763-67-75, (926) 826-31-37<text:tab/><text:tab/>г. Подольск, ул. Красная, д. 31/1<text:tab/><text:tab/>(496) 769-98-44<text:tab/><text:tab/>school3podolsk.edumsko.ru</text:p>
          </table:table-cell>
        </table:table-row>
        <table:table-row table:style-name="ro1">
          <table:table-cell office:value-type="string" calcext:value-type="string">
            <text:p>Школа № 12 </text:p>
          </table:table-cell>
          <table:table-cell office:value-type="string" calcext:value-type="string">
            <text:p>МОУ <text:s/>СОШ Дошкольное отделение. Группы для детей <text:s/>с ТНР, <text:s/>РАС, ЗПР. </text:p>
          </table:table-cell>
          <table:table-cell office:value-type="string" calcext:value-type="string">
            <text:p><text:tab/><text:tab/>г. Подольск, ул. Г айдара, д. 10<text:tab/><text:tab/>(496) 763-89-82<text:tab/><text:tab/>г. Подольск, ул. Г айдара, д. 8А<text:tab/><text:tab/>(496) 750-59-16<text:tab/><text:tab/>г. Подольск, ул. Кирова, д. 53А<text:tab/><text:tab/>(496) 752-75-24<text:tab/><text:tab/>myschool12-podolsk.edumsko.ru</text:p>
          </table:table-cell>
        </table:table-row>
        <table:table-row table:style-name="ro1">
          <table:table-cell office:value-type="string" calcext:value-type="string">
            <text:p>Школа № 16 </text:p>
          </table:table-cell>
          <table:table-cell office:value-type="string" calcext:value-type="string">
            <text:p>МОУ </text:p>
          </table:table-cell>
          <table:table-cell office:value-type="string" calcext:value-type="string">
            <text:p><text:tab/><text:tab/>г.о. <text:s/>Подольск, ул. Народная, д. 4<text:tab/><text:tab/>(496) 757-15-27, (496) 757-15-28<text:tab/><text:tab/>Отделение для обучающихся с ТНР<text:tab/><text:tab/>г.о. <text:s/>Подольск, ул. Народная, д. 6/18<text:tab/><text:tab/>(496) 769-97-18<text:tab/><text:tab/>16school.ucoz.net</text:p>
          </table:table-cell>
        </table:table-row>
        <table:table-row table:style-name="ro1">
          <table:table-cell office:value-type="string" calcext:value-type="string">
            <text:p>Школа-интернат для обучающихся с ОВЗ </text:p>
          </table:table-cell>
          <table:table-cell office:value-type="string" calcext:value-type="string">
            <text:p>МОУ Здание 2 </text:p>
          </table:table-cell>
          <table:table-cell office:value-type="string" calcext:value-type="string">
            <text:p><text:tab/><text:tab/>г..о. Подольск, ул. Павлика Морозова, д. 30<text:tab/><text:tab/>(496) 763-83-91, (496) 763-23-58<text:tab/><text:tab/>г. Подольск, мкрн Климовск, ул. Южный поселок, д. 31а<text:tab/><text:tab/>(496) 762-35-15<text:tab/><text:tab/>mouovz-pod.edumsko.ru</text:p>
          </table:table-cell>
        </table:table-row>
        <table:table-row table:style-name="ro1">
          <table:table-cell office:value-type="string" calcext:value-type="string">
            <text:p>Малыш <text:s/>Детский сад комбинированного вида № 44 </text:p>
          </table:table-cell>
          <table:table-cell office:value-type="string" calcext:value-type="string">
            <text:p>МДОУ Здание 2 </text:p>
          </table:table-cell>
          <table:table-cell office:value-type="string" calcext:value-type="string">
            <text:p><text:tab/><text:tab/>г. Подольск, ул. Свердлова, д. 46Б<text:tab/><text:tab/>(496) 754-17-08<text:tab/><text:tab/>г. Подольск, ул. Свердлова, д. 46В<text:tab/><text:tab/>(496) 754-30-65<text:tab/><text:tab/>pdds44m.edumsko.ru</text:p>
          </table:table-cell>
        </table:table-row>
        <table:table-row table:style-name="ro1">
          <table:table-cell office:value-type="string" calcext:value-type="string">
            <text:p>Серпухов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 Б 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№ 2 </text:p>
          </table:table-cell>
          <table:table-cell office:value-type="string" calcext:value-type="string">
            <text:p><text:tab/><text:tab/>г. Серпухов, ул. Лермонтова, д. 54А<text:tab/><text:tab/>(496) 737-50-48, (496) 739-95-07, (496) 775-09-54<text:tab/><text:tab/>г. Протвино, ул. Мира, д. 10<text:tab/><text:tab/>(496) 734-07-64<text:tab/><text:tab/>серпуховский- кцсор.рф</text:p>
          </table:table-cell>
        </table:table-row>
        <table:table-row table:style-name="ro1">
          <table:table-cell office:value-type="string" calcext:value-type="string">
            <text:p>Искорка <text:s/>Детский сад № 2 </text:p>
          </table:table-cell>
          <table:table-cell office:value-type="string" calcext:value-type="string">
            <text:p>МБДОУ Группы для детей с ТНР, с функциональными расстройствами зрения. </text:p>
          </table:table-cell>
          <table:table-cell office:value-type="string" calcext:value-type="string">
            <text:p><text:tab/><text:tab/>г. Протвино, ул. Ленина, д. 5<text:tab/><text:tab/>(496) 774-65-40<text:tab/><text:tab/>г.о. Протвино, ул. Дружбы, д. 4А<text:tab/><text:tab/>(496) 774-48-77<text:tab/><text:tab/>г.о. Протвино, Лесной б-р, д. 22<text:tab/><text:tab/>(496) 774-04-07<text:tab/><text:tab/>г.о. Протвино, ул.Ленина, д. 36<text:tab/><text:tab/>(496) 774-45-31<text:tab/><text:tab/>iskorkads.caduk.ru</text:p>
          </table:table-cell>
        </table:table-row>
        <table:table-row table:style-name="ro1">
          <table:table-cell office:value-type="string" calcext:value-type="string">
            <text:p>Сказка <text:s/>Детский сад № 4 </text:p>
          </table:table-cell>
          <table:table-cell office:value-type="string" calcext:value-type="string">
            <text:p>М Б ДОУ Корпус «Теремок»: 9 групп компенсирующей направленности: 7 групп <text:s/>ОНР (общие нарушения речи), 2 группы ОДА (особенности двигательной <text:s/>активности) </text:p>
          </table:table-cell>
          <table:table-cell office:value-type="string" calcext:value-type="string">
            <text:p><text:tab/><text:tab/>г. Протвино, проезд Сосновый, дом 4<text:tab/><text:tab/>(496) 731-62-54, (496) 774-94-92<text:tab/><text:tab/>г. Протвино, ул.Южная, д 5<text:tab/><text:tab/>(496) 731-62-55<text:tab/><text:tab/>skazkads4.caduk.ru</text:p>
          </table:table-cell>
        </table:table-row>
        <table:table-row table:style-name="ro1">
          <table:table-cell office:value-type="string" calcext:value-type="string">
            <text:p>Пушкинский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tab/><text:tab/>Пушкинский р-н, п. Правдинский, ул. Разина, д. 7<text:tab/><text:tab/>(496) 531-66-70,<text:tab/><text:tab/>(905) 565-24-32 Круглосуточная экстренная психолого- <text:tab/><text:tab/>педагогическая помощь<text:tab/><text:tab/>pushsc.ru</text:p>
          </table:table-cell>
        </table:table-row>
        <table:table-row table:style-name="ro1">
          <table:table-cell office:value-type="string" calcext:value-type="string">
            <text:p>Happy Med <text:s/>Центр медико- психолого-педагогической поддержки <text:s/>и коррекции <text:s/></text:p>
          </table:table-cell>
          <table:table-cell office:value-type="string" calcext:value-type="string">
            <text:p>АВА- терапия, логопед, дефектолог, психолог, нейропсихолог, музыкальный <text:s/>терапевт, арт <text:s/>терапевт, ЛФК. Индивидуальные занятия с детьми с особен ностями развития (ЗПР, ЗПРР, синдром Дауна, ДЦП, СДВГ, аутизм) Есть отделение в Мытищах. </text:p>
          </table:table-cell>
          <table:table-cell office:value-type="string" calcext:value-type="string">
            <text:p><text:tab/><text:tab/>г. Пушкино, ул. 1-я Серебрянская, д. 21, офис 21<text:tab/><text:tab/>(495) 999-91-18<text:tab/><text:tab/>hkmed.ru</text:p>
          </table:table-cell>
        </table:table-row>
        <table:table-row table:style-name="ro1">
          <table:table-cell office:value-type="string" calcext:value-type="string">
            <text:p>NotaBene <text:s/>Центр развития детей </text:p>
          </table:table-cell>
          <table:table-cell office:value-type="string" calcext:value-type="string">
            <text:p>Работа с детьми с нарушениями в развитии. Логопед, психолог, нейро- психолог, дефектолог, реабилитолог, массажист. </text:p>
          </table:table-cell>
          <table:table-cell office:value-type="string" calcext:value-type="string">
            <text:p><text:tab/><text:tab/>г. Пушкино, Московский просп., д. 56<text:tab/><text:tab/>(925) 390-09-10, (929) 915-36-80<text:tab/><text:tab/>notabene- center.ru</text:p>
          </table:table-cell>
        </table:table-row>
        <table:table-row table:style-name="ro1">
          <table:table-cell office:value-type="string" calcext:value-type="string">
            <text:p>Speech_steps НейроЛогопедический центр </text:p>
          </table:table-cell>
          <table:table-cell office:value-type="string" calcext:value-type="string">
            <text:p>Помощь детям с нарушениями речевой и познавательной функций, с на рушениями внимания, поведения и в двигательной сфере, с <text:s/>задержкой <text:s/>моторного развития, с расстройствами аутистического спектра. <text:s/>Лого- педические занятия и логопедический массаж. Нейропсихологическая <text:s/>коррекция. Мозжечковая стимуляция. “Денас”. Занятия с психологом. <text:s/>Адаптивная физическая культура. Ава-терапия. Тейпирование. Аудио- терапия по методу А. Томатиса. Биоакустическая коррекция. Мозжечковая <text:s/>стимуляция Есть отделения в Мытищах. </text:p>
          </table:table-cell>
          <table:table-cell office:value-type="string" calcext:value-type="string">
            <text:p><text:tab/><text:tab/>г. Пушкино, Ярославское шоссе, д. 141, корп.1<text:tab/><text:tab/>(926) 335-62-43<text:tab/><text:tab/>speech- steps.ru</text:p>
          </table:table-cell>
        </table:table-row>
        <table:table-row table:style-name="ro1">
          <table:table-cell office:value-type="string" calcext:value-type="string">
            <text:p>Подсолнух <text:s/>Психологический центр </text:p>
          </table:table-cell>
          <table:table-cell office:value-type="string" calcext:value-type="string">
            <text:p>Дети с 3-х лет с особенностями развития: с аутичными чертами, ЗПР, ММД, <text:s/>безречевые дети. Психологи, логопеды, нейропсихолог; тренинги общения </text:p>
          </table:table-cell>
          <table:table-cell office:value-type="string" calcext:value-type="string">
            <text:p><text:tab/><text:tab/>г. Пушкино, 3-й Некрасовский проезд, д. 3, к. 1<text:tab/><text:tab/>(917) 554-37-27<text:tab/><text:tab/>vk.com/podsolnuhcentr</text:p>
          </table:table-cell>
        </table:table-row>
        <table:table-row table:style-name="ro1">
          <table:table-cell office:value-type="string" calcext:value-type="string">
            <text:p>Пушкинская школа- интернат </text:p>
          </table:table-cell>
          <table:table-cell office:value-type="string" calcext:value-type="string">
            <text:p>МБОУ для обучающихся с ограниченными возможностями здоровья </text:p>
          </table:table-cell>
          <table:table-cell office:value-type="string" calcext:value-type="string">
            <text:p><text:tab/><text:tab/>г. Пушкино, ул. Железнодорожная, д. 12/17<text:tab/><text:tab/>(496) 993-33-08, (929) 985-68-81<text:tab/><text:tab/>push-internat.edumsko.ru</text:p>
          </table:table-cell>
        </table:table-row>
        <table:table-row table:style-name="ro1">
          <table:table-cell office:value-type="string" calcext:value-type="string">
            <text:p>Школа № 6 Корпус 2 Солнышко (бывший Начальная школа – детский <text:s/>сад № 63)  </text:p>
          </table:table-cell>
          <table:table-cell office:value-type="string" calcext:value-type="string">
            <text:p>МБОУ Для детей с нарушениями зрения </text:p>
          </table:table-cell>
          <table:table-cell office:value-type="string" calcext:value-type="string">
            <text:p><text:tab/><text:tab/>г. Пушкино, мкр. Серебрянка, д. 33<text:tab/><text:tab/>(496) 535-49-59<text:tab/><text:tab/>push-solnyshko63.edumsko.ru</text:p>
          </table:table-cell>
        </table:table-row>
        <table:table-row table:style-name="ro1">
          <table:table-cell office:value-type="string" calcext:value-type="string">
            <text:p>Серпухов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№ 3 </text:p>
          </table:table-cell>
          <table:table-cell office:value-type="string" calcext:value-type="string">
            <text:p><text:tab/><text:tab/>г. Серпухов, ул. Лермонтова, д. 54А<text:tab/><text:tab/>(496) 737-50-48, (496) 739-95-07, (496) 775-09-54<text:tab/><text:tab/>г. Пущино, мкр «АБ», д. 21А<text:tab/><text:tab/>(496) 773-11-30<text:tab/><text:tab/>серпуховский- кцсор.рф</text:p>
          </table:table-cell>
        </table:table-row>
        <table:table-row table:style-name="ro1">
          <table:table-cell office:value-type="string" calcext:value-type="string">
            <text:p>Диалог <text:s/>Центр диагностики и консультирования </text:p>
          </table:table-cell>
          <table:table-cell office:value-type="string" calcext:value-type="string">
            <text:p>МОУ для детей, нуждающихся в психолого- <text:s/>педагогической и медико - <text:s/>социальной помощи </text:p>
          </table:table-cell>
          <table:table-cell office:value-type="string" calcext:value-type="string">
            <text:p><text:tab/><text:tab/>г. Раменское, ул. Воровского, д. 7<text:tab/><text:tab/>(496) 467-16-10<text:tab/><text:tab/>ramdialog.edumsko.ru</text:p>
          </table:table-cell>
        </table:table-row>
        <table:table-row table:style-name="ro1">
          <table:table-cell office:value-type="string" calcext:value-type="string">
            <text:p>Рамен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 <text:s/>е <text:s/>реабилитации для детей - инвалидов и детей с ограниченными <text:s/>возможностями здоровья </text:p>
          </table:table-cell>
          <table:table-cell office:value-type="string" calcext:value-type="string">
            <text:p><text:tab/><text:tab/>(495) 556-64-44 <text:s/>секретарь<text:tab/><text:tab/>г. Раменское, ул. Десантная, д. 11<text:tab/><text:tab/>(496) 463-01-54, (496) 463-14-76<text:tab/><text:tab/>brzabota.ru</text:p>
          </table:table-cell>
        </table:table-row>
        <table:table-row table:style-name="ro1">
          <table:table-cell office:value-type="string" calcext:value-type="string">
            <text:p>Рамен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tab/><text:tab/>Раменский р-н, г. Раменское, ул. Стальконструкции, д. 6<text:tab/><text:tab/>(496) 463-16-69<text:tab/><text:tab/>prodnik-ram.ru</text:p>
          </table:table-cell>
        </table:table-row>
        <table:table-row table:style-name="ro1">
          <table:table-cell office:value-type="string" calcext:value-type="string">
            <text:p>Крылья надежды <text:s/>Московская областная региональная общественная <text:s/>организация родителей детей- инвалидов </text:p>
          </table:table-cell>
          <table:table-cell office:value-type="string" calcext:value-type="string">
            <text:p>Дети с ДЦП, расстройствами аутистического спектра, генетическими за болеваниями, эпилепсией, нарушением зрения и слуха и <text:s/>другими нару шениями. Проводятся групповые и индивидуальные занятия с логопедом, <text:s/>дефектологом, игровым терапевтом, музыкальным терапевтом. </text:p>
          </table:table-cell>
          <table:table-cell office:value-type="string" calcext:value-type="string">
            <text:p><text:tab/><text:tab/>г. Раменское, ул. Приборостроителей, д. 14, помещение 3<text:tab/><text:tab/>(903) 612-19-01 Наталия,<text:tab/><text:tab/>(916) 326-61-62 Ольга<text:tab/><text:tab/>knram.ru<text:tab/><text:tab/>vk.com/club4824934</text:p>
          </table:table-cell>
        </table:table-row>
        <table:table-row table:style-name="ro1">
          <table:table-cell office:value-type="string" calcext:value-type="string">
            <text:p>Птица говорун <text:s/>Детский развивающий центр </text:p>
          </table:table-cell>
          <table:table-cell office:value-type="string" calcext:value-type="string">
            <text:p>Занятия направлены на улучшение координации, мелкой моторики и раз витие речи, а также стимулируют интеллектуальное развитие. В стенах <text:s/>нашего центра происходит формирование базовых навыков у ребенка для <text:s/>последующего освоения письменной грамоты. Логопед, дефектолог, ней ропсихолог, коррекционный педагог. </text:p>
          </table:table-cell>
          <table:table-cell office:value-type="string" calcext:value-type="string">
            <text:p><text:tab/><text:tab/>(499) 130-40-55<text:tab/><text:tab/>г. Раменское, ул. Чугунова, д. 15А, второй этаж, офис 17<text:tab/><text:tab/>(925) 322-40-05<text:tab/><text:tab/>г. Раменское, ул. Чугунова, д. 15/4<text:tab/><text:tab/>(925) 906-28-30<text:tab/><text:tab/>Детский сад и центр развития<text:tab/><text:tab/>г. Раменское, ул. Космонавтов, д. 10А<text:tab/><text:tab/>(909) 999-71-05<text:tab/><text:tab/>ptiсa- govorun.com</text:p>
          </table:table-cell>
        </table:table-row>
        <table:table-row table:style-name="ro1">
          <table:table-cell office:value-type="string" calcext:value-type="string">
            <text:p>Раменское <text:s/>Центр детской нейропсихологии и развития ребенка </text:p>
          </table:table-cell>
          <table:table-cell office:value-type="string" calcext:value-type="string">
            <text:p>Нейропсихологическая и логопедическая диагностика. Индивидуальные <text:s/>и парные занятия. </text:p>
          </table:table-cell>
          <table:table-cell office:value-type="string" calcext:value-type="string">
            <text:p><text:tab/><text:tab/>г. Раменское, ул. Крымская, д. 5, подъезд 12<text:tab/><text:tab/>(499) 390-87-95, (926) 951-60-72<text:tab/><text:tab/>центр- нейропсихологии.рф</text:p>
          </table:table-cell>
        </table:table-row>
        <table:table-row table:style-name="ro1">
          <table:table-cell office:value-type="string" calcext:value-type="string">
            <text:p>Речевая среда <text:s/>Детский центр </text:p>
          </table:table-cell>
          <table:table-cell office:value-type="string" calcext:value-type="string">
            <text:p>ABA-терапия. Коммуникативная группа. Раннее вмешательство. Сенсорная <text:s/>интеграция. Игровая терапия / DIR/ FLOORTIME. Программа мозжечковой <text:s/>стимуляции. Занятия с психологом. Занятия с логопедом- <text:s/>дефектологом. <text:s/>Запуск речи. Логоритмика. Вой та терапия. Творческие мастерские. </text:p>
          </table:table-cell>
          <table:table-cell office:value-type="string" calcext:value-type="string">
            <text:p><text:tab/><text:tab/>г.Раменское, ул. Приборостроителей, д. 16а<text:tab/><text:tab/> (985) 904-70-70<text:tab/><text:tab/>sredarechi.ru</text:p>
          </table:table-cell>
        </table:table-row>
        <table:table-row table:style-name="ro1">
          <table:table-cell office:value-type="string" calcext:value-type="string">
            <text:p>Счастливый человек <text:s/>Психологический центр </text:p>
          </table:table-cell>
          <table:table-cell office:value-type="string" calcext:value-type="string">
            <text:p>Групповые и индивидуальные занятия с нейропсихологом, логопедом, <text:s/>дефектологом, психологом, психотерапевтом. БОС-терапия для повыше ния саморегуляции. Работаем с детьми с различными диагнозами, в том <text:s/>числе с ДЦП, РАС, СДВГ, различными сочетанными диагнозами, со <text:s/>слабослышащими детьми и <text:s/>родителями (есть психолог, разговаривающий <text:s/>на жестовом языке, владеющий Дактилем) </text:p>
          </table:table-cell>
          <table:table-cell office:value-type="string" calcext:value-type="string">
            <text:p><text:tab/><text:tab/>г. Раменское, ул. Крымская, д. 12<text:tab/><text:tab/>(968) 379-60-66<text:tab/><text:tab/>happy- person.ru</text:p>
          </table:table-cell>
        </table:table-row>
        <table:table-row table:style-name="ro1">
          <table:table-cell office:value-type="string" calcext:value-type="string">
            <text:p>Школа № 5 </text:p>
          </table:table-cell>
          <table:table-cell office:value-type="string" calcext:value-type="string">
            <text:p>МОУ СОШ Дошкольные отделения. Группы для детей с ТНР, НОДА, ЗПР, слабовидя щих, слабослышащих и позднооглохших, с амблиопией и косоглазием Здание 2. Д/с № 3 Здание 3. Д/с № 14 Здание 4. Д/с № 42. </text:p>
          </table:table-cell>
          <table:table-cell office:value-type="string" calcext:value-type="string">
            <text:p><text:tab/><text:tab/>г. Раменское, ул. Солнцева, д. 7<text:tab/><text:tab/>(496) 461-61-01<text:tab/><text:tab/>г. Раменское, ул. Чугунова, д. 21Б<text:tab/><text:tab/>(496) 463-58-36<text:tab/><text:tab/>г. Раменское, ул. Новостройки, д. 7<text:tab/><text:tab/>(496) 461-85-58<text:tab/><text:tab/>ramsch5.edumsko.ru</text:p>
          </table:table-cell>
        </table:table-row>
        <table:table-row table:style-name="ro1">
          <table:table-cell office:value-type="string" calcext:value-type="string">
            <text:p>№ 53 Детский сад комбинированного вида </text:p>
          </table:table-cell>
          <table:table-cell/>
          <table:table-cell office:value-type="string" calcext:value-type="string">
            <text:p><text:tab/><text:tab/>г. Раменское, ул.Кирова, д. 7<text:tab/><text:tab/>(496) 463-45-36<text:tab/><text:tab/>ramdou7.edumsko.ru</text:p>
          </table:table-cell>
        </table:table-row>
        <table:table-row table:style-name="ro1">
          <table:table-cell office:value-type="string" calcext:value-type="string">
            <text:p>Удельнинская общеобразовательная школа- интернат </text:p>
          </table:table-cell>
          <table:table-cell office:value-type="string" calcext:value-type="string">
            <text:p>МОУ для обучающихся с ограниченными возможностями здоровья </text:p>
          </table:table-cell>
          <table:table-cell office:value-type="string" calcext:value-type="string">
            <text:p><text:tab/><text:tab/>Раменский район, п. Удельная, ул. Северная, д. 6<text:tab/><text:tab/>(496) 462-23-03<text:tab/><text:tab/>г. Раменское, ул.пос. Красный Октябрь, д. 1<text:tab/><text:tab/>(496) 463-36-19<text:tab/><text:tab/>ramudint.edumsko.ru</text:p>
          </table:table-cell>
        </table:table-row>
        <table:table-row table:style-name="ro1">
          <table:table-cell office:value-type="string" calcext:value-type="string">
            <text:p>Умнички Детский центр </text:p>
          </table:table-cell>
          <table:table-cell office:value-type="string" calcext:value-type="string">
            <text:p>Класс коррекции Начальная школа для детей с интеллектуальными нарушениями, с мно жественными нарушениями, с задержкой психического развития, с про блемами поведения, имеющими разные стартовые возможности. Школа <text:s/>реализует адаптированные образовательные программы. </text:p>
          </table:table-cell>
          <table:table-cell office:value-type="string" calcext:value-type="string">
            <text:p><text:tab/><text:tab/>г. Раменское, Северное шоссе, д. 10, Бизнес-парк Рамплаза, офис <text:tab/><text:tab/>(910) 474-53-20, (496) 473-92-20<text:tab/><text:tab/>play-center.ru/klass- korrekci<text:tab/><text:tab/> i</text:p>
          </table:table-cell>
        </table:table-row>
        <table:table-row table:style-name="ro1">
          <table:table-cell office:value-type="string" calcext:value-type="string">
            <text:p>Юровская общеобразовательная школа- интернат </text:p>
          </table:table-cell>
          <table:table-cell office:value-type="string" calcext:value-type="string">
            <text:p>МОУ для обучающихся с ограниченными возможностями здоровья </text:p>
          </table:table-cell>
          <table:table-cell office:value-type="string" calcext:value-type="string">
            <text:p><text:tab/><text:tab/>Раменский р-н, п/о Малышево, д. Юрово, ул. Мира, д. 14<text:tab/><text:tab/>(496) 464-14-03<text:tab/><text:tab/>ramurint.edumsko.ru</text:p>
          </table:table-cell>
        </table:table-row>
        <table:table-row table:style-name="ro1">
          <table:table-cell office:value-type="string" calcext:value-type="string">
            <text:p>Непоседы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лужба психолого- педагогической помощи </text:p>
          </table:table-cell>
          <table:table-cell office:value-type="string" calcext:value-type="string">
            <text:p><text:tab/><text:tab/>г. Реутов, ул. Некрасова, д. 16<text:tab/><text:tab/>(495) 528-07-08<text:tab/><text:tab/>neposedy.s-detdom.ru/служба- психолого-педагогической-пом</text:p>
          </table:table-cell>
        </table:table-row>
        <table:table-row table:style-name="ro1">
          <table:table-cell office:value-type="string" calcext:value-type="string">
            <text:p>Балашихинский Комплексный центр социального обслуживания <text:s/>и реабилитации </text:p>
          </table:table-cell>
          <table:table-cell office:value-type="string" calcext:value-type="string">
            <text:p>Г Б У СО, Министерство социального развития Московской области Отделение реабилитации для детей- <text:s/>инвалидов и детей с ограниченными <text:s/>возможностями здоровья № 1 </text:p>
          </table:table-cell>
          <table:table-cell office:value-type="string" calcext:value-type="string">
            <text:p><text:tab/><text:tab/>г. Реутов, ул. Дзержинского, д. 5А<text:tab/><text:tab/>(495) 528-17-75<text:tab/><text:tab/>balcso.ru/struktura<text:tab/><text:tab/>vk.com/gbuco_mo_balashiha</text:p>
          </table:table-cell>
        </table:table-row>
        <table:table-row table:style-name="ro1">
          <table:table-cell office:value-type="string" calcext:value-type="string">
            <text:p>Вместе <text:s/>Центр заботы о детстве </text:p>
          </table:table-cell>
          <table:table-cell office:value-type="string" calcext:value-type="string">
            <text:p>Нейропсихолог. Детский психолог. Песочная терапия. </text:p>
          </table:table-cell>
          <table:table-cell office:value-type="string" calcext:value-type="string">
            <text:p><text:tab/><text:tab/>г. Реутов, ул. имени Академика В.Н. Челомея, д. 9 (этаж 1) <text:tab/><text:tab/>(925) 715-42-40<text:tab/><text:tab/>centrvmestereutov.tilda.ws<text:tab/><text:tab/>vk.com/dcreutov</text:p>
          </table:table-cell>
        </table:table-row>
        <table:table-row table:style-name="ro1">
          <table:table-cell office:value-type="string" calcext:value-type="string">
            <text:p>Импульс Центр гармоничного развития </text:p>
          </table:table-cell>
          <table:table-cell office:value-type="string" calcext:value-type="string">
            <text:p>Дети с задержками речевого и психического развития, с общим недораз витием речи, заиканием, синдромом дефицита внимания и гиперактив ности, умственной отсталостью, аутизмом. Метод Томатис. Сенсорная <text:s/>комната. Школа раннего развития. Занятия с нейропсихологом. Мозжеч- ковая стимуляция. Подготовка к школе. Занятия с логопедом. Логоритмика. </text:p>
          </table:table-cell>
          <table:table-cell office:value-type="string" calcext:value-type="string">
            <text:p><text:tab/><text:tab/>г. Реутов, ул. Новая, д. 3, офис 43<text:tab/><text:tab/>(495) 920-75-93, (985) 920-75-93<text:tab/><text:tab/>impulse- center.org<text:tab/><text:tab/>vk.com/impulse_center</text:p>
          </table:table-cell>
        </table:table-row>
        <table:table-row table:style-name="ro1">
          <table:table-cell office:value-type="string" calcext:value-type="string">
            <text:p>№ 7 <text:s/>Надежда <text:s/>Детский сад компенсирующего вида </text:p>
          </table:table-cell>
          <table:table-cell office:value-type="string" calcext:value-type="string">
            <text:p>МБДОУ для детей с нарушением слуха </text:p>
          </table:table-cell>
          <table:table-cell office:value-type="string" calcext:value-type="string">
            <text:p><text:tab/><text:tab/>г. Реутов, ул. Кирова, д. 15<text:tab/><text:tab/>(495) 528-32-75<text:tab/><text:tab/>nadejda7.ru</text:p>
          </table:table-cell>
        </table:table-row>
        <table:table-row table:style-name="ro1">
          <table:table-cell office:value-type="string" calcext:value-type="string">
            <text:p>Школа № 3 </text:p>
          </table:table-cell>
          <table:table-cell office:value-type="string" calcext:value-type="string">
            <text:p>МБОУ СОШ Дошкольное отделение. <text:s text:c="2"/>Группы для детей с тяжелыми нарушениями речи </text:p>
          </table:table-cell>
          <table:table-cell office:value-type="string" calcext:value-type="string">
            <text:p><text:tab/><text:tab/>г. Реутов, ул. Советская, д. 14а, 16а<text:tab/><text:tab/>(495) 528-20-94, (495) 528-74-30<text:tab/><text:tab/>sad-vasilek.edusite.ru</text:p>
          </table:table-cell>
        </table:table-row>
        <table:table-row table:style-name="ro1">
          <table:table-cell office:value-type="string" calcext:value-type="string">
            <text:p>Лучик <text:s/>Начальная школа- детский сад V, VII видов </text:p>
          </table:table-cell>
          <table:table-cell office:value-type="string" calcext:value-type="string">
            <text:p>МБОУ для обучающихся с ограниченными возможностями здоровья. </text:p>
          </table:table-cell>
          <table:table-cell office:value-type="string" calcext:value-type="string">
            <text:p><text:tab/><text:tab/>г. Реутов, ул. Победы, д. 7А<text:tab/><text:tab/>(495) 528-35-19, (909) 630-41-54<text:tab/><text:tab/>luchik.reutov.ru</text:p>
          </table:table-cell>
        </table:table-row>
        <table:table-row table:style-name="ro1">
          <table:table-cell office:value-type="string" calcext:value-type="string">
            <text:p>Созвездие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tab/><text:tab/>г. Руза, Волоколамское шоссе д. 4, корп. 2<text:tab/><text:tab/>(496) 272-17-46<text:tab/><text:tab/> Рузский р-н, д. Сытьково, д. 25<text:tab/><text:tab/>(496) 276-84-31, (496) 276-84-67<text:tab/><text:tab/>scps-sozvezdie.mo.socinfo.ru</text:p>
          </table:table-cell>
        </table:table-row>
        <table:table-row table:style-name="ro1">
          <table:table-cell office:value-type="string" calcext:value-type="string">
            <text:p>Научно- практический реабилитационный центр </text:p>
          </table:table-cell>
          <table:table-cell office:value-type="string" calcext:value-type="string">
            <text:p>Государственное бюджетное учреждение города Москвы Служба профессиональной реабилитации ГБУ «НПРЦ» Филиал № 2 «Виктория» </text:p>
          </table:table-cell>
          <table:table-cell office:value-type="string" calcext:value-type="string">
            <text:p><text:tab/><text:tab/>г. Москва, ул. Абрамцевская, д. 15<text:tab/><text:tab/>(499) 200-00-64, (499) 200-10-10<text:tab/><text:tab/>rebcen.ru<text:tab/><text:tab/>rebcen.ru/reabprof<text:tab/><text:tab/>Рузский г. о., деревня Лобково, д. 498, стр. 1<text:tab/><text:tab/>rebcen.ru/contacts</text:p>
          </table:table-cell>
        </table:table-row>
        <table:table-row table:style-name="ro1">
          <table:table-cell office:value-type="string" calcext:value-type="string">
            <text:p>Тучковская специальная (коррекционная) школа- интернат <text:s/>VIII вида </text:p>
          </table:table-cell>
          <table:table-cell office:value-type="string" calcext:value-type="string">
            <text:p>МБОУ для обучающихся и воспитанников, детей - сирот и детей, оставших ся без попечения родителей, с ограниченными возможностями здоровья </text:p>
          </table:table-cell>
          <table:table-cell office:value-type="string" calcext:value-type="string">
            <text:p><text:tab/><text:tab/>Рузский муниципальный район, п. Тучково, ул. Лебеденко, д. 38<text:tab/><text:tab/>(496) 273-22-74, (496) 273-23-51<text:tab/><text:tab/>tskchi-ruza.edumsko.ru</text:p>
          </table:table-cell>
        </table:table-row>
        <table:table-row table:style-name="ro1">
          <table:table-cell office:value-type="string" calcext:value-type="string">
            <text:p>Оптимист <text:s/>Комплексный центр социального обслуживания <text:s/>и реабилитации </text:p>
          </table:table-cell>
          <table:table-cell office:value-type="string" calcext:value-type="string">
            <text:p><text:s/>В состав комплексного центра входит детский центр реабилитации <text:s/>«Оптимист». Для детей с нарушениями развития, сложностями в социаль ной адаптации или попавших в трудную жизненную ситуацию организо ваны трехмесячные курсы реабилитации. В центре работают психологи, <text:s/>логопеды, дефектологи, специалисты по адаптивной физкультуре и твор ческой деятельности, а также медицинские сестры по массажу, физиоте рапии и лечебной физкультуре. Кроме индивидуальных и групповых за нятий, есть возможность заниматься иппотерапией, канистерапией, по работать в гончарной мастерской, проявить себя в коллективных играх <text:s/>и праздниках. </text:p>
          </table:table-cell>
          <table:table-cell office:value-type="string" calcext:value-type="string">
            <text:p><text:tab/><text:tab/>г. Сергиев Посад, пр. Красной Армии, д. 94/2<text:tab/><text:tab/>(496) 540-46-07<text:tab/><text:tab/>optimist-sp.ru<text:tab/><text:tab/>vk.com/public217104403</text:p>
          </table:table-cell>
        </table:table-row>
        <table:table-row table:style-name="ro1">
          <table:table-cell office:value-type="string" calcext:value-type="string">
            <text:p>Семейный центр имени А.И. Мещерякова (Сергиево- <text:s/>Посадский дом-интернат слепоглухих для детей и молодых <text:s/>инвалидов) </text:p>
          </table:table-cell>
          <table:table-cell office:value-type="string" calcext:value-type="string">
            <text:p>ГБСУ СО, Министерство социального развития Московской области. Помощь детям- инвалидам по зрению и слуху, а также детям с множествен ными нарушениями развития. Учебно- <text:s/>диагностическое отделение для детей с множественными тяжелы ми нарушениями развития младшего возраста (от 3 до 8 лет). Социально- коррекционное отделение для детей с множественными тяже лыми пороками развития и проблемным поведением (от 8 до 14 лет). Учебно- реабилитационное отделение для детей с нарушениями развития, <text:s/>имеющими проблемы в обучении (от 8 до 14 лет). Отделение социально- трудовой реабилитации для подростков с ограни ченными возможностями развития (от 14 лет). </text:p>
          </table:table-cell>
          <table:table-cell office:value-type="string" calcext:value-type="string">
            <text:p><text:tab/><text:tab/>г. Сергиев Посад, ул. Пограничная, д. 20<text:tab/><text:tab/>(495) 287-45-34<text:tab/><text:tab/>deaf-blind.nubex.ru</text:p>
          </table:table-cell>
        </table:table-row>
        <table:table-row table:style-name="ro1">
          <table:table-cell office:value-type="string" calcext:value-type="string">
            <text:p>Сергиево- Посадский <text:s/>Семейный центр </text:p>
          </table:table-cell>
          <table:table-cell office:value-type="string" calcext:value-type="string">
            <text:p>ГБСУ СО, Министерство социального развития Московской области. Создание детям- инвалидам соответствующих возрасту и состоянию здо ровья условий жизнедеятельности, организация питания и медицинского <text:s/>ухода, воспитания и обучения, социально-трудовой адаптации. Осущест- вление мероприятий по комплексной реабилитации. Организация ухода <text:s/>и надзора за детьми- инвалидами с аномалиями психического развития, <text:s/>их отдыха и досуга, проведение лечебно- оздоровительных и профилакти ческих мероприятий. Отделение социально- трудовой реабилитации и <text:s/>психолого- педагогической <text:s/>помощи. Отделение «Милосердие». Отделение дневного пребывания. Отделение медицинского обслуживания. </text:p>
          </table:table-cell>
          <table:table-cell office:value-type="string" calcext:value-type="string">
            <text:p><text:tab/><text:tab/>г. Сергиев Посад, пос. Здравница, д. 5<text:tab/><text:tab/>(496) 551-90-28<text:tab/><text:tab/>ddi-berezka.ru<text:tab/><text:tab/>vk.com/club60608338</text:p>
          </table:table-cell>
        </table:table-row>
        <table:table-row table:style-name="ro1">
          <table:table-cell office:value-type="string" calcext:value-type="string">
            <text:p>Счастливое детство <text:s/>Сергиево- Посадский социально- реабилитационный центр <text:s/>для несовершеннолетних 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tab/><text:tab/>Сергиево- Посадский р-н, п. Реммаш, ул. Институтская, д. 9А<text:tab/><text:tab/>(496) 556-36-70, (496) 549-51-18, (496) 541-36-73<text:tab/><text:tab/>sppriut.ru</text:p>
          </table:table-cell>
        </table:table-row>
        <table:table-row table:style-name="ro1">
          <table:table-cell office:value-type="string" calcext:value-type="string">
            <text:p>Время надежды <text:s/>Центр поддержки детей с инвалидностью </text:p>
          </table:table-cell>
          <table:table-cell office:value-type="string" calcext:value-type="string">
            <text:p>Общественная организация инвалидов СИДИ Сергиево- <text:s/>Посадского рай она Московской области Логопед, дефектолог, специальный психолог, канис <text:s/>терапия, песочная те рапия, Томатис </text:p>
          </table:table-cell>
          <table:table-cell office:value-type="string" calcext:value-type="string">
            <text:p><text:tab/><text:tab/>г. Сергиев Посад, ул. Валовая, д. 28<text:tab/><text:tab/>(496) 551-05-63, (906) 730-78-64<text:tab/><text:tab/>deti-sp.ru</text:p>
          </table:table-cell>
        </table:table-row>
        <table:table-row table:style-name="ro1">
          <table:table-cell office:value-type="string" calcext:value-type="string">
            <text:p>Сергиев Посад <text:s/>Конноспортивный клуб </text:p>
          </table:table-cell>
          <table:table-cell office:value-type="string" calcext:value-type="string">
            <text:p>Иппотерапия. Одна из наиболее эффективных методик лечения заболеваний опорно- двигательной системы и некоторых ментальных нарушений. </text:p>
          </table:table-cell>
          <table:table-cell office:value-type="string" calcext:value-type="string">
            <text:p><text:tab/><text:tab/>г. Сергиев Посад, ул. Фестивальная, 21а<text:tab/><text:tab/>(496) 547-52-49, (929) 500-88-88<text:tab/><text:tab/>kskposad.com/ippoterapiya</text:p>
          </table:table-cell>
        </table:table-row>
        <table:table-row table:style-name="ro1">
          <table:table-cell office:value-type="string" calcext:value-type="string">
            <text:p>№ 19 <text:s/>Средняя Общеобразовательная Школа имени Героя <text:s/>Советского Союза М.К.Нехаева </text:p>
          </table:table-cell>
          <table:table-cell office:value-type="string" calcext:value-type="string">
            <text:p>МБОУ Структурное подразделение (здание детского сада на Валовой) Компенсирующие группы для детей с нарушениями зрения </text:p>
          </table:table-cell>
          <table:table-cell office:value-type="string" calcext:value-type="string">
            <text:p><text:tab/><text:tab/>(496) 542-93-09<text:tab/><text:tab/>г. Сергиев Посад, ул. Валовая, д. 44<text:tab/><text:tab/>(496) 542-34-43<text:tab/><text:tab/>school19sp.com</text:p>
          </table:table-cell>
        </table:table-row>
        <table:table-row table:style-name="ro1">
          <table:table-cell office:value-type="string" calcext:value-type="string">
            <text:p>Гимназия № 5 </text:p>
          </table:table-cell>
          <table:table-cell office:value-type="string" calcext:value-type="string">
            <text:p>МБОУ Подразделение: Начальная школа – детский сад компенсирующего вида <text:s/>д ля детей с различными патологиями зрения </text:p>
          </table:table-cell>
          <table:table-cell office:value-type="string" calcext:value-type="string">
            <text:p><text:tab/><text:tab/>(496) 540-43-52<text:tab/><text:tab/>г. Сергиев Посад, ул. Воробьевская, д. 36<text:tab/><text:tab/>(496) 551-02-06;(496) 549-02-06<text:tab/><text:tab/>gymnazia5.ru</text:p>
          </table:table-cell>
        </table:table-row>
        <table:table-row table:style-name="ro1">
          <table:table-cell office:value-type="string" calcext:value-type="string">
            <text:p>№ 7 <text:s/>Основная общеобразовательная школа, осуществляющая <text:s/>деятельность по адаптированным основным <text:s/>образовательным программам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tab/><text:tab/>г. Сергиев Посад, ул. Вознесенская, д. 81<text:tab/><text:tab/>(496) 540-37-43, (496) 540-40-07<text:tab/><text:tab/>spshkola7-sposad.edumsko.ru</text:p>
          </table:table-cell>
        </table:table-row>
        <table:table-row table:style-name="ro1">
          <table:table-cell office:value-type="string" calcext:value-type="string">
            <text:p>№ 15 <text:s/>Детский сад комбинированного вида </text:p>
          </table:table-cell>
          <table:table-cell/>
          <table:table-cell office:value-type="string" calcext:value-type="string">
            <text:p><text:tab/><text:tab/>Сергиево- Посадский р-н, г. Краснозаводск, ул. Трудовые резервы, <text:tab/><text:tab/>д. 8-А<text:tab/><text:tab/>(496) 552-25-46<text:tab/><text:tab/>ds15v.nubex.ru</text:p>
          </table:table-cell>
        </table:table-row>
        <table:table-row table:style-name="ro1">
          <table:table-cell office:value-type="string" calcext:value-type="string">
            <text:p>№ 20 <text:s/>Детский сад комбинированного вида </text:p>
          </table:table-cell>
          <table:table-cell office:value-type="string" calcext:value-type="string">
            <text:p>МБДОУ Подразделение: детский сад компенсирующего вида для детей с ЗПР, РАС </text:p>
          </table:table-cell>
          <table:table-cell office:value-type="string" calcext:value-type="string">
            <text:p><text:tab/><text:tab/>(496) 551-60-66<text:tab/><text:tab/>г. Сергиев Посад, ул. Орджоникидзе, д. 17<text:tab/><text:tab/>(496) 549-27-35<text:tab/><text:tab/>20sp.detkin-club.ru</text:p>
          </table:table-cell>
        </table:table-row>
        <table:table-row table:style-name="ro1">
          <table:table-cell office:value-type="string" calcext:value-type="string">
            <text:p>Зеленый огонек <text:s/>Детский сад компенсирующего вида № 60 г. Хотьково </text:p>
          </table:table-cell>
          <table:table-cell office:value-type="string" calcext:value-type="string">
            <text:p>МБОУ Хотьковская общеобразовательная школа № 1 Дошкольное отделение № 1 Для детей с тяжелым нарушением речи </text:p>
          </table:table-cell>
          <table:table-cell office:value-type="string" calcext:value-type="string">
            <text:p><text:tab/><text:tab/>Сергиево- Посадский р-н, г. Хотьково, ул. Дачная, д. 1<text:tab/><text:tab/>(496) 543-00-90<text:tab/><text:tab/>hotkovo- mbdou60.ru</text:p>
          </table:table-cell>
        </table:table-row>
        <table:table-row table:style-name="ro1">
          <table:table-cell office:value-type="string" calcext:value-type="string">
            <text:p>Хотьковская школа- интернат </text:p>
          </table:table-cell>
          <table:table-cell office:value-type="string" calcext:value-type="string">
            <text:p>ГКОУ для обучающихся с ограниченными возможностями здоровья </text:p>
          </table:table-cell>
          <table:table-cell office:value-type="string" calcext:value-type="string">
            <text:p><text:tab/><text:tab/>Сергиево- Посадский район, д. Жучки, д. 71<text:tab/><text:tab/>(496) 543-14-46, (496) 543-03-77<text:tab/><text:tab/>khotkovo- internat.ru</text:p>
          </table:table-cell>
        </table:table-row>
        <table:table-row table:style-name="ro1">
          <table:table-cell office:value-type="string" calcext:value-type="string">
            <text:p>Серебряные Пруды Зарайский <text:s text:c="2"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труктурное подразделение в Серебряных Прудах: Служба содействия семье и детям. Служба комплексной помощи детям. </text:p>
          </table:table-cell>
          <table:table-cell office:value-type="string" calcext:value-type="string">
            <text:p><text:tab/><text:tab/>Серебряно- Прудский р-н, с. Узуново, ул. Садовая, д. 62<text:tab/><text:tab/>(496) 673-61-05<text:tab/><text:tab/>zar-center.mo.socinfo.ru<text:tab/><text:tab/>vk.com/public217096680</text:p>
          </table:table-cell>
        </table:table-row>
        <table:table-row table:style-name="ro1">
          <table:table-cell office:value-type="string" calcext:value-type="string">
            <text:p>Серебряно- Пруд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АУ СО, Министерство социального развития Московской области. Отделение реабилитации детей с ОВЗ </text:p>
          </table:table-cell>
          <table:table-cell office:value-type="string" calcext:value-type="string">
            <text:p><text:tab/><text:tab/> г.о. Серебряные Пруды. пос. Дмитриевский, д. 6<text:tab/><text:tab/>(496) 673-22-98, (496) 673-22-61<text:tab/><text:tab/>otzivserdce.mo.socinfo.ru</text:p>
          </table:table-cell>
        </table:table-row>
        <table:table-row table:style-name="ro1">
          <table:table-cell office:value-type="string" calcext:value-type="string">
            <text:p>Журавушка <text:s/>Детский сад № 5 комбинированного вида </text:p>
          </table:table-cell>
          <table:table-cell office:value-type="string" calcext:value-type="string">
            <text:p>МДОУ Для детей с ТНР </text:p>
          </table:table-cell>
          <table:table-cell office:value-type="string" calcext:value-type="string">
            <text:p><text:tab/><text:tab/>р.п. Серебряные Пруды, м-н Центральный, д. 4<text:tab/><text:tab/>(496) 673-31-32<text:tab/><text:tab/>sprds5.edumsko.ru</text:p>
          </table:table-cell>
        </table:table-row>
        <table:table-row table:style-name="ro1">
          <table:table-cell office:value-type="string" calcext:value-type="string">
            <text:p>Серпухов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. Отделение реабилитации для детей - инвалидов и детей с ограниченными <text:s/>возможностями здоровья № 1 <text:s/></text:p>
          </table:table-cell>
          <table:table-cell office:value-type="string" calcext:value-type="string">
            <text:p><text:tab/><text:tab/>г. Серпухов, ул. Лермонтова, д. 54-а<text:tab/><text:tab/>(496) 739-95-07, (496) 737-50-48<text:tab/><text:tab/>серпуховский- кцсор.рф</text:p>
          </table:table-cell>
        </table:table-row>
        <table:table-row table:style-name="ro1">
          <table:table-cell office:value-type="string" calcext:value-type="string">
            <text:p>Серпухов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несовершеннолетних с ограниченными умствен ными и физическими возможностями </text:p>
          </table:table-cell>
          <table:table-cell office:value-type="string" calcext:value-type="string">
            <text:p><text:tab/><text:tab/>г. Серпухов, ул. Химиков, д. 15А<text:tab/><text:tab/>(496) 776-08-59, (496) 772-67-86<text:tab/><text:tab/>Серпуховской р-н, д. Пущино<text:tab/><text:tab/>(496) 775-90-64<text:tab/><text:tab/>sgsrcn.ru</text:p>
          </table:table-cell>
        </table:table-row>
        <table:table-row table:style-name="ro1">
          <table:table-cell office:value-type="string" calcext:value-type="string">
            <text:p>Центр психолого- медико-социального сопровождения </text:p>
          </table:table-cell>
          <table:table-cell office:value-type="string" calcext:value-type="string">
            <text:p>Присоединен к центру Шанс МОУ, для детей, нуждающихся в психолого- <text:s/>педагогической и медико со циальной помощи </text:p>
          </table:table-cell>
          <table:table-cell office:value-type="string" calcext:value-type="string">
            <text:p><text:tab/><text:tab/>Серпуховской район, п. Оболенск, здание школы<text:tab/><text:tab/>(496) 736-00-89, (916) 756-00-97<text:tab/><text:tab/>serpcpmss.ucoz.ru</text:p>
          </table:table-cell>
        </table:table-row>
        <table:table-row table:style-name="ro1">
          <table:table-cell office:value-type="string" calcext:value-type="string">
            <text:p>Шанс <text:s/>Психолого- педагогический и медико- социальный центр </text:p>
          </table:table-cell>
          <table:table-cell office:value-type="string" calcext:value-type="string">
            <text:p>МБОУ ДО для детей, нуждающихся в <text:s/>психолого <text:s/>- педагогической и медико- <text:s text:c="2"/>социальной помощи </text:p>
          </table:table-cell>
          <table:table-cell office:value-type="string" calcext:value-type="string">
            <text:p><text:tab/><text:tab/>г. Серпухов, ул. Стадионная, д. 1, корп. 1<text:tab/><text:tab/>(496) 776-22-19, (496) 776-22-25<text:tab/><text:tab/>centr- shans.edumsko.ru</text:p>
          </table:table-cell>
        </table:table-row>
        <table:table-row table:style-name="ro1">
          <table:table-cell office:value-type="string" calcext:value-type="string">
            <text:p>Варечка <text:s/>Логопедический клуб </text:p>
          </table:table-cell>
          <table:table-cell office:value-type="string" calcext:value-type="string">
            <text:p>Ранняя логопедическая поддержка маленьким детям с нарушением речи <text:s/>от 1,5 лет. Индивидуальные и <text:s/>групповые занятия. Логопедический массаж. <text:s/>Логоритмика. </text:p>
          </table:table-cell>
          <table:table-cell office:value-type="string" calcext:value-type="string">
            <text:p><text:tab/><text:tab/>г. Серпухов, ул. Ворошилова, д. 143<text:tab/><text:tab/>(926) 841-22-18<text:tab/><text:tab/>serplogoped.ru</text:p>
          </table:table-cell>
        </table:table-row>
        <table:table-row table:style-name="ro1">
          <table:table-cell office:value-type="string" calcext:value-type="string">
            <text:p>Люмос <text:s/>Московская областная общественная организация <text:s/>инвалидов и семей с детьми- инвалидами </text:p>
          </table:table-cell>
          <table:table-cell office:value-type="string" calcext:value-type="string">
            <text:p>Организация создана инициативной группой родителей, живущих в раз личных городах Южного Подмосковья (Серпухов, Пущино, Чехов, <text:s/>Оболенск, Протвино), имеющих детей и подростков с физическими и мен тальными нарушениями развития (аутизм, синдром Дауна, задержка пси хоречевого развития и др.). Вся предоставляемая помощь оказывается на <text:s/>бесплатной основе. </text:p>
          </table:table-cell>
          <table:table-cell office:value-type="string" calcext:value-type="string">
            <text:p><text:tab/><text:tab/>г. Серпухов, пл. Ленина, д. 10/23<text:tab/><text:tab/>(910) 400-45-49 представитель по г.о.Серпухов,<text:tab/><text:tab/>(977) 898-49-67 председатель<text:tab/><text:tab/>lumous.ru</text:p>
          </table:table-cell>
        </table:table-row>
        <table:table-row table:style-name="ro1">
          <table:table-cell office:value-type="string" calcext:value-type="string">
            <text:p>Прозрение <text:s/>Детский центр социальной поддержки и адаптации детей <text:s/>с нарушением в развитии </text:p>
          </table:table-cell>
          <table:table-cell office:value-type="string" calcext:value-type="string">
            <text:p>Дети с ММД, ОНР, ЗПРР, ЗРР, алалия, СДВГ, РДА, РАС, ДЦП, нарушениями <text:s/>зрения. Нейропсихология, клиническая психология. Логопедия и дефек тология. Психология (детская, детско- родительские отношения). Сенсор- ная интеграция. Тифлопедагогика. Творческие мастерские. Подготовка <text:s/>к школе. </text:p>
          </table:table-cell>
          <table:table-cell office:value-type="string" calcext:value-type="string">
            <text:p><text:tab/><text:tab/>г. Серпухов, ул. Советская, д. 80/8<text:tab/><text:tab/>(925) 804-37-23, (925) 221-09-96<text:tab/><text:tab/>anoprozrenie.ru</text:p>
          </table:table-cell>
        </table:table-row>
        <table:table-row table:style-name="ro1">
          <table:table-cell office:value-type="string" calcext:value-type="string">
            <text:p>№ 8 <text:s/>Школа для обучающихся с ограниченными <text:s/>возможностями 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tab/><text:tab/>г. Серпухов, ул. Свердлова д. 33/4<text:tab/><text:tab/>(496) 772-07-85<text:tab/><text:tab/>schkorr8-serp.edumsko.ru</text:p>
          </table:table-cell>
        </table:table-row>
        <table:table-row table:style-name="ro1">
          <table:table-cell office:value-type="string" calcext:value-type="string">
            <text:p>Абсолют <text:s/>Школа-интернат </text:p>
          </table:table-cell>
          <table:table-cell office:value-type="string" calcext:value-type="string">
            <text:p>Общеобразовательное частное учреждение Школа принимает детей с ограниченными возможностями здоровья, в том <text:s/>числе из приемных семей и детей, оставшихся без попечения родителей. </text:p>
          </table:table-cell>
          <table:table-cell office:value-type="string" calcext:value-type="string">
            <text:p><text:tab/><text:tab/>Серпуховской район, д. Райсеменовское, д. 12А<text:tab/><text:tab/>(496) 712-83-63<text:tab/><text:tab/>absolute- school.ru</text:p>
          </table:table-cell>
        </table:table-row>
        <table:table-row table:style-name="ro1">
          <table:table-cell office:value-type="string" calcext:value-type="string">
            <text:p>Гимназия № 1 </text:p>
          </table:table-cell>
          <table:table-cell office:value-type="string" calcext:value-type="string">
            <text:p>МБОУ Дошкольное здание (бывший <text:s/>Детский Сад № 6 «Земляничка») Для детей <text:s/>с ТНР Дошкольное здание (бывший <text:s/>Детский Сад № 41 «Кораблик») Для детей <text:s/>с ТНР </text:p>
          </table:table-cell>
          <table:table-cell office:value-type="string" calcext:value-type="string">
            <text:p><text:tab/><text:tab/>г. Серпухов, ул. Октябрьская, д. 8<text:tab/><text:tab/>(496) 772-16-33<text:tab/><text:tab/>serpds6.edumsko.ru<text:tab/><text:tab/>г. Серпухов, ул. Народного Ополчения, д. 1а<text:tab/><text:tab/>(496) 772-19-40<text:tab/><text:tab/>ds41-serp.edumsko.ru</text:p>
          </table:table-cell>
        </table:table-row>
        <table:table-row table:style-name="ro1">
          <table:table-cell office:value-type="string" calcext:value-type="string">
            <text:p>Колокольчик <text:s/>Центр развития ребенка – детский сад № 44 </text:p>
          </table:table-cell>
          <table:table-cell office:value-type="string" calcext:value-type="string">
            <text:p>МДОУ Здание 4: компенсирующие группы д <text:s/>ля детей с тяжелыми нарушениями <text:s/>речи </text:p>
          </table:table-cell>
          <table:table-cell office:value-type="string" calcext:value-type="string">
            <text:p><text:tab/><text:tab/>г.о. Серпухов, ул. Ворошилова, дом 127-А<text:tab/><text:tab/>(496) 737-83-90<text:tab/><text:tab/> г. о. Серпухов, ул. Советская, д. 82А<text:tab/><text:tab/>(496) 772-28-02<text:tab/><text:tab/>ds44-serp.edumsko.ru</text:p>
          </table:table-cell>
        </table:table-row>
        <table:table-row table:style-name="ro1">
          <table:table-cell office:value-type="string" calcext:value-type="string">
            <text:p>Истрин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детям Отделение реабилитации несовершеннолетних с ограниченными умствен ными и физическими возможностями </text:p>
          </table:table-cell>
          <table:table-cell office:value-type="string" calcext:value-type="string">
            <text:p><text:tab/><text:tab/>Истринский р-н, с/п Букаревское, д. Г лебово- Избище, д. 2А<text:tab/><text:tab/>(498) 317-26-00, (916) 103-15-80<text:tab/><text:tab/>г. Солнечногорск, ул. Вертлинская, д. 5-а<text:tab/><text:tab/>(495) 994-02-35, (496) 262-36-49<text:tab/><text:tab/>srcnistra.ru</text:p>
          </table:table-cell>
        </table:table-row>
        <table:table-row table:style-name="ro1">
          <table:table-cell office:value-type="string" calcext:value-type="string">
            <text:p>Логопед Сеть нейро- логопедических кабинетов </text:p>
          </table:table-cell>
          <table:table-cell office:value-type="string" calcext:value-type="string">
            <text:p>Логопеды. Психологическое консультирование. </text:p>
          </table:table-cell>
          <table:table-cell office:value-type="string" calcext:value-type="string">
            <text:p><text:tab/><text:tab/>г. Солнечногорск, <text:s/>ул. Красная, д. 58<text:tab/><text:tab/>(926) 178-72-75<text:tab/><text:tab/>vk.com/public210989356</text:p>
          </table:table-cell>
        </table:table-row>
        <table:table-row table:style-name="ro1">
          <table:table-cell office:value-type="string" calcext:value-type="string">
            <text:p>Серебряное копытце </text:p>
          </table:table-cell>
          <table:table-cell office:value-type="string" calcext:value-type="string">
            <text:p>Конный клуб. Иппотерапия Зеленоград и Московская область Проводятся занятия иппотерапией детей (с 1 года) и взрослых. Солнечногорский р-н, дер. Пешки, остановка Пешки. Школа </text:p>
          </table:table-cell>
          <table:table-cell office:value-type="string" calcext:value-type="string">
            <text:p><text:tab/><text:tab/>(905) 571-33-00, (965) 297-65-80<text:tab/><text:tab/>Г ейнце Раиса Эдуардовна<text:tab/><text:tab/>vk.com/club79377851</text:p>
          </table:table-cell>
        </table:table-row>
        <table:table-row table:style-name="ro1">
          <table:table-cell office:value-type="string" calcext:value-type="string">
            <text:p>Спарта Физкультурно- оздоровительный клуб инвалидов </text:p>
          </table:table-cell>
          <table:table-cell office:value-type="string" calcext:value-type="string">
            <text:p>МУ Адаптация инвалидов средствами физической культуры и спорта. Виды спорта: дартс, шашки, настольный теннис, плавание, стрельба из <text:s/>пневматического оружия, пауэрлифтинг. </text:p>
          </table:table-cell>
          <table:table-cell office:value-type="string" calcext:value-type="string">
            <text:p><text:tab/><text:tab/>г. Солнечногорск, ул. Почтовая, д. 29<text:tab/><text:tab/>(496) 262-27-88<text:tab/><text:tab/>vk.com/club79377851</text:p>
          </table:table-cell>
        </table:table-row>
        <table:table-row table:style-name="ro1">
          <table:table-cell office:value-type="string" calcext:value-type="string">
            <text:p>Берсеневская общеобразовательная школа- интернат для <text:s/>детей с ограниченными возможностями 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tab/><text:tab/>Солнечногорский район, д. Берсеневка<text:tab/><text:tab/>(496) 266-30-00<text:tab/><text:tab/>solspeckor.ru<text:tab/><text:tab/>vk.com/public115930259</text:p>
          </table:table-cell>
        </table:table-row>
        <table:table-row table:style-name="ro1">
          <table:table-cell office:value-type="string" calcext:value-type="string">
            <text:p>Центр психолого- медико-социального сопровождения </text:p>
          </table:table-cell>
          <table:table-cell office:value-type="string" calcext:value-type="string">
            <text:p>МБОУ для детей, нуждающихся в психолого- <text:s/>педагогической и медико - <text:s/>социальной помощи </text:p>
          </table:table-cell>
          <table:table-cell office:value-type="string" calcext:value-type="string">
            <text:p><text:tab/><text:tab/>г. Солнечногорск, ул. Вертлинская, д. 7, пом. 2<text:tab/><text:tab/>(496) 262-26-16, (916) 025-25-04<text:tab/><text:tab/>150solppz.edusite.ru</text:p>
          </table:table-cell>
        </table:table-row>
        <table:table-row table:style-name="ro1">
          <table:table-cell office:value-type="string" calcext:value-type="string">
            <text:p>Ступин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несовершеннолетних с ограниченными умствен ными и физическими возможностями </text:p>
          </table:table-cell>
          <table:table-cell office:value-type="string" calcext:value-type="string">
            <text:p><text:tab/><text:tab/>Ступинский р-н, г. Ступино, ул. Пушкина, д. 33/17<text:tab/><text:tab/>(496) 641-21-49<text:tab/><text:tab/>Ступинский р-н, г. Ступино, ул. Г оголя, д. 13/8<text:tab/><text:tab/>(496) 644-10-10<text:tab/><text:tab/>albatros-st.ru<text:tab/><text:tab/>vk.com/gkuso_mostypinskiy</text:p>
          </table:table-cell>
        </table:table-row>
        <table:table-row table:style-name="ro1">
          <table:table-cell office:value-type="string" calcext:value-type="string">
            <text:p>Ступинский <text:s/>Комплексный центр социального обслуживания <text:s/>и реабилитации <text:s/></text:p>
          </table:table-cell>
          <table:table-cell office:value-type="string" calcext:value-type="string">
            <text:p>Г А 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</text:p>
          </table:table-cell>
          <table:table-cell office:value-type="string" calcext:value-type="string">
            <text:p><text:tab/><text:tab/>г.о. Ступино, д. Соколова Пустынь, территория Соснового бора, <text:tab/><text:tab/>корпус 10<text:tab/><text:tab/> (496) 653-84-00, (496) 644-20-39, (495) 107-50-86<text:tab/><text:tab/>г. Ступино, ул. Крупской, д. 7<text:tab/><text:tab/>(496) 641-22-21, (496) 641-21-20<text:tab/><text:tab/>kcso-st.ru</text:p>
          </table:table-cell>
        </table:table-row>
        <table:table-row table:style-name="ro1">
          <table:table-cell office:value-type="string" calcext:value-type="string">
            <text:p>Развитие <text:s/>Центр психолого- педагогической, медицинской <text:s/>и социальной помощи </text:p>
          </table:table-cell>
          <table:table-cell office:value-type="string" calcext:value-type="string">
            <text:p>МБУ ДО </text:p>
          </table:table-cell>
          <table:table-cell office:value-type="string" calcext:value-type="string">
            <text:p><text:tab/><text:tab/>г. Ступино, ул. Андропова, д. 63<text:tab/><text:tab/>(496) 647-46-48, (496) 647-46-49 (запись на территориальную <text:tab/><text:tab/>ПМПК)<text:tab/><text:tab/>razvitie- stupino.edusite.ru</text:p>
          </table:table-cell>
        </table:table-row>
        <table:table-row table:style-name="ro1">
          <table:table-cell office:value-type="string" calcext:value-type="string">
            <text:p>Семья <text:s/>Центр психолого- педагогической, медицинской <text:s/>и социальной помощи </text:p>
          </table:table-cell>
          <table:table-cell office:value-type="string" calcext:value-type="string">
            <text:p>МБОУ ДО </text:p>
          </table:table-cell>
          <table:table-cell office:value-type="string" calcext:value-type="string">
            <text:p><text:tab/><text:tab/>г. Ступино, ул. Андропова, д. 63<text:tab/><text:tab/>(496) 647-66-33, (496) 647-44-66<text:tab/><text:tab/>(496) 647-65-55 Телефон доверия<text:tab/><text:tab/>stupinopmss.ru<text:tab/><text:tab/>vk.com/club107178288</text:p>
          </table:table-cell>
        </table:table-row>
        <table:table-row table:style-name="ro1">
          <table:table-cell office:value-type="string" calcext:value-type="string">
            <text:p>Большеалексеевская СОШ </text:p>
          </table:table-cell>
          <table:table-cell office:value-type="string" calcext:value-type="string">
            <text:p>МБОУ Дошкольное отделение Компенсирующие группы для детей с ТНР </text:p>
          </table:table-cell>
          <table:table-cell office:value-type="string" calcext:value-type="string">
            <text:p><text:tab/><text:tab/>г.о. Ступино, с. Большое Алексеевское, ул. Школьная, д. 4<text:tab/><text:tab/>(496) 645-96-34<text:tab/><text:tab/>bash-stupino.edumsko.ru</text:p>
          </table:table-cell>
        </table:table-row>
        <table:table-row table:style-name="ro1">
          <table:table-cell office:value-type="string" calcext:value-type="string">
            <text:p>№ 8 <text:s/>Средняя общеобразовательная школа <text:s/></text:p>
          </table:table-cell>
          <table:table-cell office:value-type="string" calcext:value-type="string">
            <text:p>МБОУ Дошкольное отделение № 3 Компенсирующие группы для детей с ТНР </text:p>
          </table:table-cell>
          <table:table-cell office:value-type="string" calcext:value-type="string">
            <text:p><text:tab/><text:tab/>г. Ступино, ул. Калинина, вл. 36<text:tab/><text:tab/>(496) 653-70-14<text:tab/><text:tab/>sch8-stupino.edumsko.ru</text:p>
          </table:table-cell>
        </table:table-row>
        <table:table-row table:style-name="ro1">
          <table:table-cell office:value-type="string" calcext:value-type="string">
            <text:p>№ 10 <text:s/>Коррекционная общеобразовательная школа </text:p>
          </table:table-cell>
          <table:table-cell office:value-type="string" calcext:value-type="string">
            <text:p>МКОУ </text:p>
          </table:table-cell>
          <table:table-cell office:value-type="string" calcext:value-type="string">
            <text:p><text:tab/><text:tab/>г. Ступино, ул. Первомайская, д. 20<text:tab/><text:tab/>(496) 644-55-33, (496) 644-20-30<text:tab/><text:tab/>school10-stupino.edumsko.ru</text:p>
          </table:table-cell>
        </table:table-row>
        <table:table-row table:style-name="ro1">
          <table:table-cell office:value-type="string" calcext:value-type="string">
            <text:p>Зоренька Детский сад <text:s/>комбинированного вида № 7 </text:p>
          </table:table-cell>
          <table:table-cell office:value-type="string" calcext:value-type="string">
            <text:p>МАДОУ Адаптированные основные образовательные программы дошкольного <text:s/>образования обучающихся с ТНР. </text:p>
          </table:table-cell>
          <table:table-cell office:value-type="string" calcext:value-type="string">
            <text:p><text:tab/><text:tab/>г. Ступино, ул. Акри, вл. 44<text:tab/><text:tab/>(496) 649-05-92<text:tab/><text:tab/>г. Ступино, дер. Г ородище, ул. Молодежная ул., д. 4<text:tab/><text:tab/>(496) 653-80-15<text:tab/><text:tab/>zorenka6.caduk.ru</text:p>
          </table:table-cell>
        </table:table-row>
        <table:table-row table:style-name="ro1">
          <table:table-cell office:value-type="string" calcext:value-type="string">
            <text:p>Надежда <text:s/>Центр развития ребенка – детский сад <text:s/>№ 21 </text:p>
          </table:table-cell>
          <table:table-cell office:value-type="string" calcext:value-type="string">
            <text:p>МАДОУ Адаптированные основные образовательные программы дошкольного <text:s/>образования обучающихся с ТНР, ТМНР, задержкой психического развития г. Ступино, ул. Горького, д. 69 </text:p>
          </table:table-cell>
          <table:table-cell office:value-type="string" calcext:value-type="string">
            <text:p><text:tab/><text:tab/>(496) 642-45-95<text:tab/><text:tab/>г. Ступино, ул. Достоевского, владение 17 (бывший д/с Ёлочка <text:tab/><text:tab/>№ 16) <text:tab/><text:tab/>(496) 642-70-64<text:tab/><text:tab/>г. Ступино, ул. Андропова, д. 68<text:tab/><text:tab/>(496) 641-21-95<text:tab/><text:tab/>ds21nadejda- stupino.edumsko.ru</text:p>
          </table:table-cell>
        </table:table-row>
        <table:table-row table:style-name="ro1">
          <table:table-cell office:value-type="string" calcext:value-type="string">
            <text:p>Коррекционная общеобразовательная школа- интернат </text:p>
          </table:table-cell>
          <table:table-cell office:value-type="string" calcext:value-type="string">
            <text:p>МКОУ для обучающихся воспитанников с ограниченными возможностями <text:s/>здоровья </text:p>
          </table:table-cell>
          <table:table-cell office:value-type="string" calcext:value-type="string">
            <text:p><text:tab/><text:tab/>г. Ступино, ул. Некрасова, д. 16<text:tab/><text:tab/>(496) 644-13-39, (496) 644-11-33<text:tab/><text:tab/>internat- stupino.edumsko.ru</text:p>
          </table:table-cell>
        </table:table-row>
        <table:table-row table:style-name="ro1">
          <table:table-cell office:value-type="string" calcext:value-type="string">
            <text:p>Подснежник Детский сад <text:s/>№ 14 </text:p>
          </table:table-cell>
          <table:table-cell office:value-type="string" calcext:value-type="string">
            <text:p>МАДОУ Адаптированные основные образовательные программы дошкольного <text:s/>образования обучающихся с ТНР. </text:p>
          </table:table-cell>
          <table:table-cell office:value-type="string" calcext:value-type="string">
            <text:p><text:tab/><text:tab/>г. Ступино, ул. Октябрьская, вл. № 41А<text:tab/><text:tab/>(496) 644-25-36<text:tab/><text:tab/>г. Ступино, ул. Куйбышева, д. 62<text:tab/><text:tab/>(496) 644-19-93<text:tab/><text:tab/>podsnezhnik-14.ru</text:p>
          </table:table-cell>
        </table:table-row>
        <table:table-row table:style-name="ro1">
          <table:table-cell office:value-type="string" calcext:value-type="string">
            <text:p>Радуга Детский сад <text:s/>комбинированного вида № 7 </text:p>
          </table:table-cell>
          <table:table-cell office:value-type="string" calcext:value-type="string">
            <text:p>МАДОУ Адаптированные основные образовательные программы дошкольного <text:s/>образования обучающихся с ТНР, ЗПР </text:p>
          </table:table-cell>
          <table:table-cell office:value-type="string" calcext:value-type="string">
            <text:p><text:tab/><text:tab/>г. Ступино, ул. Садовая, вл. 8<text:tab/><text:tab/>(496) 642-78-12<text:tab/><text:tab/>г.о. Ступино, село Лужники, ул. Центральная, вл. 13<text:tab/><text:tab/>(496) 649-77-19<text:tab/><text:tab/>ds7raduga- stupino.edumsko.ru</text:p>
          </table:table-cell>
        </table:table-row>
        <table:table-row table:style-name="ro1">
          <table:table-cell office:value-type="string" calcext:value-type="string">
            <text:p>Ромашка Центр развития ребенка – детский сад <text:s/>№ 23 </text:p>
          </table:table-cell>
          <table:table-cell office:value-type="string" calcext:value-type="string">
            <text:p>МАДОУ Адаптированные основные образовательные программы дошкольного <text:s/>образования обучающихся с ТНР. </text:p>
          </table:table-cell>
          <table:table-cell office:value-type="string" calcext:value-type="string">
            <text:p><text:tab/><text:tab/>г. Ступино, ул. Андропова, вл. 83<text:tab/><text:tab/>(496) 642-85-66<text:tab/><text:tab/>г. Ступино, ул. Андропова, д. 95<text:tab/><text:tab/>(496) 642-30-60<text:tab/><text:tab/>ds23-stupino.edumsko.ru</text:p>
          </table:table-cell>
        </table:table-row>
        <table:table-row table:style-name="ro1">
          <table:table-cell office:value-type="string" calcext:value-type="string">
            <text:p>Остров надежды Дмитровский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Талдом. Отделение реабилитации несовершеннолетних с ограниченными <text:s/>умственными и физическими возможностями (бывший центр Журавлик) </text:p>
          </table:table-cell>
          <table:table-cell office:value-type="string" calcext:value-type="string">
            <text:p><text:tab/><text:tab/>г. Дмитров, Школьный переулок д. 2<text:tab/><text:tab/>(496) 223-24-54, (496) 223-56-88<text:tab/><text:tab/>г. Талдом, мкр Юбилейный, д. 46А<text:tab/><text:tab/>(496) 206-02-42, (496) 206-33-08<text:tab/><text:tab/>domdoveriya.mo.socinfo.ru</text:p>
          </table:table-cell>
        </table:table-row>
        <table:table-row table:style-name="ro1">
          <table:table-cell office:value-type="string" calcext:value-type="string">
            <text:p>№ 3 <text:s/>Средняя общеобразовательная школа <text:s/></text:p>
          </table:table-cell>
          <table:table-cell office:value-type="string" calcext:value-type="string">
            <text:p>МОУ Дошкольное отделение Компенсирующие группы для детей с ОНР </text:p>
          </table:table-cell>
          <table:table-cell office:value-type="string" calcext:value-type="string">
            <text:p><text:tab/><text:tab/>г. Талдом, мкр. Юбилейный, д. 45<text:tab/><text:tab/>(496) 206-51-29<text:tab/><text:tab/>sch3-taldom.edumsko.ru</text:p>
          </table:table-cell>
        </table:table-row>
        <table:table-row table:style-name="ro1">
          <table:table-cell office:value-type="string" calcext:value-type="string">
            <text:p>Запрудненская гимназия </text:p>
          </table:table-cell>
          <table:table-cell office:value-type="string" calcext:value-type="string">
            <text:p>МОУ Дошкольное отделение Компенсирующие группы для детей с ТНР Структурное подразделение «Мишутка» Структурное подразделение «Аист» Структурное подразделение «Ласточка» </text:p>
          </table:table-cell>
          <table:table-cell office:value-type="string" calcext:value-type="string">
            <text:p><text:tab/><text:tab/>Талдомский г.о., г.п. Запрудня, ул. Ленина, д. 8<text:tab/><text:tab/>(496) 203-20-21<text:tab/><text:tab/>Талдомский г.о., г.п. Запрудня, ул. Карла Маркса, д. 6<text:tab/><text:tab/>(496) 203-21-11<text:tab/><text:tab/>Талдомский г.о., г.п. Запрудня, ул. Ленина, д. 17<text:tab/><text:tab/>(496) 203-58-53<text:tab/><text:tab/>zapr-gymnasium.edumsko.ru</text:p>
          </table:table-cell>
        </table:table-row>
        <table:table-row table:style-name="ro1">
          <table:table-cell office:value-type="string" calcext:value-type="string">
            <text:p>Запрудненская общеобразовательная школа- интернат для <text:s/>обучающихся с ограниченными возможностями здоровья </text:p>
          </table:table-cell>
          <table:table-cell office:value-type="string" calcext:value-type="string">
            <text:p>МСОУ </text:p>
          </table:table-cell>
          <table:table-cell office:value-type="string" calcext:value-type="string">
            <text:p><text:tab/><text:tab/>Талдомский район, п. Запрудня, ул. Соревнование, д. 47<text:tab/><text:tab/>(496) 207-87-51<text:tab/><text:tab/>zaprobr.edumsko.ru</text:p>
          </table:table-cell>
        </table:table-row>
        <table:table-row table:style-name="ro1">
          <table:table-cell office:value-type="string" calcext:value-type="string">
            <text:p>Доверие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труктурное подразделение Фрязино (бывший Теплый дом) Служба комплексной помощи детям (полустационар, медико- социальная <text:s/>реабилитация) </text:p>
          </table:table-cell>
          <table:table-cell office:value-type="string" calcext:value-type="string">
            <text:p><text:tab/><text:tab/>г. Фрязино, ул. Центральная, д. 28А<text:tab/><text:tab/>(496) 564-32-49, (496) 561-45-58<text:tab/><text:tab/>гкоу-мо-доверие.рф</text:p>
          </table:table-cell>
        </table:table-row>
        <table:table-row table:style-name="ro1">
          <table:table-cell office:value-type="string" calcext:value-type="string">
            <text:p>Сафи РуЛисен <text:s/>Центр развития ребенка </text:p>
          </table:table-cell>
          <table:table-cell office:value-type="string" calcext:value-type="string">
            <text:p>Томатис. Дети с 2-х лет. </text:p>
          </table:table-cell>
          <table:table-cell office:value-type="string" calcext:value-type="string">
            <text:p><text:tab/><text:tab/>г. Фрязино, проезд Павла Блинова, д. 6, офис 2, каб. 7<text:tab/><text:tab/>(916) 734-37-49<text:tab/><text:tab/>rulisten- fryazino.ru</text:p>
          </table:table-cell>
        </table:table-row>
        <table:table-row table:style-name="ro1">
          <table:table-cell office:value-type="string" calcext:value-type="string">
            <text:p>Тоша <text:s/>Центр реабилитации слуха и речи </text:p>
          </table:table-cell>
          <table:table-cell office:value-type="string" calcext:value-type="string">
            <text:p>Реабилитационные занятия – как для кандидатов на кохлеарную имплан тацию, так и для уже проимплантированных пациентов, проведение на строечных сессий для пользователей слуховых аппаратов и систем кохле арной имплантации, игровая аудиометрия. <text:s/>Сурдопедагог. Дефектолог. Телесный терапевт. Логопед. <text:s text:c="2"/>Нейропсихолог. </text:p>
          </table:table-cell>
          <table:table-cell office:value-type="string" calcext:value-type="string">
            <text:p><text:tab/><text:tab/>г. Фрязино, ул. Пионерская, д. 3, подъезд 5<text:tab/><text:tab/>(496) 561-48-48 <text:tab/><text:tab/>tosha.ru</text:p>
          </table:table-cell>
        </table:table-row>
        <table:table-row table:style-name="ro1">
          <table:table-cell office:value-type="string" calcext:value-type="string">
            <text:p>Школа № 4 </text:p>
          </table:table-cell>
          <table:table-cell office:value-type="string" calcext:value-type="string">
            <text:p>М Б ОУ Здание 3 (бывший детский сад № 5) <text:s/>Две логопедические группы для детей <text:s/>с ТНР и группа кратковременного пребывания для детей с ОВЗ </text:p>
          </table:table-cell>
          <table:table-cell office:value-type="string" calcext:value-type="string">
            <text:p><text:tab/><text:tab/>г. Фрязино, ул. Центральная, д. 80б, корп. Б<text:tab/><text:tab/>(496) 564-35-42, (496) 564-44-26<text:tab/><text:tab/>school4fryaz.edumsko.ru</text:p>
          </table:table-cell>
        </table:table-row>
        <table:table-row table:style-name="ro1">
          <table:table-cell office:value-type="string" calcext:value-type="string">
            <text:p>Химкинский Комплексный центр социального обслуживания <text:s/>и реабилитации полустационарной формы обслуживания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для детей - инвалидов и детей с ОВЗ № 1 Отделение социального обслуживания на дому детей- инвалидов и детей <text:s/>с ограниченными возможностями здоровья </text:p>
          </table:table-cell>
          <table:table-cell office:value-type="string" calcext:value-type="string">
            <text:p><text:tab/><text:tab/>г. Химки, ул. Чкалова, д. 4<text:tab/><text:tab/>(495) 572-60-20, (495) 572-45-63<text:tab/><text:tab/>kcsor- himki.ru</text:p>
          </table:table-cell>
        </table:table-row>
        <table:table-row table:style-name="ro1">
          <table:table-cell office:value-type="string" calcext:value-type="string">
            <text:p>Успех <text:s/>Центр психолого- педагогической, медицинской <text:s/>и социальной помощи </text:p>
          </table:table-cell>
          <table:table-cell office:value-type="string" calcext:value-type="string">
            <text:p>МБОУ для детей, нуждающихся в психолого - педагогической и медико со циальной помощи Комплексная диагностика психологического развития ребенка, коррек ционно-развивающие занятия по программам психологической, нейроп сихологической, логопедической и дефектологической направленности </text:p>
          </table:table-cell>
          <table:table-cell office:value-type="string" calcext:value-type="string">
            <text:p><text:tab/><text:tab/>г. Химки, ул. Родионова, д. 3, стр. 1, здание СОШ № 31<text:tab/><text:tab/>(498) 683-63-53<text:tab/><text:tab/>pmcc-yspeh- himki.edumsko.ru</text:p>
          </table:table-cell>
        </table:table-row>
        <table:table-row table:style-name="ro1">
          <table:table-cell office:value-type="string" calcext:value-type="string">
            <text:p>Центр спортивной подготовки по паралимпийским, <text:s/>сурдлимпийским и неолимпийским видам спорта </text:p>
          </table:table-cell>
          <table:table-cell office:value-type="string" calcext:value-type="string">
            <text:p>ГБУ МО 5 видов спорта: спорт ПОДА, спорт слепых, спорт глухих, футбол лиц с ЦП, <text:s/>спорт лиц с нарушением интеллекта </text:p>
          </table:table-cell>
          <table:table-cell office:value-type="string" calcext:value-type="string">
            <text:p><text:tab/><text:tab/>г. Химки, ул. <text:s/>Маяковского, д. 15А<text:tab/><text:tab/> (495) 252-00-83, <text:s/>(495) 252-00-84<text:tab/><text:tab/>csppsnvs.ru</text:p>
          </table:table-cell>
        </table:table-row>
        <table:table-row table:style-name="ro1">
          <table:table-cell office:value-type="string" calcext:value-type="string">
            <text:p>1000 шагов <text:s/>Семейный центр </text:p>
          </table:table-cell>
          <table:table-cell office:value-type="string" calcext:value-type="string">
            <text:p>АВА -занятия; нейропсихология; логопедия и дефектология; Floortime; <text:s/>танцевально- <text:s text:c="2"/>двигательные занятия, музыкальная и арт терапия; адаптив ная физическая культура (АФК) </text:p>
          </table:table-cell>
          <table:table-cell office:value-type="string" calcext:value-type="string">
            <text:p><text:tab/><text:tab/>г. Химки, ул. Молодежная, д. 60 (подъезд № 3 со стороны двора)<text:tab/><text:tab/>(925) 356-00-16<text:tab/><text:tab/>1000shagov.ru</text:p>
          </table:table-cell>
        </table:table-row>
        <table:table-row table:style-name="ro1">
          <table:table-cell office:value-type="string" calcext:value-type="string">
            <text:p>ДиаЛог </text:p>
          </table:table-cell>
          <table:table-cell office:value-type="string" calcext:value-type="string">
            <text:p>Коррекционно- <text:s/>логопедический центр Нарушения звукопроизношения, комплексные нарушения речи, ЗПР, <text:s/>ЗРР, нарушения поведения, аутичные проявления, трудности самокон троля, снижения внимания и памяти и т.д. Логопеды, психологи, ней ропсихологи </text:p>
          </table:table-cell>
          <table:table-cell office:value-type="string" calcext:value-type="string">
            <text:p><text:tab/><text:tab/>г. Химки, улица Энгельса, дом 27, 1-й этаж<text:tab/><text:tab/>(915) 203-17-73<text:tab/><text:tab/>logoped- dialog.ru</text:p>
          </table:table-cell>
        </table:table-row>
        <table:table-row table:style-name="ro1">
          <table:table-cell office:value-type="string" calcext:value-type="string">
            <text:p>ЛОГОЛЕНДиЯ <text:s/>Лицензированный центр развития и коррекции речи </text:p>
          </table:table-cell>
          <table:table-cell/>
          <table:table-cell office:value-type="string" calcext:value-type="string">
            <text:p><text:tab/><text:tab/>г. Химки, ул.Молодежная, д. 64 (Вход с торца со стороны дома <text:tab/><text:tab/>№ 63 к. 3.)<text:tab/><text:tab/>(495) 135-16-88<text:tab/><text:tab/>logolandiya.ru</text:p>
          </table:table-cell>
        </table:table-row>
        <table:table-row table:style-name="ro1">
          <table:table-cell office:value-type="string" calcext:value-type="string">
            <text:p>Московский конноспортивный клуб инвалидов <text:s/>Региональная благотворительная общественная <text:s/>организация (РБОО «МККИ») </text:p>
          </table:table-cell>
          <table:table-cell office:value-type="string" calcext:value-type="string">
            <text:p>Иппотерапия, лечебная верховая езда, конный спорт для лиц с ограничен ными возможностями. Дети с 3 лет, взрослые. </text:p>
          </table:table-cell>
          <table:table-cell office:value-type="string" calcext:value-type="string">
            <text:p><text:tab/><text:tab/>г. Химки, поселок Спартак, мкр. Планерное, Манежный проезд, <text:tab/><text:tab/>ОУСЦ «Планерная».<text:tab/><text:tab/>(977) 800-89-59 – Запись на занятия, Татьяна Сергеевна<text:tab/><text:tab/>(926) 534-82-27 – Яна Олеговна<text:tab/><text:tab/>hippotherapy.ru</text:p>
          </table:table-cell>
        </table:table-row>
        <table:table-row table:style-name="ro1">
          <table:table-cell office:value-type="string" calcext:value-type="string">
            <text:p>Под крылом <text:s/>Реабилитационный <text:s/>центр психо- моторного развития детей </text:p>
          </table:table-cell>
          <table:table-cell office:value-type="string" calcext:value-type="string">
            <text:p>Вой та- терапия, Бобат- терапия, метод Шрет, тренажер Гросса, тренажер <text:s/>Экзарта, логопед- <text:s text:c="2"/>дефектолог, терапия рук, сенсорная интеграция, нейро коррекция и т.д. </text:p>
          </table:table-cell>
          <table:table-cell office:value-type="string" calcext:value-type="string">
            <text:p><text:tab/><text:tab/>г. Химки, мкрн. Левобережный, ул.Совхозная, д. 25, корп. 1, 2-й <text:tab/><text:tab/>подъезд <text:s/>(вход с торца)<text:tab/><text:tab/>(985) 080-36-83<text:tab/><text:tab/>pod-krylom.ru<text:tab/><text:tab/>под-крылом.рф</text:p>
          </table:table-cell>
        </table:table-row>
        <table:table-row table:style-name="ro1">
          <table:table-cell office:value-type="string" calcext:value-type="string">
            <text:p>Сонечка <text:s/>Инклюзивный детский центр и сад </text:p>
          </table:table-cell>
          <table:table-cell office:value-type="string" calcext:value-type="string">
            <text:p>Развивающие и коррекционные занятия для детей от 9 месяцев до 12 лет. Развитие творческих способностей малышей, сенсорных и тактильных <text:s/>ощущений, зрительного и слухового восприятия, вестибулярного аппара та, формирование элементарных математических навыков, развитие <text:s/>игровых навыков, логического мышления, памяти и речи. </text:p>
          </table:table-cell>
          <table:table-cell office:value-type="string" calcext:value-type="string">
            <text:p><text:tab/><text:tab/>г. Химки, ул. Совхозная, д. 8А (Детский центр)<text:tab/><text:tab/>ул. Совхозная, д. 8 (Детский сад)<text:tab/><text:tab/>(926) 918-73-20 (Детский центр)<text:tab/><text:tab/>(926) 754-24-15 (Детский сад)<text:tab/><text:tab/>sonechka.1c-umi.ru<text:tab/><text:tab/>vk.com/club51650117</text:p>
          </table:table-cell>
        </table:table-row>
        <table:table-row table:style-name="ro1">
          <table:table-cell office:value-type="string" calcext:value-type="string">
            <text:p>Лидер </text:p>
          </table:table-cell>
          <table:table-cell office:value-type="string" calcext:value-type="string">
            <text:p>МБОУ СОШ Дошкольные отделения <text:s/>для детей с ТНР (бывший детский сад № 7) <text:s/></text:p>
          </table:table-cell>
          <table:table-cell office:value-type="string" calcext:value-type="string">
            <text:p><text:tab/><text:tab/>г. Химки, <text:s/>ул. Г ермана Титова, д. 6<text:tab/><text:tab/>(916) 196-28-07<text:tab/><text:tab/>г. Химки, <text:s/>ул. Г ермана Титова, д. 3, корп. 1<text:tab/><text:tab/>(916) 196-28-07<text:tab/><text:tab/>г. Химки, <text:s/>Транспортный пр-д, д. 15<text:tab/><text:tab/>(916) 196-28-07<text:tab/><text:tab/>sch-lider- himki.edumsko.ru</text:p>
          </table:table-cell>
        </table:table-row>
        <table:table-row table:style-name="ro1">
          <table:table-cell office:value-type="string" calcext:value-type="string">
            <text:p>Лицей № 11 </text:p>
          </table:table-cell>
          <table:table-cell office:value-type="string" calcext:value-type="string">
            <text:p>Дошкольное отделение (д/с № 45) <text:s text:c="2"/>для детей с нарушением зрения </text:p>
          </table:table-cell>
          <table:table-cell office:value-type="string" calcext:value-type="string">
            <text:p><text:tab/><text:tab/>г. Химки, ул. Кирова, д. 15А<text:tab/><text:tab/>(495) 572-86-94, (495) 572-86-27<text:tab/><text:tab/>sch11himki.edumsko.ru</text:p>
          </table:table-cell>
        </table:table-row>
        <table:table-row table:style-name="ro1">
          <table:table-cell office:value-type="string" calcext:value-type="string">
            <text:p>Лицей № 10 </text:p>
          </table:table-cell>
          <table:table-cell office:value-type="string" calcext:value-type="string">
            <text:p>МБОУ <text:s/>Рябинушка) </text:p>
          </table:table-cell>
          <table:table-cell office:value-type="string" calcext:value-type="string">
            <text:p><text:tab/><text:tab/>г. Химки, ул. Дружбы, д. 16<text:tab/><text:tab/>(495) 571-51-00, <text:s/>(926) 600-31-05<text:tab/><text:tab/>sch10himki.edumsko.ru</text:p>
          </table:table-cell>
        </table:table-row>
        <table:table-row table:style-name="ro1">
          <table:table-cell office:value-type="string" calcext:value-type="string">
            <text:p>Школа равных возможностей </text:p>
          </table:table-cell>
          <table:table-cell office:value-type="string" calcext:value-type="string">
            <text:p>МБОУ Адаптированные программы для детей с ЗПР, умственной отсталостью. </text:p>
          </table:table-cell>
          <table:table-cell office:value-type="string" calcext:value-type="string">
            <text:p><text:tab/><text:tab/>г. Химки, ул. Куркинское шоссе, д. 3<text:tab/><text:tab/>(495) 571-13-89, (905) 511-80-53<text:tab/><text:tab/>sch47himki.edumsko.ru</text:p>
          </table:table-cell>
        </table:table-row>
        <table:table-row table:style-name="ro1">
          <table:table-cell office:value-type="string" calcext:value-type="string">
            <text:p>Богород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№ 3 (с 3 до 18 лет) </text:p>
          </table:table-cell>
          <table:table-cell office:value-type="string" calcext:value-type="string">
            <text:p><text:tab/><text:tab/>г.о. Электросталь, просп. Ленина, д. 45а<text:tab/><text:tab/>(496) 572-59-86.<text:tab/><text:tab/>г.о. Черноголовка, бульв. Архитектора Толмачева, д. 14<text:tab/><text:tab/>(496) 524-39-04<text:tab/><text:tab/>кцсорбогородский.рф/index/spravka_ob_uchrezhdenii/0-49</text:p>
          </table:table-cell>
        </table:table-row>
        <table:table-row table:style-name="ro1">
          <table:table-cell office:value-type="string" calcext:value-type="string">
            <text:p>Милосердие – Радость <text:s/>Некоммерческое партнерство </text:p>
          </table:table-cell>
          <table:table-cell office:value-type="string" calcext:value-type="string">
            <text:p>Социальная помощь и психологическая поддержка детей - инвалидов и их <text:s/>семей. Учредители и руководители – прихожане Свято - Никольского храма. </text:p>
          </table:table-cell>
          <table:table-cell office:value-type="string" calcext:value-type="string">
            <text:p><text:tab/><text:tab/>г.о. Черноголовка, с. Макарово, ул. Лесная, д. 6а<text:tab/><text:tab/>(903) 669-05-10, (906) 782-35-13, (915) 191-13-77<text:tab/><text:tab/>hram-chg.ru/social</text:p>
          </table:table-cell>
        </table:table-row>
        <table:table-row table:style-name="ro1">
          <table:table-cell office:value-type="string" calcext:value-type="string">
            <text:p>Росинка <text:s/>Центр развития ребенка детский сад № 2 </text:p>
          </table:table-cell>
          <table:table-cell office:value-type="string" calcext:value-type="string">
            <text:p>МДОУ Группы для детей с ТНР, НОДА, РАС, УО. </text:p>
          </table:table-cell>
          <table:table-cell office:value-type="string" calcext:value-type="string">
            <text:p><text:tab/><text:tab/>г. Черноголовка, ул. Центральная, д. 2А<text:tab/><text:tab/>(496) 522-39-05, (496) 522-40-31<text:tab/><text:tab/>rosinkachg.edumsko.ru</text:p>
          </table:table-cell>
        </table:table-row>
        <table:table-row table:style-name="ro1">
          <table:table-cell office:value-type="string" calcext:value-type="string">
            <text:p>Сказка <text:s/>Детский сад комбинированного вида № 98 </text:p>
          </table:table-cell>
          <table:table-cell office:value-type="string" calcext:value-type="string">
            <text:p>МДОУ Компенсирующие группы для детей с ТНР </text:p>
          </table:table-cell>
          <table:table-cell office:value-type="string" calcext:value-type="string">
            <text:p><text:tab/><text:tab/>г. Черноголовка, ул. Центральная, д. 26<text:tab/><text:tab/>(496) 522-70-23<text:tab/><text:tab/>skazkachg.edumsko.ru</text:p>
          </table:table-cell>
        </table:table-row>
        <table:table-row table:style-name="ro1">
          <table:table-cell office:value-type="string" calcext:value-type="string">
            <text:p>Чехов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несовершеннолетних с ограниченными физи ческими и умственными возможностями </text:p>
          </table:table-cell>
          <table:table-cell office:value-type="string" calcext:value-type="string">
            <text:p><text:tab/><text:tab/>Чеховский р-н, с. Молоди, ул. Совхозная, д 6А,<text:tab/><text:tab/>(496) 724-92-33, (910) 015-60-02<text:tab/><text:tab/>cfamily.ru</text:p>
          </table:table-cell>
        </table:table-row>
        <table:table-row table:style-name="ro1">
          <table:table-cell office:value-type="string" calcext:value-type="string">
            <text:p>Центр психолого- педагогической, медицинской <text:s/>и социальной помощи </text:p>
          </table:table-cell>
          <table:table-cell office:value-type="string" calcext:value-type="string">
            <text:p>МБУ </text:p>
          </table:table-cell>
          <table:table-cell office:value-type="string" calcext:value-type="string">
            <text:p><text:tab/><text:tab/>г. Чехов, ул. Г агарина, д. 18<text:tab/><text:tab/>(496) 723-93-86<text:tab/><text:tab/>cpmss.edumsko.ru</text:p>
          </table:table-cell>
        </table:table-row>
        <table:table-row table:style-name="ro1">
          <table:table-cell office:value-type="string" calcext:value-type="string">
            <text:p>Чайка </text:p>
          </table:table-cell>
          <table:table-cell office:value-type="string" calcext:value-type="string">
            <text:p>МКУ Физкультурно- спортивный клуб инвалидов Плавание, адаптивная физическая культура, общая физическая подготовка. </text:p>
          </table:table-cell>
          <table:table-cell office:value-type="string" calcext:value-type="string">
            <text:p><text:tab/><text:tab/>г. Чехов, ул. Полиграфистов, д. 30, Дворец спорта «Олимпийский»<text:tab/><text:tab/>(917) 573-94-90<text:tab/><text:tab/>fski-chaika.ru</text:p>
          </table:table-cell>
        </table:table-row>
        <table:table-row table:style-name="ro1">
          <table:table-cell office:value-type="string" calcext:value-type="string">
            <text:p>Берегиня Иппоклуб </text:p>
          </table:table-cell>
          <table:table-cell office:value-type="string" calcext:value-type="string">
            <text:p>Дети с ДЦП, РДА, ЗПР, СДВГ. </text:p>
          </table:table-cell>
          <table:table-cell office:value-type="string" calcext:value-type="string">
            <text:p><text:tab/><text:tab/>Чеховский район, деревня Прохорово<text:tab/><text:tab/>(965) 148-29-24<text:tab/><text:tab/>ippoclub.ru</text:p>
          </table:table-cell>
        </table:table-row>
        <table:table-row table:style-name="ro1">
          <table:table-cell office:value-type="string" calcext:value-type="string">
            <text:p>Детский сад компенсирующего вида № 2 </text:p>
          </table:table-cell>
          <table:table-cell office:value-type="string" calcext:value-type="string">
            <text:p>МБДОУ Для детей с ТНР, ЗПР. </text:p>
          </table:table-cell>
          <table:table-cell office:value-type="string" calcext:value-type="string">
            <text:p><text:tab/><text:tab/>г. Чехов, ул. Солнышевская, здание 4<text:tab/><text:tab/>(496) 726-83-68<text:tab/><text:tab/>dou2.obrpro.ru</text:p>
          </table:table-cell>
        </table:table-row>
        <table:table-row table:style-name="ro1">
          <table:table-cell office:value-type="string" calcext:value-type="string">
            <text:p>Специальная (коррекционная) школа- интернат VIII вида </text:p>
          </table:table-cell>
          <table:table-cell office:value-type="string" calcext:value-type="string">
            <text:p>МКОУ СКШИ для обучающихся, воспитанников с ограниченными возмож ностями здоровья </text:p>
          </table:table-cell>
          <table:table-cell office:value-type="string" calcext:value-type="string">
            <text:p><text:tab/><text:tab/>г. Чехов, ул. Г агарина, д. 27а<text:tab/><text:tab/>(496) 723-99-10<text:tab/><text:tab/>internat.edumsko.ru</text:p>
          </table:table-cell>
        </table:table-row>
        <table:table-row table:style-name="ro1">
          <table:table-cell office:value-type="string" calcext:value-type="string">
            <text:p>Гармония <text:s/>Центр психолого- медико-социального сопровождения </text:p>
          </table:table-cell>
          <table:table-cell office:value-type="string" calcext:value-type="string">
            <text:p>МБУ для детей, нуждающихся в психолого- <text:s/>педагогической и медико- - социальной помощи </text:p>
          </table:table-cell>
          <table:table-cell office:value-type="string" calcext:value-type="string">
            <text:p><text:tab/><text:tab/>г. Шатура, ул. Красноармейская, д. 10<text:tab/><text:tab/>(496) 452-35-48, (925) 048-60-30<text:tab/><text:tab/>shat-garmoniya.edumsko.ru</text:p>
          </table:table-cell>
        </table:table-row>
        <table:table-row table:style-name="ro1">
          <table:table-cell office:value-type="string" calcext:value-type="string">
            <text:p>Шатурский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детям Шатурское подразделение Рошальское подразделение </text:p>
          </table:table-cell>
          <table:table-cell office:value-type="string" calcext:value-type="string">
            <text:p><text:tab/><text:tab/>г. Шатура, ул. Интернациональная, д. 17А<text:tab/><text:tab/>(496) 452-46-42<text:tab/><text:tab/>(496) 452-42-85, (496) 459-00-61<text:tab/><text:tab/>г. Шатура, ул. Интернациональная д. 17а (стационар)<text:tab/><text:tab/>г. Шатура, просп. Ильича, д. 17/11 (полустационар)<text:tab/><text:tab/>г. Рошаль, ул. 3 Интернационала, д. 24 (стационар, полустационар)<text:tab/><text:tab/>srcn-shatura.mo.socinfo.ru</text:p>
          </table:table-cell>
        </table:table-row>
        <table:table-row table:style-name="ro1">
          <table:table-cell office:value-type="string" calcext:value-type="string">
            <text:p>Шатурский Комплексный центр социального обслуживания <text:s/>и реабилитации <text:s/>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несовершеннолетних с ограниченными умствен ными и физическими возможностями № 1 Отделение реабилитации несовершеннолетних с ограниченными умствен ными и физическими возможностями № 2 </text:p>
          </table:table-cell>
          <table:table-cell office:value-type="string" calcext:value-type="string">
            <text:p><text:tab/><text:tab/>г. Шатура, ул. Нариманова, д. 7/7<text:tab/><text:tab/>(496) 452-34-69, (496) 453-16-11, (496) 452-47-97<text:tab/><text:tab/>г. Шатура, ул. Энергетиков, д. 16а<text:tab/><text:tab/>(496) 453-15-15<text:tab/><text:tab/>г. Рошаль, ул. Октябрьской Революции, д. 36<text:tab/><text:tab/>(496) 455-85-51<text:tab/><text:tab/>shatura-cso.mo.socinfo.ru</text:p>
          </table:table-cell>
        </table:table-row>
        <table:table-row table:style-name="ro1">
          <table:table-cell office:value-type="string" calcext:value-type="string">
            <text:p>Лицей г. Рошаль </text:p>
          </table:table-cell>
          <table:table-cell office:value-type="string" calcext:value-type="string">
            <text:p>МБОУ <text:s/>Дошкольное отделение. Группы для детей с ТНР. </text:p>
          </table:table-cell>
          <table:table-cell office:value-type="string" calcext:value-type="string">
            <text:p><text:tab/><text:tab/>г.о. Шатура, г. Рошаль, ул. Карла Маркса, д. 1/4А<text:tab/><text:tab/>(496) 455-96-65<text:tab/><text:tab/>г.о. Шатура, г. Рошаль, ул. Советская, д. 35<text:tab/><text:tab/>(496) 455-96-77<text:tab/><text:tab/>roshslizey.edumsko.ru</text:p>
          </table:table-cell>
        </table:table-row>
        <table:table-row table:style-name="ro1">
          <table:table-cell office:value-type="string" calcext:value-type="string">
            <text:p>Школа-интернат для детей с ограниченными возможностями <text:s/>здоровья </text:p>
          </table:table-cell>
          <table:table-cell office:value-type="string" calcext:value-type="string">
            <text:p>МБОУ для обучающихся с ограниченными возможностями здоровья </text:p>
          </table:table-cell>
          <table:table-cell office:value-type="string" calcext:value-type="string">
            <text:p><text:tab/><text:tab/>г. Шатура, ул. Энергетиков, д. 26<text:tab/><text:tab/>(496) 453-21-52<text:tab/><text:tab/>shat-schinternat.edumsko.ru</text:p>
          </table:table-cell>
        </table:table-row>
        <table:table-row table:style-name="ro1">
          <table:table-cell office:value-type="string" calcext:value-type="string">
            <text:p>Школа для обучающихся с ограниченными возможностями <text:s/>здоровья г. Рошаль </text:p>
          </table:table-cell>
          <table:table-cell office:value-type="string" calcext:value-type="string">
            <text:p>М Б ОУ </text:p>
          </table:table-cell>
          <table:table-cell office:value-type="string" calcext:value-type="string">
            <text:p><text:tab/><text:tab/>г.о. Рошаль, ул. Мира, д. 25<text:tab/><text:tab/>(496) 455-18-58<text:tab/><text:tab/>roshkorr.edumsko.ru</text:p>
          </table:table-cell>
        </table:table-row>
        <table:table-row table:style-name="ro1">
          <table:table-cell office:value-type="string" calcext:value-type="string">
            <text:p>Волоколамский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детям (стационар) Отделение психолого- педагогической помощи (полустационар) <text:s/></text:p>
          </table:table-cell>
          <table:table-cell office:value-type="string" calcext:value-type="string">
            <text:p><text:tab/><text:tab/>г.о. Шаховская, с. Ивашково, ул. Новая, д. 13<text:tab/><text:tab/>(496) 376-31-25<text:tab/><text:tab/>г.о. Шаховская, рп. Шаховская, ул. Мелиораторов, д. 2<text:tab/><text:tab/>(496) 373-32-02<text:tab/><text:tab/>sc-volok.ru</text:p>
          </table:table-cell>
        </table:table-row>
        <table:table-row table:style-name="ro1">
          <table:table-cell office:value-type="string" calcext:value-type="string">
            <text:p>Малыш <text:s/>Детский сад комбинированного вида № 2 </text:p>
          </table:table-cell>
          <table:table-cell office:value-type="string" calcext:value-type="string">
            <text:p>МБДОУ Логопедические группы компенсирующей направленности </text:p>
          </table:table-cell>
          <table:table-cell office:value-type="string" calcext:value-type="string">
            <text:p><text:tab/><text:tab/>г.о. Шаховская, р.п. Шаховская, 1-й Советский переулок, д. 10<text:tab/><text:tab/>(496) 373-38-28<text:tab/><text:tab/>mal2.edumsko.ru</text:p>
          </table:table-cell>
        </table:table-row>
        <table:table-row table:style-name="ro1">
          <table:table-cell office:value-type="string" calcext:value-type="string">
            <text:p>Теремок <text:s/>Детский сад комбинированного вида № 3 </text:p>
          </table:table-cell>
          <table:table-cell office:value-type="string" calcext:value-type="string">
            <text:p>МБДОУ Для детей с тяжелыми нарушениями речи </text:p>
          </table:table-cell>
          <table:table-cell office:value-type="string" calcext:value-type="string">
            <text:p><text:tab/><text:tab/>г.о. Шаховская, р.п. Шаховская, 1-й Советский переулок, д. 8<text:tab/><text:tab/>(496) 373-38-75<text:tab/><text:tab/>shahds-3.edumsko.ru</text:p>
          </table:table-cell>
        </table:table-row>
        <table:table-row table:style-name="ro1">
          <table:table-cell office:value-type="string" calcext:value-type="string">
            <text:p>Школа-интернат для детей с ограниченными возможностями <text:s/>здоровья </text:p>
          </table:table-cell>
          <table:table-cell office:value-type="string" calcext:value-type="string">
            <text:p>МКОУ </text:p>
          </table:table-cell>
          <table:table-cell office:value-type="string" calcext:value-type="string">
            <text:p><text:tab/><text:tab/>г.о. Шаховская, р.п. Шаховская, ул. Южная, д. 32<text:tab/><text:tab/>(496) 373-38-50<text:tab/><text:tab/>shahspecsch.edumsko.ru</text:p>
          </table:table-cell>
        </table:table-row>
        <table:table-row table:style-name="ro1">
          <table:table-cell office:value-type="string" calcext:value-type="string">
            <text:p>Доверие <text:s/>Семейный центр помощи семье и детям <text:s/></text:p>
          </table:table-cell>
          <table:table-cell/>
          <table:table-cell office:value-type="string" calcext:value-type="string">
            <text:p><text:tab/><text:tab/>г.о. Щелково, д. Алмазово<text:tab/><text:tab/>(496) 561-45-58<text:tab/><text:tab/>гкоу-мо-доверие.рф</text:p>
          </table:table-cell>
        </table:table-row>
        <table:table-row table:style-name="ro1">
          <table:table-cell office:value-type="string" calcext:value-type="string">
            <text:p>Королев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несовершеннолетних с ограниченными умствен ными и физическими возможностями № 3 Социальное обслуживание в отделениях дневного пребывания для реаби литации инвалидов лиц до 18 лет (полустационар) </text:p>
          </table:table-cell>
          <table:table-cell office:value-type="string" calcext:value-type="string">
            <text:p><text:tab/><text:tab/>г.о. Королёв, г. Королев, пр-д. Матросова, д. 5<text:tab/><text:tab/>(495) 519-35-92, <text:s/>(926) 885-05-62 (горячая линия, с 08:00 до <text:tab/><text:tab/>20:00)<text:tab/><text:tab/>г.о. Щелково, дер. Медвежьи Озера, Новый городок, вл. 27, в/ч <text:tab/><text:tab/>45757, учебный корпус № 77<text:tab/><text:tab/>(496) 258-51-04<text:tab/><text:tab/>korolevkcson.mo.socinfo.ru</text:p>
          </table:table-cell>
        </table:table-row>
        <table:table-row table:style-name="ro1">
          <table:table-cell office:value-type="string" calcext:value-type="string">
            <text:p>Перемена <text:s/>Психологический центр </text:p>
          </table:table-cell>
          <table:table-cell office:value-type="string" calcext:value-type="string">
            <text:p>Современные прорывные методы развития речи и <text:s/>интеллекта детей. <text:s/>Логопедия (ЗРР, ОНР, включая сложные случаи), логопед- <text:s/>дефектолог, ло горитмика. Нейропсихология (безмедикаментозный метод сенсомоторной <text:s/>коррекции и развития ребенка). Профориентация подростков, развитие <text:s/>навыков для успешной учебы. Есть центр в г. Королев. </text:p>
          </table:table-cell>
          <table:table-cell office:value-type="string" calcext:value-type="string">
            <text:p><text:tab/><text:tab/>г. Щелково, пл. Ленина, д. 10 (ТЦ “Карат”)<text:tab/><text:tab/>(903) 208-40-00<text:tab/><text:tab/>nphelp.ru</text:p>
          </table:table-cell>
        </table:table-row>
        <table:table-row table:style-name="ro1">
          <table:table-cell office:value-type="string" calcext:value-type="string">
            <text:p>Спартанец <text:s/>Центр адаптивной физической культуры, спорта и туризма <text:s/></text:p>
          </table:table-cell>
          <table:table-cell office:value-type="string" calcext:value-type="string">
            <text:p>МБУ ГОЩ Работа с детьми с отклонениями в интеллектуальном развитии. Работа с людьми с проблемами здоровья и инвалидами: поражения <text:s/>опорно- <text:s/>двигательного аппарата (колясочники, ДЦП, ампутатнты), общие <text:s/>заболевания, нарушения зрения, нарушения слуха и глухие. Терапевтический спорт по программе «Лыжи мечты. Ролики» Развиваемые виды спорта: голбол, роллер- спорт, дартс, <text:s/>волейбол, легкая атлетика, плавание, баскет бол, мини-футбол, стрельба из лука, настольный теннис, бадминтон, боч ча, футбол лиц с ДЦП </text:p>
          </table:table-cell>
          <table:table-cell office:value-type="string" calcext:value-type="string">
            <text:p><text:tab/><text:tab/>г.о. Щелково, ул. Краснознаменская, д. 24 (подтрибунное <text:tab/><text:tab/>помещение МАУ ГОЩ УСК «Подмосковье»)<text:tab/><text:tab/>(496) 569-21-35, (496) 562-32-30<text:tab/><text:tab/>spartanec.info</text:p>
          </table:table-cell>
        </table:table-row>
        <table:table-row table:style-name="ro1">
          <table:table-cell office:value-type="string" calcext:value-type="string">
            <text:p>Росинка <text:s/>Детский сад компенсирующего вида № 18 </text:p>
          </table:table-cell>
          <table:table-cell office:value-type="string" calcext:value-type="string">
            <text:p>МАДОУ Дети с ЗПР, ТНР </text:p>
          </table:table-cell>
          <table:table-cell office:value-type="string" calcext:value-type="string">
            <text:p><text:tab/><text:tab/>г. Щелково, ул. Советская, д. 56<text:tab/><text:tab/>(496) 566-55-89<text:tab/><text:tab/>ds18-schel.edumsko.ru</text:p>
          </table:table-cell>
        </table:table-row>
        <table:table-row table:style-name="ro1">
          <table:table-cell office:value-type="string" calcext:value-type="string">
            <text:p>Солнышко <text:s/>Детский сад компенсирующего вида № 16 </text:p>
          </table:table-cell>
          <table:table-cell office:value-type="string" calcext:value-type="string">
            <text:p>МАДОУ Дети с нарушениями речи </text:p>
          </table:table-cell>
          <table:table-cell office:value-type="string" calcext:value-type="string">
            <text:p><text:tab/><text:tab/>г. Щелково, ул. Циолковского, стр. 4А<text:tab/><text:tab/>(496) 250-16-25<text:tab/><text:tab/>ds16-schel.edumsko.ru</text:p>
          </table:table-cell>
        </table:table-row>
        <table:table-row table:style-name="ro1">
          <table:table-cell office:value-type="string" calcext:value-type="string">
            <text:p>Чкаловская общеобразовательная школа- интернат для <text:s/>детей с ограниченными возможностями здоровья </text:p>
          </table:table-cell>
          <table:table-cell office:value-type="string" calcext:value-type="string">
            <text:p>ГКОУ </text:p>
          </table:table-cell>
          <table:table-cell office:value-type="string" calcext:value-type="string">
            <text:p><text:tab/><text:tab/>г. Щелково, ул. Рудакова, д. 1А<text:tab/><text:tab/>(496) 566-57-06, (926) 842-41-39, (496) 561-47-33<text:tab/><text:tab/>schkola- internat.edusite.ru</text:p>
          </table:table-cell>
        </table:table-row>
        <table:table-row table:style-name="ro1">
          <table:table-cell office:value-type="string" calcext:value-type="string">
            <text:p>Школа № 5 для обучающихся с ограниченными <text:s/>возможностями 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tab/><text:tab/>г. Щелково, ул. Заводская, стр. 1Б<text:tab/><text:tab/>(496) 566-74-67<text:tab/><text:tab/>sch5-schel.edumsko.ru</text:p>
          </table:table-cell>
        </table:table-row>
        <table:table-row table:style-name="ro1">
          <table:table-cell office:value-type="string" calcext:value-type="string">
            <text:p>Павлово- Посадс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етей- инвалидов и детей с ОВЗ № 2 <text:s/>(от 2 до <text:s/>18 лет): </text:p>
          </table:table-cell>
          <table:table-cell office:value-type="string" calcext:value-type="string">
            <text:p><text:tab/><text:tab/> г.о. Павловский Посад, ул. Орджоникидзе, д. 12<text:tab/><text:tab/>(496) 439-03-38, (496) 439-22-74, (496) 439-13-76<text:tab/><text:tab/>г.о. Электрогорск, ул.Ленина, д. 52<text:tab/><text:tab/>(496) 433-05-26<text:tab/><text:tab/>kcsonpp.ru</text:p>
          </table:table-cell>
        </table:table-row>
        <table:table-row table:style-name="ro1">
          <table:table-cell office:value-type="string" calcext:value-type="string">
            <text:p>Средняя общеобразовательная школа № 14 </text:p>
          </table:table-cell>
          <table:table-cell office:value-type="string" calcext:value-type="string">
            <text:p>МОУ Здание 2 (бывший детский сад комбинированного вида № 35 «Елочка») Дети с тяжелыми нарушениями речи </text:p>
          </table:table-cell>
          <table:table-cell office:value-type="string" calcext:value-type="string">
            <text:p><text:tab/><text:tab/>г. Электрогорск, ул. Ухтомского, д. 3<text:tab/><text:tab/>(496) 433-29-55<text:tab/><text:tab/>mdou35elg.edumsko.ru</text:p>
          </table:table-cell>
        </table:table-row>
        <table:table-row table:style-name="ro1">
          <table:table-cell office:value-type="string" calcext:value-type="string">
            <text:p>Средняя общеобразовательная школа № 16 </text:p>
          </table:table-cell>
          <table:table-cell office:value-type="string" calcext:value-type="string">
            <text:p>Дошкольные отделения. Группы для детей с ТНР. Дошкольный корпус «Светлячок» Дошкольный корпус «Ромашка» </text:p>
          </table:table-cell>
          <table:table-cell office:value-type="string" calcext:value-type="string">
            <text:p><text:tab/><text:tab/>г. Электрогорск, ул. Советская, д. 40А<text:tab/><text:tab/>(496) 433-07-98<text:tab/><text:tab/>г. Электрогорск, ул. Советская, д. 26А<text:tab/><text:tab/>(496) 433-36-56<text:tab/><text:tab/>sch16.edumsko.ru</text:p>
          </table:table-cell>
        </table:table-row>
        <table:table-row table:style-name="ro1">
          <table:table-cell office:value-type="string" calcext:value-type="string">
            <text:p>Школа для обучающихся с ограниченными возможностями <text:s/>здоровья </text:p>
          </table:table-cell>
          <table:table-cell office:value-type="string" calcext:value-type="string">
            <text:p>МКОУ Дети с ЗПР, умственной отсталостью (интеллектуальными нарушениями) </text:p>
          </table:table-cell>
          <table:table-cell office:value-type="string" calcext:value-type="string">
            <text:p><text:tab/><text:tab/>г. Электрогорск, ул. Советская, д. 30а<text:tab/><text:tab/>(905) 793-97-66, (496) 432-90-05<text:tab/><text:tab/>skosh2.edumsko.ru</text:p>
          </table:table-cell>
        </table:table-row>
        <table:table-row table:style-name="ro1">
          <table:table-cell office:value-type="string" calcext:value-type="string">
            <text:p>Богород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№ 2 (с 3 до 18 лет) Отделение реабилитации для детей- инвалидов и детей с ограниченными <text:s/>возможностями здоровья № 4 (с 3 до 8 лет) </text:p>
          </table:table-cell>
          <table:table-cell office:value-type="string" calcext:value-type="string">
            <text:p><text:tab/><text:tab/> г.о. Электросталь, просп. Ленина, д. 45а<text:tab/><text:tab/>(496) 572-59-86.<text:tab/><text:tab/>г.о. Электросталь, просп. Южный, д. 5, корп.4<text:tab/><text:tab/>(496) 573-60-57<text:tab/><text:tab/>г.о. Электросталь, просп. Южный, д. 5, корп.4<text:tab/><text:tab/>(496) 573-28-33<text:tab/><text:tab/>кцсорбогородский.рф/index/spravka_ob_uchrezhdenii/0-49</text:p>
          </table:table-cell>
        </table:table-row>
        <table:table-row table:style-name="ro1">
          <table:table-cell office:value-type="string" calcext:value-type="string">
            <text:p>Надежда <text:s/>Центр психолого- медико-социального сопровождения </text:p>
          </table:table-cell>
          <table:table-cell office:value-type="string" calcext:value-type="string">
            <text:p>МБОУ для детей, нуждающихся в психолого- <text:s/>педагогической и медико - <text:s/>социальной помощи </text:p>
          </table:table-cell>
          <table:table-cell office:value-type="string" calcext:value-type="string">
            <text:p><text:tab/><text:tab/>г. Электросталь, ул. Красная, д. 80А<text:tab/><text:tab/>(496) 572-64-27<text:tab/><text:tab/>estalnadejda.edumsko.ru</text:p>
          </table:table-cell>
        </table:table-row>
        <table:table-row table:style-name="ro1">
          <table:table-cell office:value-type="string" calcext:value-type="string">
            <text:p>Огонек Реабилитационный центр </text:p>
          </table:table-cell>
          <table:table-cell office:value-type="string" calcext:value-type="string">
            <text:p>Для детей от 2 лет. <text:s text:c="2"/>ДЦП, спинальный дизрафизм, последствия инсультов, <text:s/>черепно- мозговых травм и воспалительных заболеваний головного мозга, <text:s/>нарушения осанки, кифозы, сколиозы, кифосколиозы, остеохондроз по звоночника, деформирующий артроз, последствия травм позвоночника, <text:s/>конечностей, суставов, плоскостопие, различные виды деформации стоп. <text:s/>Есть бесплатная программа для детей с направлениями соцзащиты Москвы <text:s/>и Московской области и по ОМС. </text:p>
          </table:table-cell>
          <table:table-cell office:value-type="string" calcext:value-type="string">
            <text:p><text:tab/><text:tab/>г. Электросталь, ул. Тевосяна, д. 27<text:tab/><text:tab/>(496) 572-38-14<text:tab/><text:tab/>rc<text:tab/><text:tab/>-ogonek.ru/services/reabilitatsiya-dtsp<text:tab/><text:tab/>rc-ogonek.ru/services</text:p>
          </table:table-cell>
        </table:table-row>
        <table:table-row table:style-name="ro1">
          <table:table-cell office:value-type="string" calcext:value-type="string">
            <text:p>Средняя общеобразовательная школа № 16 </text:p>
          </table:table-cell>
          <table:table-cell office:value-type="string" calcext:value-type="string">
            <text:p>Дошкольное отделение для детей с ТНР. </text:p>
          </table:table-cell>
          <table:table-cell office:value-type="string" calcext:value-type="string">
            <text:p><text:tab/><text:tab/>г. Электрогорск, ул. Загонова, д. 18<text:tab/><text:tab/>(496) 575-93-65<text:tab/><text:tab/>estalsch16.edumsko.ru</text:p>
          </table:table-cell>
        </table:table-row>
        <table:table-row table:style-name="ro1">
          <table:table-cell office:value-type="string" calcext:value-type="string">
            <text:p>Школа-интернат для детей с ограниченными возможностями <text:s/>здоровья № 1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tab/><text:tab/>г. Электросталь, ул. Мичурина, 19 <text:tab/><text:tab/>(корпус 1)<text:tab/><text:tab/>(496) 575-80-65, (496) 571-90-58</text:p>
          </table:table-cell>
        </table:table-row>
        <table:table-row table:style-name="ro1">
          <table:table-cell office:value-type="string" calcext:value-type="string">
            <text:p>Начальная школа – детский сад для детей с ограниченными <text:s/>возможностями здоровья </text:p>
          </table:table-cell>
          <table:table-cell/>
          <table:table-cell office:value-type="string" calcext:value-type="string">
            <text:p><text:tab/><text:tab/>г. Электросталь, ул. Победы, д. 4, корп. 4 (<text:tab/><text:tab/> корпус 3<text:tab/><text:tab/> )<text:tab/><text:tab/>(496) 573-27-21<text:tab/><text:tab/>estalmckou12.edumsko.ru</text:p>
          </table:table-cell>
        </table:table-row>
        <table:table-row table:style-name="ro1">
          <table:table-cell office:value-type="string" calcext:value-type="string">
            <text:p>Дмитровский <text:s/>Семейный центр </text:p>
          </table:table-cell>
          <table:table-cell office:value-type="string" calcext:value-type="string">
            <text:p>ГБУ СО, Министерство социального развития Московской области Отделение медико- социальной реабилитации № 2, отделение психолого- <text:s/>педагогической помощи, отделение социально- трудовой реабилитации. </text:p>
          </table:table-cell>
          <table:table-cell office:value-type="string" calcext:value-type="string">
            <text:p><text:tab/><text:tab/>г. Яхрома, ул. Заречная, д. 3<text:tab/><text:tab/>(496) 225-10-80, (496) 225-11-61, (496) 225-02-27<text:tab/><text:tab/>scdmitrov.ru</text:p>
          </table:table-cell>
        </table:table-row>
        <table:table-row table:style-name="ro1">
          <table:table-cell office:value-type="string" calcext:value-type="string">
            <text:p>Каравелла </text:p>
          </table:table-cell>
          <table:table-cell office:value-type="string" calcext:value-type="string">
            <text:p>Детский сад комбинированного вида № 23 <text:s/>МАДОУ <text:s/>Группы для детей с ТНР. </text:p>
          </table:table-cell>
          <table:table-cell office:value-type="string" calcext:value-type="string">
            <text:p><text:tab/><text:tab/>г.Яхрома, ул. Левобережье, д. 20<text:tab/><text:tab/>(496) 221-96-72<text:tab/><text:tab/>dmdou23.edumsko.r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6T20:46:46.562102361</dc:date>
    <meta:editing-duration>PT1M12S</meta:editing-duration>
    <meta:editing-cycles>1</meta:editing-cycles>
    <meta:document-statistic meta:table-count="1" meta:cell-count="1231" meta:object-count="0"/>
    <meta:generator>LibreOffice/7.4.5.1$Linux_X86_64 LibreOffice_project/40$Build-1</meta:generator>
  </office:meta>
</office:document-meta>
</file>